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063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3571in"/>
    </style:style>
    <style:style style:name="co6" style:family="table-column">
      <style:table-column-properties fo:break-before="auto" style:column-width="1.1693in"/>
    </style:style>
    <style:style style:name="co7" style:family="table-column">
      <style:table-column-properties fo:break-before="auto" style:column-width="1.1146in"/>
    </style:style>
    <style:style style:name="co8" style:family="table-column">
      <style:table-column-properties fo:break-before="auto" style:column-width="1.0929in"/>
    </style:style>
    <style:style style:name="co9" style:family="table-column">
      <style:table-column-properties fo:break-before="auto" style:column-width="1.5661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ression Speed" table:style-name="ta1">
        <table:shapes>
          <draw:frame draw:z-index="0" draw:style-name="gr1" draw:text-style-name="P1" svg:width="6.2988in" svg:height="3.5429in" svg:x="0in" svg:y="0.5437in">
            <draw:object draw:notify-on-update-of-ranges="'Compression Speed'.A115:'Compression Speed'.A130 'Compression Speed'.B114:'Compression Speed'.B114 'Compression Speed'.B115:'Compression Speed'.B130 'Compression Speed'.C114:'Compression Speed'.C114 'Compression Speed'.C115:'Compression Speed'.C130 'Compression Speed'.D114:'Compression Speed'.D114 'Compression Speed'.D115:'Compression Speed'.D130 'Compression Speed'.E114:'Compression Speed'.E114 'Compression Speed'.E115:'Compression Speed'.E130 'Compression Speed'.F114:'Compression Speed'.F114 'Compression Speed'.F115:'Compression Speed'.F130 'Compression Speed'.G114:'Compression Speed'.G114 'Compression Speed'.G115:'Compression Speed'.G130 'Compression Speed'.H114:'Compression Speed'.H114 'Compression Speed'.H115:'Compression Speed'.H1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6.2933in" svg:y="0.5303in">
            <draw:object draw:notify-on-update-of-ranges="'Compression Speed'.J115:'Compression Speed'.J130 'Compression Speed'.K114:'Compression Speed'.K114 'Compression Speed'.K115:'Compression Speed'.K130 'Compression Speed'.L114:'Compression Speed'.L114 'Compression Speed'.L115:'Compression Speed'.L130 'Compression Speed'.M114:'Compression Speed'.M114 'Compression Speed'.M115:'Compression Speed'.M130 'Compression Speed'.N114:'Compression Speed'.N114 'Compression Speed'.N115:'Compression Speed'.N130 'Compression Speed'.O114:'Compression Speed'.O114 'Compression Speed'.O115:'Compression Speed'.O130 'Compression Speed'.P114:'Compression Speed'.P114 'Compression Speed'.P115:'Compression Speed'.P130 'Compression Speed'.Q114:'Compression Speed'.Q114 'Compression Speed'.Q115:'Compression Speed'.Q1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0in" svg:y="7.8205in">
            <draw:object draw:notify-on-update-of-ranges="'Compression Speed'.A94:'Compression Speed'.A110 'Compression Speed'.B93:'Compression Speed'.B93 'Compression Speed'.B94:'Compression Speed'.B110 'Compression Speed'.C93:'Compression Speed'.C93 'Compression Speed'.C94:'Compression Speed'.C110 'Compression Speed'.D93:'Compression Speed'.D93 'Compression Speed'.D94:'Compression Speed'.D110 'Compression Speed'.E93:'Compression Speed'.E93 'Compression Speed'.E94:'Compression Speed'.E110 'Compression Speed'.F93:'Compression Speed'.F93 'Compression Speed'.F94:'Compression Speed'.F110 'Compression Speed'.G93:'Compression Speed'.G93 'Compression Speed'.G94:'Compression Speed'.G110 'Compression Speed'.H93:'Compression Speed'.H93 'Compression Speed'.H94:'Compression Speed'.H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6.302in" svg:height="3.5453in" svg:x="0in" svg:y="4.2343in">
            <draw:object draw:notify-on-update-of-ranges="'Compression Speed'.A135:'Compression Speed'.A150 'Compression Speed'.B134:'Compression Speed'.B134 'Compression Speed'.B135:'Compression Speed'.B150 'Compression Speed'.C134:'Compression Speed'.C134 'Compression Speed'.C135:'Compression Speed'.C150 'Compression Speed'.D134:'Compression Speed'.D134 'Compression Speed'.D135:'Compression Speed'.D150 'Compression Speed'.E134:'Compression Speed'.E134 'Compression Speed'.E135:'Compression Speed'.E150 'Compression Speed'.F134:'Compression Speed'.F134 'Compression Speed'.F135:'Compression Speed'.F150 'Compression Speed'.G134:'Compression Speed'.G134 'Compression Speed'.G135:'Compression Speed'.G150 'Compression Speed'.H134:'Compression Speed'.H134 'Compression Speed'.H135:'Compression Speed'.H1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302in" svg:height="3.5453in" svg:x="6.3339in" svg:y="4.1717in">
            <draw:object draw:notify-on-update-of-ranges="'Compression Speed'.J135:'Compression Speed'.J150 'Compression Speed'.K134:'Compression Speed'.K134 'Compression Speed'.K135:'Compression Speed'.K150 'Compression Speed'.L134:'Compression Speed'.L134 'Compression Speed'.L135:'Compression Speed'.L150 'Compression Speed'.M134:'Compression Speed'.M134 'Compression Speed'.M135:'Compression Speed'.M150 'Compression Speed'.N134:'Compression Speed'.N134 'Compression Speed'.N135:'Compression Speed'.N150 'Compression Speed'.O134:'Compression Speed'.O134 'Compression Speed'.O135:'Compression Speed'.O150 'Compression Speed'.P134:'Compression Speed'.P134 'Compression Speed'.P135:'Compression Speed'.P150 'Compression Speed'.Q134:'Compression Speed'.Q134 'Compression Speed'.Q135:'Compression Speed'.Q15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3087in" svg:height="3.5449in" svg:x="6.5315in" svg:y="7.8957in">
            <draw:object draw:notify-on-update-of-ranges="'Compression Speed'.J94:'Compression Speed'.J100 'Compression Speed'.M94:'Compression Speed'.M10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Compressing Debian Image with Default Settings</text:p>
          </table:table-cell>
          <table:table-cell table:number-columns-repeated="16"/>
        </table:table-row>
        <table:table-row table:style-name="ro2" table:number-rows-repeated="89">
          <table:table-cell table:number-columns-repeated="17"/>
        </table:table-row>
        <table:table-row table:style-name="ro2">
          <table:table-cell office:value-type="string" calcext:value-type="string">
            <text:p>Runtime</text:p>
          </table:table-cell>
          <table:table-cell table:number-columns-repeated="9"/>
          <table:table-cell office:value-type="string" calcext:value-type="string">
            <text:p>Image Siz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Max Throughput</text:p>
          </table:table-cell>
          <table:table-cell table:number-columns-repeated="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Jobs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o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Raw Tarball</text:p>
          </table:table-cell>
          <table:table-cell office:value-type="float" office:value="7008118272" calcext:value-type="float">
            <text:p>7008118272</text:p>
          </table:table-cell>
          <table:table-cell table:formula="of:=[.K93]/[.K94]" office:value-type="float" office:value="1.0711863825807" calcext:value-type="float">
            <text:p>1.0711863825807</text:p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08.39" calcext:value-type="float">
            <text:p>1108.39</text:p>
          </table:table-cell>
          <table:table-cell office:value-type="float" office:value="995.43" calcext:value-type="float">
            <text:p>995.43</text:p>
          </table:table-cell>
          <table:table-cell office:value-type="float" office:value="609.79" calcext:value-type="float">
            <text:p>609.79</text:p>
          </table:table-cell>
          <table:table-cell office:value-type="float" office:value="753.14" calcext:value-type="float">
            <text:p>753.14</text:p>
          </table:table-cell>
          <table:table-cell office:value-type="float" office:value="13.58" calcext:value-type="float">
            <text:p>13.58</text:p>
          </table:table-cell>
          <table:table-cell office:value-type="float" office:value="550.59" calcext:value-type="float">
            <text:p>550.59</text:p>
          </table:table-cell>
          <table:table-cell office:value-type="float" office:value="5.86" calcext:value-type="float">
            <text:p>5.86</text:p>
          </table:table-cell>
          <table:table-cell/>
          <table:table-cell office:value-type="string" calcext:value-type="string">
            <text:p>Uncompressed</text:p>
          </table:table-cell>
          <table:table-cell office:value-type="float" office:value="6542389248" calcext:value-type="float">
            <text:p>6542389248</text:p>
          </table:table-cell>
          <table:table-cell table:formula="of:=[.K94]/[.K94]" office:value-type="float" office:value="1" calcext:value-type="float">
            <text:p>1</text:p>
          </table:table-cell>
          <table:table-cell table:formula="of:=[.K93]/MIN([.H94:.H110])" office:value-type="float" office:value="1696880937.53027" calcext:value-type="float">
            <text:p>1696880937.53027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16.06" calcext:value-type="float">
            <text:p>1116.06</text:p>
          </table:table-cell>
          <table:table-cell office:value-type="float" office:value="990.33" calcext:value-type="float">
            <text:p>990.33</text:p>
          </table:table-cell>
          <table:table-cell office:value-type="float" office:value="598.85" calcext:value-type="float">
            <text:p>598.85</text:p>
          </table:table-cell>
          <table:table-cell office:value-type="float" office:value="753.53" calcext:value-type="float">
            <text:p>753.53</text:p>
          </table:table-cell>
          <table:table-cell office:value-type="float" office:value="11.25" calcext:value-type="float">
            <text:p>11.25</text:p>
          </table:table-cell>
          <table:table-cell office:value-type="float" office:value="550.37" calcext:value-type="float">
            <text:p>550.37</text:p>
          </table:table-cell>
          <table:table-cell office:value-type="float" office:value="4.23" calcext:value-type="float">
            <text:p>4.23</text:p>
          </table:table-cell>
          <table:table-cell/>
          <table:table-cell office:value-type="string" calcext:value-type="string">
            <text:p>XZ</text:p>
          </table:table-cell>
          <table:table-cell office:value-type="float" office:value="2098466816" calcext:value-type="float">
            <text:p>2098466816</text:p>
          </table:table-cell>
          <table:table-cell table:formula="of:=[.K95]/[.K94]" office:value-type="float" office:value="0.320749306782915" calcext:value-type="float">
            <text:p>0.320749306782915</text:p>
          </table:table-cell>
          <table:table-cell table:style-name="ce3" table:formula="of:=[.K93]/MIN([.B94:.B110])" office:value-type="float" office:value="58862071.8293298" calcext:value-type="float">
            <text:p>58862071.8293298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91.21" calcext:value-type="float">
            <text:p>591.21</text:p>
          </table:table-cell>
          <table:table-cell office:value-type="float" office:value="536.61" calcext:value-type="float">
            <text:p>536.61</text:p>
          </table:table-cell>
          <table:table-cell office:value-type="float" office:value="312.14" calcext:value-type="float">
            <text:p>312.14</text:p>
          </table:table-cell>
          <table:table-cell office:value-type="float" office:value="394.21" calcext:value-type="float">
            <text:p>394.21</text:p>
          </table:table-cell>
          <table:table-cell office:value-type="float" office:value="6.41" calcext:value-type="float">
            <text:p>6.41</text:p>
          </table:table-cell>
          <table:table-cell office:value-type="float" office:value="294.12" calcext:value-type="float">
            <text:p>294.12</text:p>
          </table:table-cell>
          <table:table-cell office:value-type="float" office:value="4.13" calcext:value-type="float">
            <text:p>4.13</text:p>
          </table:table-cell>
          <table:table-cell/>
          <table:table-cell office:value-type="string" calcext:value-type="string">
            <text:p>lzma</text:p>
          </table:table-cell>
          <table:table-cell office:value-type="float" office:value="2102169600" calcext:value-type="float">
            <text:p>2102169600</text:p>
          </table:table-cell>
          <table:table-cell table:formula="of:=[.K96]/[.K94]" office:value-type="float" office:value="0.321315274942198" calcext:value-type="float">
            <text:p>0.321315274942198</text:p>
          </table:table-cell>
          <table:table-cell table:formula="of:=[.K93]/MIN([.C94:.C110])" office:value-type="float" office:value="65404743.5557629" calcext:value-type="float">
            <text:p>65404743.5557629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15.9" calcext:value-type="float">
            <text:p>415.9</text:p>
          </table:table-cell>
          <table:table-cell office:value-type="float" office:value="370.48" calcext:value-type="float">
            <text:p>370.48</text:p>
          </table:table-cell>
          <table:table-cell office:value-type="float" office:value="215.92" calcext:value-type="float">
            <text:p>215.92</text:p>
          </table:table-cell>
          <table:table-cell office:value-type="float" office:value="273.14" calcext:value-type="float">
            <text:p>273.14</text:p>
          </table:table-cell>
          <table:table-cell office:value-type="float" office:value="4.84" calcext:value-type="float">
            <text:p>4.84</text:p>
          </table:table-cell>
          <table:table-cell office:value-type="float" office:value="205.14" calcext:value-type="float">
            <text:p>205.14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string" calcext:value-type="string">
            <text:p>gzip</text:p>
          </table:table-cell>
          <table:table-cell office:value-type="float" office:value="2471276544" calcext:value-type="float">
            <text:p>2471276544</text:p>
          </table:table-cell>
          <table:table-cell table:formula="of:=[.K97]/[.K94]" office:value-type="float" office:value="0.377733034572265" calcext:value-type="float">
            <text:p>0.377733034572265</text:p>
          </table:table-cell>
          <table:table-cell table:formula="of:=[.K93]/MIN([.D94:.D110])" office:value-type="float" office:value="133335583.561644" calcext:value-type="float">
            <text:p>133335583.561644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20.02" calcext:value-type="float">
            <text:p>320.02</text:p>
          </table:table-cell>
          <table:table-cell office:value-type="float" office:value="288.35" calcext:value-type="float">
            <text:p>288.35</text:p>
          </table:table-cell>
          <table:table-cell office:value-type="float" office:value="165.5" calcext:value-type="float">
            <text:p>165.5</text:p>
          </table:table-cell>
          <table:table-cell office:value-type="float" office:value="210.32" calcext:value-type="float">
            <text:p>210.32</text:p>
          </table:table-cell>
          <table:table-cell office:value-type="float" office:value="4.29" calcext:value-type="float">
            <text:p>4.29</text:p>
          </table:table-cell>
          <table:table-cell office:value-type="float" office:value="159.71" calcext:value-type="float">
            <text:p>159.71</text:p>
          </table:table-cell>
          <table:table-cell office:value-type="float" office:value="4.62" calcext:value-type="float">
            <text:p>4.62</text:p>
          </table:table-cell>
          <table:table-cell/>
          <table:table-cell office:value-type="string" calcext:value-type="string">
            <text:p>zstd</text:p>
          </table:table-cell>
          <table:table-cell office:value-type="float" office:value="2295017472" calcext:value-type="float">
            <text:p>2295017472</text:p>
          </table:table-cell>
          <table:table-cell table:formula="of:=[.K98]/[.K94]" office:value-type="float" office:value="0.350791948476863" calcext:value-type="float">
            <text:p>0.350791948476863</text:p>
          </table:table-cell>
          <table:table-cell table:formula="of:=[.K93]/MIN([.G94:.G110])" office:value-type="float" office:value="112094022.264875" calcext:value-type="float">
            <text:p>112094022.264875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63.94" calcext:value-type="float">
            <text:p>263.94</text:p>
          </table:table-cell>
          <table:table-cell office:value-type="float" office:value="235.69" calcext:value-type="float">
            <text:p>235.69</text:p>
          </table:table-cell>
          <table:table-cell office:value-type="float" office:value="136.28" calcext:value-type="float">
            <text:p>136.28</text:p>
          </table:table-cell>
          <table:table-cell office:value-type="float" office:value="172.33" calcext:value-type="float">
            <text:p>172.33</text:p>
          </table:table-cell>
          <table:table-cell office:value-type="float" office:value="4.19" calcext:value-type="float">
            <text:p>4.19</text:p>
          </table:table-cell>
          <table:table-cell office:value-type="float" office:value="132.27" calcext:value-type="float">
            <text:p>132.27</text:p>
          </table:table-cell>
          <table:table-cell office:value-type="float" office:value="4.94" calcext:value-type="float">
            <text:p>4.94</text:p>
          </table:table-cell>
          <table:table-cell/>
          <table:table-cell office:value-type="string" calcext:value-type="string">
            <text:p>lzo</text:p>
          </table:table-cell>
          <table:table-cell office:value-type="float" office:value="2732015616" calcext:value-type="float">
            <text:p>2732015616</text:p>
          </table:table-cell>
          <table:table-cell table:formula="of:=[.K99]/[.K94]" office:value-type="float" office:value="0.41758683447873" calcext:value-type="float">
            <text:p>0.41758683447873</text:p>
          </table:table-cell>
          <table:table-cell table:formula="of:=[.K93]/MIN([.E94:.E110])" office:value-type="float" office:value="98029350.5665128" calcext:value-type="float">
            <text:p>98029350.5665128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24.23" calcext:value-type="float">
            <text:p>224.23</text:p>
          </table:table-cell>
          <table:table-cell office:value-type="float" office:value="200.63" calcext:value-type="float">
            <text:p>200.63</text:p>
          </table:table-cell>
          <table:table-cell office:value-type="float" office:value="116.44" calcext:value-type="float">
            <text:p>116.44</text:p>
          </table:table-cell>
          <table:table-cell office:value-type="float" office:value="146.8" calcext:value-type="float">
            <text:p>146.8</text:p>
          </table:table-cell>
          <table:table-cell office:value-type="float" office:value="4.28" calcext:value-type="float">
            <text:p>4.28</text:p>
          </table:table-cell>
          <table:table-cell office:value-type="float" office:value="112.79" calcext:value-type="float">
            <text:p>112.79</text:p>
          </table:table-cell>
          <table:table-cell office:value-type="float" office:value="5.08" calcext:value-type="float">
            <text:p>5.08</text:p>
          </table:table-cell>
          <table:table-cell/>
          <table:table-cell office:value-type="string" calcext:value-type="string">
            <text:p>LZ4</text:p>
          </table:table-cell>
          <table:table-cell office:value-type="float" office:value="3381751808" calcext:value-type="float">
            <text:p>3381751808</text:p>
          </table:table-cell>
          <table:table-cell table:formula="of:=[.K100]/[.K94]" office:value-type="float" office:value="0.516898594658488" calcext:value-type="float">
            <text:p>0.516898594658488</text:p>
          </table:table-cell>
          <table:table-cell table:formula="of:=[.K93]/MIN([.F94:.F110])" office:value-type="float" office:value="1672581926.49165" calcext:value-type="float">
            <text:p>1672581926.49165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96.78" calcext:value-type="float">
            <text:p>196.78</text:p>
          </table:table-cell>
          <table:table-cell office:value-type="float" office:value="176.35" calcext:value-type="float">
            <text:p>176.35</text:p>
          </table:table-cell>
          <table:table-cell office:value-type="float" office:value="100.66" calcext:value-type="float">
            <text:p>100.66</text:p>
          </table:table-cell>
          <table:table-cell office:value-type="float" office:value="128.61" calcext:value-type="float">
            <text:p>128.61</text:p>
          </table:table-cell>
          <table:table-cell office:value-type="float" office:value="4.24" calcext:value-type="float">
            <text:p>4.24</text:p>
          </table:table-cell>
          <table:table-cell office:value-type="float" office:value="99.26" calcext:value-type="float">
            <text:p>99.26</text:p>
          </table:table-cell>
          <table:table-cell office:value-type="float" office:value="5.43" calcext:value-type="float">
            <text:p>5.43</text:p>
          </table:table-cell>
          <table:table-cell table:number-columns-repeated="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5.04" calcext:value-type="float">
            <text:p>175.04</text:p>
          </table:table-cell>
          <table:table-cell office:value-type="float" office:value="157.82" calcext:value-type="float">
            <text:p>157.82</text:p>
          </table:table-cell>
          <table:table-cell office:value-type="float" office:value="89.79" calcext:value-type="float">
            <text:p>89.79</text:p>
          </table:table-cell>
          <table:table-cell office:value-type="float" office:value="113.47" calcext:value-type="float">
            <text:p>113.47</text:p>
          </table:table-cell>
          <table:table-cell office:value-type="float" office:value="4.46" calcext:value-type="float">
            <text:p>4.46</text:p>
          </table:table-cell>
          <table:table-cell office:value-type="float" office:value="88.22" calcext:value-type="float">
            <text:p>88.22</text:p>
          </table:table-cell>
          <table:table-cell office:value-type="float" office:value="5.68" calcext:value-type="float">
            <text:p>5.68</text:p>
          </table:table-cell>
          <table:table-cell table:number-columns-repeated="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6.52" calcext:value-type="float">
            <text:p>166.52</text:p>
          </table:table-cell>
          <table:table-cell office:value-type="float" office:value="148.88" calcext:value-type="float">
            <text:p>148.88</text:p>
          </table:table-cell>
          <table:table-cell office:value-type="float" office:value="83.01" calcext:value-type="float">
            <text:p>83.01</text:p>
          </table:table-cell>
          <table:table-cell office:value-type="float" office:value="106.14" calcext:value-type="float">
            <text:p>106.14</text:p>
          </table:table-cell>
          <table:table-cell office:value-type="float" office:value="4.64" calcext:value-type="float">
            <text:p>4.64</text:p>
          </table:table-cell>
          <table:table-cell office:value-type="float" office:value="84.97" calcext:value-type="float">
            <text:p>84.97</text:p>
          </table:table-cell>
          <table:table-cell office:value-type="float" office:value="5.76" calcext:value-type="float">
            <text:p>5.76</text:p>
          </table:table-cell>
          <table:table-cell table:number-columns-repeated="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9.35" calcext:value-type="float">
            <text:p>159.35</text:p>
          </table:table-cell>
          <table:table-cell office:value-type="float" office:value="141.08" calcext:value-type="float">
            <text:p>141.08</text:p>
          </table:table-cell>
          <table:table-cell office:value-type="float" office:value="77.04" calcext:value-type="float">
            <text:p>77.04</text:p>
          </table:table-cell>
          <table:table-cell office:value-type="float" office:value="99.92" calcext:value-type="float">
            <text:p>99.92</text:p>
          </table:table-cell>
          <table:table-cell office:value-type="float" office:value="4.84" calcext:value-type="float">
            <text:p>4.84</text:p>
          </table:table-cell>
          <table:table-cell office:value-type="float" office:value="81.61" calcext:value-type="float">
            <text:p>81.61</text:p>
          </table:table-cell>
          <table:table-cell office:value-type="float" office:value="5.94" calcext:value-type="float">
            <text:p>5.94</text:p>
          </table:table-cell>
          <table:table-cell table:number-columns-repeated="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51.08" calcext:value-type="float">
            <text:p>151.08</text:p>
          </table:table-cell>
          <table:table-cell office:value-type="float" office:value="136.27" calcext:value-type="float">
            <text:p>136.27</text:p>
          </table:table-cell>
          <table:table-cell office:value-type="float" office:value="71.52" calcext:value-type="float">
            <text:p>71.52</text:p>
          </table:table-cell>
          <table:table-cell office:value-type="float" office:value="94.23" calcext:value-type="float">
            <text:p>94.23</text:p>
          </table:table-cell>
          <table:table-cell office:value-type="float" office:value="5" calcext:value-type="float">
            <text:p>5</text:p>
          </table:table-cell>
          <table:table-cell office:value-type="float" office:value="77.51" calcext:value-type="float">
            <text:p>77.51</text:p>
          </table:table-cell>
          <table:table-cell office:value-type="float" office:value="6.14" calcext:value-type="float">
            <text:p>6.14</text:p>
          </table:table-cell>
          <table:table-cell table:number-columns-repeated="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44.72" calcext:value-type="float">
            <text:p>144.72</text:p>
          </table:table-cell>
          <table:table-cell office:value-type="float" office:value="128.91" calcext:value-type="float">
            <text:p>128.91</text:p>
          </table:table-cell>
          <table:table-cell office:value-type="float" office:value="67.21" calcext:value-type="float">
            <text:p>67.21</text:p>
          </table:table-cell>
          <table:table-cell office:value-type="float" office:value="89.33" calcext:value-type="float">
            <text:p>89.33</text:p>
          </table:table-cell>
          <table:table-cell office:value-type="float" office:value="5.28" calcext:value-type="float">
            <text:p>5.28</text:p>
          </table:table-cell>
          <table:table-cell office:value-type="float" office:value="74.1" calcext:value-type="float">
            <text:p>74.1</text:p>
          </table:table-cell>
          <table:table-cell office:value-type="float" office:value="6.39" calcext:value-type="float">
            <text:p>6.39</text:p>
          </table:table-cell>
          <table:table-cell table:number-columns-repeated="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37.91" calcext:value-type="float">
            <text:p>137.91</text:p>
          </table:table-cell>
          <table:table-cell office:value-type="float" office:value="122.67" calcext:value-type="float">
            <text:p>122.67</text:p>
          </table:table-cell>
          <table:table-cell office:value-type="float" office:value="63.43" calcext:value-type="float">
            <text:p>63.43</text:p>
          </table:table-cell>
          <table:table-cell office:value-type="float" office:value="84.39" calcext:value-type="float">
            <text:p>84.39</text:p>
          </table:table-cell>
          <table:table-cell office:value-type="float" office:value="5.41" calcext:value-type="float">
            <text:p>5.41</text:p>
          </table:table-cell>
          <table:table-cell office:value-type="float" office:value="71.83" calcext:value-type="float">
            <text:p>71.83</text:p>
          </table:table-cell>
          <table:table-cell office:value-type="float" office:value="6.51" calcext:value-type="float">
            <text:p>6.51</text:p>
          </table:table-cell>
          <table:table-cell table:number-columns-repeated="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32.94" calcext:value-type="float">
            <text:p>132.94</text:p>
          </table:table-cell>
          <table:table-cell office:value-type="float" office:value="117.79" calcext:value-type="float">
            <text:p>117.79</text:p>
          </table:table-cell>
          <table:table-cell office:value-type="float" office:value="59.45" calcext:value-type="float">
            <text:p>59.45</text:p>
          </table:table-cell>
          <table:table-cell office:value-type="float" office:value="80.87" calcext:value-type="float">
            <text:p>80.87</text:p>
          </table:table-cell>
          <table:table-cell office:value-type="float" office:value="5.71" calcext:value-type="float">
            <text:p>5.71</text:p>
          </table:table-cell>
          <table:table-cell office:value-type="float" office:value="68.86" calcext:value-type="float">
            <text:p>68.86</text:p>
          </table:table-cell>
          <table:table-cell office:value-type="float" office:value="6.68" calcext:value-type="float">
            <text:p>6.68</text:p>
          </table:table-cell>
          <table:table-cell table:number-columns-repeated="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26.76" calcext:value-type="float">
            <text:p>126.76</text:p>
          </table:table-cell>
          <table:table-cell office:value-type="float" office:value="113.51" calcext:value-type="float">
            <text:p>113.51</text:p>
          </table:table-cell>
          <table:table-cell office:value-type="float" office:value="56.37" calcext:value-type="float">
            <text:p>56.37</text:p>
          </table:table-cell>
          <table:table-cell office:value-type="float" office:value="76.68" calcext:value-type="float">
            <text:p>76.68</text:p>
          </table:table-cell>
          <table:table-cell office:value-type="float" office:value="5.74" calcext:value-type="float">
            <text:p>5.74</text:p>
          </table:table-cell>
          <table:table-cell office:value-type="float" office:value="65.78" calcext:value-type="float">
            <text:p>65.78</text:p>
          </table:table-cell>
          <table:table-cell office:value-type="float" office:value="6.91" calcext:value-type="float">
            <text:p>6.91</text:p>
          </table:table-cell>
          <table:table-cell table:number-columns-repeated="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19.06" calcext:value-type="float">
            <text:p>119.06</text:p>
          </table:table-cell>
          <table:table-cell office:value-type="float" office:value="107.15" calcext:value-type="float">
            <text:p>107.15</text:p>
          </table:table-cell>
          <table:table-cell office:value-type="float" office:value="52.56" calcext:value-type="float">
            <text:p>52.56</text:p>
          </table:table-cell>
          <table:table-cell office:value-type="float" office:value="71.49" calcext:value-type="float">
            <text:p>71.49</text:p>
          </table:table-cell>
          <table:table-cell office:value-type="float" office:value="6.37" calcext:value-type="float">
            <text:p>6.37</text:p>
          </table:table-cell>
          <table:table-cell office:value-type="float" office:value="62.52" calcext:value-type="float">
            <text:p>62.52</text:p>
          </table:table-cell>
          <table:table-cell office:value-type="float" office:value="7.1" calcext:value-type="float">
            <text:p>7.1</text:p>
          </table:table-cell>
          <table:table-cell table:number-columns-repeated="9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Relative Speedup</text:p>
          </table:table-cell>
          <table:table-cell table:number-columns-repeated="8"/>
          <table:table-cell office:value-type="string" calcext:value-type="string">
            <text:p>Relative Efficiency</text:p>
          </table:table-cell>
          <table:table-cell table:number-columns-repeated="7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Jobs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o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Jobs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o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94]/[.B94]" office:value-type="float" office:value="1" calcext:value-type="float">
            <text:p>1</text:p>
          </table:table-cell>
          <table:table-cell table:formula="of:=[.C95]/[.C95]" office:value-type="float" office:value="1" calcext:value-type="float">
            <text:p>1</text:p>
          </table:table-cell>
          <table:table-cell table:formula="of:=[.D95]/[.D95]" office:value-type="float" office:value="1" calcext:value-type="float">
            <text:p>1</text:p>
          </table:table-cell>
          <table:table-cell table:formula="of:=[.E95]/[.E95]" office:value-type="float" office:value="1" calcext:value-type="float">
            <text:p>1</text:p>
          </table:table-cell>
          <table:table-cell table:formula="of:=[.F95]/[.F95]" office:value-type="float" office:value="1" calcext:value-type="float">
            <text:p>1</text:p>
          </table:table-cell>
          <table:table-cell table:formula="of:=[.G95]/[.G95]" office:value-type="float" office:value="1" calcext:value-type="float">
            <text:p>1</text:p>
          </table:table-cell>
          <table:table-cell table:formula="of:=[.H95]/[.H95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15]/[.J115]" office:value-type="float" office:value="1" calcext:value-type="float">
            <text:p>1</text:p>
          </table:table-cell>
          <table:table-cell table:formula="of:=[.C115]/[.J115]" office:value-type="float" office:value="1" calcext:value-type="float">
            <text:p>1</text:p>
          </table:table-cell>
          <table:table-cell table:formula="of:=[.D115]/[.J115]" office:value-type="float" office:value="1" calcext:value-type="float">
            <text:p>1</text:p>
          </table:table-cell>
          <table:table-cell table:formula="of:=[.E115]/[.J115]" office:value-type="float" office:value="1" calcext:value-type="float">
            <text:p>1</text:p>
          </table:table-cell>
          <table:table-cell table:formula="of:=[.F115]/[.J115]" office:value-type="float" office:value="1" calcext:value-type="float">
            <text:p>1</text:p>
          </table:table-cell>
          <table:table-cell table:formula="of:=[.G115]/[.J115]" office:value-type="float" office:value="1" calcext:value-type="float">
            <text:p>1</text:p>
          </table:table-cell>
          <table:table-cell table:formula="of:=[.H115]/[.J115]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94]/[.B96]" office:value-type="float" office:value="1.87478222628169" calcext:value-type="float">
            <text:p>1.87478222628169</text:p>
          </table:table-cell>
          <table:table-cell table:formula="of:=[.C95]/[.C96]" office:value-type="float" office:value="1.8455302733829" calcext:value-type="float">
            <text:p>1.8455302733829</text:p>
          </table:table-cell>
          <table:table-cell table:formula="of:=[.D95]/[.D96]" office:value-type="float" office:value="1.91853014672903" calcext:value-type="float">
            <text:p>1.91853014672903</text:p>
          </table:table-cell>
          <table:table-cell table:formula="of:=[.E95]/[.E96]" office:value-type="float" office:value="1.9114938738236" calcext:value-type="float">
            <text:p>1.9114938738236</text:p>
          </table:table-cell>
          <table:table-cell table:formula="of:=[.F95]/[.F96]" office:value-type="float" office:value="1.75507020280811" calcext:value-type="float">
            <text:p>1.75507020280811</text:p>
          </table:table-cell>
          <table:table-cell table:formula="of:=[.G95]/[.G96]" office:value-type="float" office:value="1.87124303005576" calcext:value-type="float">
            <text:p>1.87124303005576</text:p>
          </table:table-cell>
          <table:table-cell table:formula="of:=[.H95]/[.H96]" office:value-type="float" office:value="1.02421307506053" calcext:value-type="float">
            <text:p>1.0242130750605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116]/[.J116]" office:value-type="float" office:value="0.937391113140847" calcext:value-type="float">
            <text:p>0.937391113140847</text:p>
          </table:table-cell>
          <table:table-cell table:formula="of:=[.C116]/[.J116]" office:value-type="float" office:value="0.922765136691452" calcext:value-type="float">
            <text:p>0.922765136691452</text:p>
          </table:table-cell>
          <table:table-cell table:formula="of:=[.D116]/[.J116]" office:value-type="float" office:value="0.959265073364516" calcext:value-type="float">
            <text:p>0.959265073364516</text:p>
          </table:table-cell>
          <table:table-cell table:formula="of:=[.E116]/[.J116]" office:value-type="float" office:value="0.955746936911798" calcext:value-type="float">
            <text:p>0.955746936911798</text:p>
          </table:table-cell>
          <table:table-cell table:formula="of:=[.F116]/[.J116]" office:value-type="float" office:value="0.877535101404056" calcext:value-type="float">
            <text:p>0.877535101404056</text:p>
          </table:table-cell>
          <table:table-cell table:formula="of:=[.G116]/[.J116]" office:value-type="float" office:value="0.93562151502788" calcext:value-type="float">
            <text:p>0.93562151502788</text:p>
          </table:table-cell>
          <table:table-cell table:formula="of:=[.H116]/[.J116]" office:value-type="float" office:value="0.512106537530266" calcext:value-type="float">
            <text:p>0.51210653753026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94]/[.B97]" office:value-type="float" office:value="2.66503967299832" calcext:value-type="float">
            <text:p>2.66503967299832</text:p>
          </table:table-cell>
          <table:table-cell table:formula="of:=[.C95]/[.C97]" office:value-type="float" office:value="2.67309976247031" calcext:value-type="float">
            <text:p>2.67309976247031</text:p>
          </table:table-cell>
          <table:table-cell table:formula="of:=[.D95]/[.D97]" office:value-type="float" office:value="2.77348091885884" calcext:value-type="float">
            <text:p>2.77348091885884</text:p>
          </table:table-cell>
          <table:table-cell table:formula="of:=[.E95]/[.E97]" office:value-type="float" office:value="2.75876839715897" calcext:value-type="float">
            <text:p>2.75876839715897</text:p>
          </table:table-cell>
          <table:table-cell table:formula="of:=[.F95]/[.F97]" office:value-type="float" office:value="2.32438016528926" calcext:value-type="float">
            <text:p>2.32438016528926</text:p>
          </table:table-cell>
          <table:table-cell table:formula="of:=[.G95]/[.G97]" office:value-type="float" office:value="2.68289948327971" calcext:value-type="float">
            <text:p>2.68289948327971</text:p>
          </table:table-cell>
          <table:table-cell table:formula="of:=[.H95]/[.H97]" office:value-type="float" office:value="0.923580786026201" calcext:value-type="float">
            <text:p>0.92358078602620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117]/[.J117]" office:value-type="float" office:value="0.888346557666106" calcext:value-type="float">
            <text:p>0.888346557666106</text:p>
          </table:table-cell>
          <table:table-cell table:formula="of:=[.C117]/[.J117]" office:value-type="float" office:value="0.89103325415677" calcext:value-type="float">
            <text:p>0.89103325415677</text:p>
          </table:table-cell>
          <table:table-cell table:formula="of:=[.D117]/[.J117]" office:value-type="float" office:value="0.924493639619612" calcext:value-type="float">
            <text:p>0.924493639619612</text:p>
          </table:table-cell>
          <table:table-cell table:formula="of:=[.E117]/[.J117]" office:value-type="float" office:value="0.919589465719655" calcext:value-type="float">
            <text:p>0.919589465719655</text:p>
          </table:table-cell>
          <table:table-cell table:formula="of:=[.F117]/[.J117]" office:value-type="float" office:value="0.774793388429752" calcext:value-type="float">
            <text:p>0.774793388429752</text:p>
          </table:table-cell>
          <table:table-cell table:formula="of:=[.G117]/[.J117]" office:value-type="float" office:value="0.894299827759904" calcext:value-type="float">
            <text:p>0.894299827759904</text:p>
          </table:table-cell>
          <table:table-cell table:formula="of:=[.H117]/[.J117]" office:value-type="float" office:value="0.307860262008734" calcext:value-type="float">
            <text:p>0.30786026200873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94]/[.B98]" office:value-type="float" office:value="3.46350228110743" calcext:value-type="float">
            <text:p>3.46350228110743</text:p>
          </table:table-cell>
          <table:table-cell table:formula="of:=[.C95]/[.C98]" office:value-type="float" office:value="3.43447199583839" calcext:value-type="float">
            <text:p>3.43447199583839</text:p>
          </table:table-cell>
          <table:table-cell table:formula="of:=[.D95]/[.D98]" office:value-type="float" office:value="3.61842900302115" calcext:value-type="float">
            <text:p>3.61842900302115</text:p>
          </table:table-cell>
          <table:table-cell table:formula="of:=[.E95]/[.E98]" office:value-type="float" office:value="3.58277862305059" calcext:value-type="float">
            <text:p>3.58277862305059</text:p>
          </table:table-cell>
          <table:table-cell table:formula="of:=[.F95]/[.F98]" office:value-type="float" office:value="2.62237762237762" calcext:value-type="float">
            <text:p>2.62237762237762</text:p>
          </table:table-cell>
          <table:table-cell table:formula="of:=[.G95]/[.G98]" office:value-type="float" office:value="3.44605848099681" calcext:value-type="float">
            <text:p>3.44605848099681</text:p>
          </table:table-cell>
          <table:table-cell table:formula="of:=[.H95]/[.H98]" office:value-type="float" office:value="0.915584415584416" calcext:value-type="float">
            <text:p>0.91558441558441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118]/[.J118]" office:value-type="float" office:value="0.865875570276858" calcext:value-type="float">
            <text:p>0.865875570276858</text:p>
          </table:table-cell>
          <table:table-cell table:formula="of:=[.C118]/[.J118]" office:value-type="float" office:value="0.858617998959598" calcext:value-type="float">
            <text:p>0.858617998959598</text:p>
          </table:table-cell>
          <table:table-cell table:formula="of:=[.D118]/[.J118]" office:value-type="float" office:value="0.904607250755287" calcext:value-type="float">
            <text:p>0.904607250755287</text:p>
          </table:table-cell>
          <table:table-cell table:formula="of:=[.E118]/[.J118]" office:value-type="float" office:value="0.895694655762647" calcext:value-type="float">
            <text:p>0.895694655762647</text:p>
          </table:table-cell>
          <table:table-cell table:formula="of:=[.F118]/[.J118]" office:value-type="float" office:value="0.655594405594406" calcext:value-type="float">
            <text:p>0.655594405594406</text:p>
          </table:table-cell>
          <table:table-cell table:formula="of:=[.G118]/[.J118]" office:value-type="float" office:value="0.861514620249202" calcext:value-type="float">
            <text:p>0.861514620249202</text:p>
          </table:table-cell>
          <table:table-cell table:formula="of:=[.H118]/[.J118]" office:value-type="float" office:value="0.228896103896104" calcext:value-type="float">
            <text:p>0.22889610389610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94]/[.B99]" office:value-type="float" office:value="4.19940137910131" calcext:value-type="float">
            <text:p>4.19940137910131</text:p>
          </table:table-cell>
          <table:table-cell table:formula="of:=[.C95]/[.C99]" office:value-type="float" office:value="4.20183291611863" calcext:value-type="float">
            <text:p>4.20183291611863</text:p>
          </table:table-cell>
          <table:table-cell table:formula="of:=[.D95]/[.D99]" office:value-type="float" office:value="4.39426181391253" calcext:value-type="float">
            <text:p>4.39426181391253</text:p>
          </table:table-cell>
          <table:table-cell table:formula="of:=[.E95]/[.E99]" office:value-type="float" office:value="4.37259908315441" calcext:value-type="float">
            <text:p>4.37259908315441</text:p>
          </table:table-cell>
          <table:table-cell table:formula="of:=[.F95]/[.F99]" office:value-type="float" office:value="2.68496420047733" calcext:value-type="float">
            <text:p>2.68496420047733</text:p>
          </table:table-cell>
          <table:table-cell table:formula="of:=[.G95]/[.G99]" office:value-type="float" office:value="4.16095864519543" calcext:value-type="float">
            <text:p>4.16095864519543</text:p>
          </table:table-cell>
          <table:table-cell table:formula="of:=[.H95]/[.H99]" office:value-type="float" office:value="0.856275303643725" calcext:value-type="float">
            <text:p>0.85627530364372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119]/[.J119]" office:value-type="float" office:value="0.839880275820262" calcext:value-type="float">
            <text:p>0.839880275820262</text:p>
          </table:table-cell>
          <table:table-cell table:formula="of:=[.C119]/[.J119]" office:value-type="float" office:value="0.840366583223726" calcext:value-type="float">
            <text:p>0.840366583223726</text:p>
          </table:table-cell>
          <table:table-cell table:formula="of:=[.D119]/[.J119]" office:value-type="float" office:value="0.878852362782507" calcext:value-type="float">
            <text:p>0.878852362782507</text:p>
          </table:table-cell>
          <table:table-cell table:formula="of:=[.E119]/[.J119]" office:value-type="float" office:value="0.874519816630883" calcext:value-type="float">
            <text:p>0.874519816630883</text:p>
          </table:table-cell>
          <table:table-cell table:formula="of:=[.F119]/[.J119]" office:value-type="float" office:value="0.536992840095465" calcext:value-type="float">
            <text:p>0.536992840095465</text:p>
          </table:table-cell>
          <table:table-cell table:formula="of:=[.G119]/[.J119]" office:value-type="float" office:value="0.832191729039086" calcext:value-type="float">
            <text:p>0.832191729039086</text:p>
          </table:table-cell>
          <table:table-cell table:formula="of:=[.H119]/[.J119]" office:value-type="float" office:value="0.171255060728745" calcext:value-type="float">
            <text:p>0.17125506072874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94]/[.B100]" office:value-type="float" office:value="4.9430941444053" calcext:value-type="float">
            <text:p>4.9430941444053</text:p>
          </table:table-cell>
          <table:table-cell table:formula="of:=[.C95]/[.C100]" office:value-type="float" office:value="4.93610128096496" calcext:value-type="float">
            <text:p>4.93610128096496</text:p>
          </table:table-cell>
          <table:table-cell table:formula="of:=[.D95]/[.D100]" office:value-type="float" office:value="5.14299209893507" calcext:value-type="float">
            <text:p>5.14299209893507</text:p>
          </table:table-cell>
          <table:table-cell table:formula="of:=[.E95]/[.E100]" office:value-type="float" office:value="5.13303814713896" calcext:value-type="float">
            <text:p>5.13303814713896</text:p>
          </table:table-cell>
          <table:table-cell table:formula="of:=[.F95]/[.F100]" office:value-type="float" office:value="2.6285046728972" calcext:value-type="float">
            <text:p>2.6285046728972</text:p>
          </table:table-cell>
          <table:table-cell table:formula="of:=[.G95]/[.G100]" office:value-type="float" office:value="4.87959925525313" calcext:value-type="float">
            <text:p>4.87959925525313</text:p>
          </table:table-cell>
          <table:table-cell table:formula="of:=[.H95]/[.H100]" office:value-type="float" office:value="0.832677165354331" calcext:value-type="float">
            <text:p>0.83267716535433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120]/[.J120]" office:value-type="float" office:value="0.82384902406755" calcext:value-type="float">
            <text:p>0.82384902406755</text:p>
          </table:table-cell>
          <table:table-cell table:formula="of:=[.C120]/[.J120]" office:value-type="float" office:value="0.822683546827494" calcext:value-type="float">
            <text:p>0.822683546827494</text:p>
          </table:table-cell>
          <table:table-cell table:formula="of:=[.D120]/[.J120]" office:value-type="float" office:value="0.857165349822512" calcext:value-type="float">
            <text:p>0.857165349822512</text:p>
          </table:table-cell>
          <table:table-cell table:formula="of:=[.E120]/[.J120]" office:value-type="float" office:value="0.855506357856494" calcext:value-type="float">
            <text:p>0.855506357856494</text:p>
          </table:table-cell>
          <table:table-cell table:formula="of:=[.F120]/[.J120]" office:value-type="float" office:value="0.438084112149533" calcext:value-type="float">
            <text:p>0.438084112149533</text:p>
          </table:table-cell>
          <table:table-cell table:formula="of:=[.G120]/[.J120]" office:value-type="float" office:value="0.813266542542188" calcext:value-type="float">
            <text:p>0.813266542542188</text:p>
          </table:table-cell>
          <table:table-cell table:formula="of:=[.H120]/[.J120]" office:value-type="float" office:value="0.138779527559055" calcext:value-type="float">
            <text:p>0.13877952755905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94]/[.B101]" office:value-type="float" office:value="5.63263543042992" calcext:value-type="float">
            <text:p>5.63263543042992</text:p>
          </table:table-cell>
          <table:table-cell table:formula="of:=[.C95]/[.C101]" office:value-type="float" office:value="5.61570740005671" calcext:value-type="float">
            <text:p>5.61570740005671</text:p>
          </table:table-cell>
          <table:table-cell table:formula="of:=[.D95]/[.D101]" office:value-type="float" office:value="5.94923504867872" calcext:value-type="float">
            <text:p>5.94923504867872</text:p>
          </table:table-cell>
          <table:table-cell table:formula="of:=[.E95]/[.E101]" office:value-type="float" office:value="5.85903117953503" calcext:value-type="float">
            <text:p>5.85903117953503</text:p>
          </table:table-cell>
          <table:table-cell table:formula="of:=[.F95]/[.F101]" office:value-type="float" office:value="2.65330188679245" calcext:value-type="float">
            <text:p>2.65330188679245</text:p>
          </table:table-cell>
          <table:table-cell table:formula="of:=[.G95]/[.G101]" office:value-type="float" office:value="5.54473100947008" calcext:value-type="float">
            <text:p>5.54473100947008</text:p>
          </table:table-cell>
          <table:table-cell table:formula="of:=[.H95]/[.H101]" office:value-type="float" office:value="0.779005524861879" calcext:value-type="float">
            <text:p>0.779005524861879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121]/[.J121]" office:value-type="float" office:value="0.804662204347132" calcext:value-type="float">
            <text:p>0.804662204347132</text:p>
          </table:table-cell>
          <table:table-cell table:formula="of:=[.C121]/[.J121]" office:value-type="float" office:value="0.802243914293815" calcext:value-type="float">
            <text:p>0.802243914293815</text:p>
          </table:table-cell>
          <table:table-cell table:formula="of:=[.D121]/[.J121]" office:value-type="float" office:value="0.849890721239817" calcext:value-type="float">
            <text:p>0.849890721239817</text:p>
          </table:table-cell>
          <table:table-cell table:formula="of:=[.E121]/[.J121]" office:value-type="float" office:value="0.83700445421929" calcext:value-type="float">
            <text:p>0.83700445421929</text:p>
          </table:table-cell>
          <table:table-cell table:formula="of:=[.F121]/[.J121]" office:value-type="float" office:value="0.379043126684636" calcext:value-type="float">
            <text:p>0.379043126684636</text:p>
          </table:table-cell>
          <table:table-cell table:formula="of:=[.G121]/[.J121]" office:value-type="float" office:value="0.792104429924297" calcext:value-type="float">
            <text:p>0.792104429924297</text:p>
          </table:table-cell>
          <table:table-cell table:formula="of:=[.H121]/[.J121]" office:value-type="float" office:value="0.111286503551697" calcext:value-type="float">
            <text:p>0.11128650355169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4]/[.B102]" office:value-type="float" office:value="6.33220978062157" calcext:value-type="float">
            <text:p>6.33220978062157</text:p>
          </table:table-cell>
          <table:table-cell table:formula="of:=[.C95]/[.C102]" office:value-type="float" office:value="6.27506019515904" calcext:value-type="float">
            <text:p>6.27506019515904</text:p>
          </table:table-cell>
          <table:table-cell table:formula="of:=[.D95]/[.D102]" office:value-type="float" office:value="6.66945094108475" calcext:value-type="float">
            <text:p>6.66945094108475</text:p>
          </table:table-cell>
          <table:table-cell table:formula="of:=[.E95]/[.E102]" office:value-type="float" office:value="6.64078611086631" calcext:value-type="float">
            <text:p>6.64078611086631</text:p>
          </table:table-cell>
          <table:table-cell table:formula="of:=[.F95]/[.F102]" office:value-type="float" office:value="2.52242152466368" calcext:value-type="float">
            <text:p>2.52242152466368</text:p>
          </table:table-cell>
          <table:table-cell table:formula="of:=[.G95]/[.G102]" office:value-type="float" office:value="6.23860802539107" calcext:value-type="float">
            <text:p>6.23860802539107</text:p>
          </table:table-cell>
          <table:table-cell table:formula="of:=[.H95]/[.H102]" office:value-type="float" office:value="0.744718309859155" calcext:value-type="float">
            <text:p>0.74471830985915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122]/[.J122]" office:value-type="float" office:value="0.791526222577697" calcext:value-type="float">
            <text:p>0.791526222577697</text:p>
          </table:table-cell>
          <table:table-cell table:formula="of:=[.C122]/[.J122]" office:value-type="float" office:value="0.78438252439488" calcext:value-type="float">
            <text:p>0.78438252439488</text:p>
          </table:table-cell>
          <table:table-cell table:formula="of:=[.D122]/[.J122]" office:value-type="float" office:value="0.833681367635594" calcext:value-type="float">
            <text:p>0.833681367635594</text:p>
          </table:table-cell>
          <table:table-cell table:formula="of:=[.E122]/[.J122]" office:value-type="float" office:value="0.830098263858289" calcext:value-type="float">
            <text:p>0.830098263858289</text:p>
          </table:table-cell>
          <table:table-cell table:formula="of:=[.F122]/[.J122]" office:value-type="float" office:value="0.31530269058296" calcext:value-type="float">
            <text:p>0.31530269058296</text:p>
          </table:table-cell>
          <table:table-cell table:formula="of:=[.G122]/[.J122]" office:value-type="float" office:value="0.779826003173883" calcext:value-type="float">
            <text:p>0.779826003173883</text:p>
          </table:table-cell>
          <table:table-cell table:formula="of:=[.H122]/[.J122]" office:value-type="float" office:value="0.0930897887323944" calcext:value-type="float">
            <text:p>0.09308978873239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4]/[.B103]" office:value-type="float" office:value="6.65619745375931" calcext:value-type="float">
            <text:p>6.65619745375931</text:p>
          </table:table-cell>
          <table:table-cell table:formula="of:=[.C95]/[.C103]" office:value-type="float" office:value="6.65186727565825" calcext:value-type="float">
            <text:p>6.65186727565825</text:p>
          </table:table-cell>
          <table:table-cell table:formula="of:=[.D95]/[.D103]" office:value-type="float" office:value="7.21419106131791" calcext:value-type="float">
            <text:p>7.21419106131791</text:p>
          </table:table-cell>
          <table:table-cell table:formula="of:=[.E95]/[.E103]" office:value-type="float" office:value="7.09939702280008" calcext:value-type="float">
            <text:p>7.09939702280008</text:p>
          </table:table-cell>
          <table:table-cell table:formula="of:=[.F95]/[.F103]" office:value-type="float" office:value="2.42456896551724" calcext:value-type="float">
            <text:p>2.42456896551724</text:p>
          </table:table-cell>
          <table:table-cell table:formula="of:=[.G95]/[.G103]" office:value-type="float" office:value="6.47722725667883" calcext:value-type="float">
            <text:p>6.47722725667883</text:p>
          </table:table-cell>
          <table:table-cell table:formula="of:=[.H95]/[.H103]" office:value-type="float" office:value="0.734375" calcext:value-type="float">
            <text:p>0.73437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123]/[.J123]" office:value-type="float" office:value="0.739577494862145" calcext:value-type="float">
            <text:p>0.739577494862145</text:p>
          </table:table-cell>
          <table:table-cell table:formula="of:=[.C123]/[.J123]" office:value-type="float" office:value="0.739096363962028" calcext:value-type="float">
            <text:p>0.739096363962028</text:p>
          </table:table-cell>
          <table:table-cell table:formula="of:=[.D123]/[.J123]" office:value-type="float" office:value="0.801576784590879" calcext:value-type="float">
            <text:p>0.801576784590879</text:p>
          </table:table-cell>
          <table:table-cell table:formula="of:=[.E123]/[.J123]" office:value-type="float" office:value="0.788821891422231" calcext:value-type="float">
            <text:p>0.788821891422231</text:p>
          </table:table-cell>
          <table:table-cell table:formula="of:=[.F123]/[.J123]" office:value-type="float" office:value="0.269396551724138" calcext:value-type="float">
            <text:p>0.269396551724138</text:p>
          </table:table-cell>
          <table:table-cell table:formula="of:=[.G123]/[.J123]" office:value-type="float" office:value="0.719691917408759" calcext:value-type="float">
            <text:p>0.719691917408759</text:p>
          </table:table-cell>
          <table:table-cell table:formula="of:=[.H123]/[.J123]" office:value-type="float" office:value="0.0815972222222222" calcext:value-type="float">
            <text:p>0.08159722222222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94]/[.B104]" office:value-type="float" office:value="6.95569501098212" calcext:value-type="float">
            <text:p>6.95569501098212</text:p>
          </table:table-cell>
          <table:table-cell table:formula="of:=[.C95]/[.C104]" office:value-type="float" office:value="7.01963425007088" calcext:value-type="float">
            <text:p>7.01963425007088</text:p>
          </table:table-cell>
          <table:table-cell table:formula="of:=[.D95]/[.D104]" office:value-type="float" office:value="7.77323468328141" calcext:value-type="float">
            <text:p>7.77323468328141</text:p>
          </table:table-cell>
          <table:table-cell table:formula="of:=[.E95]/[.E104]" office:value-type="float" office:value="7.54133306645316" calcext:value-type="float">
            <text:p>7.54133306645316</text:p>
          </table:table-cell>
          <table:table-cell table:formula="of:=[.F95]/[.F104]" office:value-type="float" office:value="2.32438016528926" calcext:value-type="float">
            <text:p>2.32438016528926</text:p>
          </table:table-cell>
          <table:table-cell table:formula="of:=[.G95]/[.G104]" office:value-type="float" office:value="6.7439039333415" calcext:value-type="float">
            <text:p>6.7439039333415</text:p>
          </table:table-cell>
          <table:table-cell table:formula="of:=[.H95]/[.H104]" office:value-type="float" office:value="0.712121212121212" calcext:value-type="float">
            <text:p>0.71212121212121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124]/[.J124]" office:value-type="float" office:value="0.695569501098212" calcext:value-type="float">
            <text:p>0.695569501098212</text:p>
          </table:table-cell>
          <table:table-cell table:formula="of:=[.C124]/[.J124]" office:value-type="float" office:value="0.701963425007088" calcext:value-type="float">
            <text:p>0.701963425007088</text:p>
          </table:table-cell>
          <table:table-cell table:formula="of:=[.D124]/[.J124]" office:value-type="float" office:value="0.777323468328141" calcext:value-type="float">
            <text:p>0.777323468328141</text:p>
          </table:table-cell>
          <table:table-cell table:formula="of:=[.E124]/[.J124]" office:value-type="float" office:value="0.754133306645316" calcext:value-type="float">
            <text:p>0.754133306645316</text:p>
          </table:table-cell>
          <table:table-cell table:formula="of:=[.F124]/[.J124]" office:value-type="float" office:value="0.232438016528926" calcext:value-type="float">
            <text:p>0.232438016528926</text:p>
          </table:table-cell>
          <table:table-cell table:formula="of:=[.G124]/[.J124]" office:value-type="float" office:value="0.67439039333415" calcext:value-type="float">
            <text:p>0.67439039333415</text:p>
          </table:table-cell>
          <table:table-cell table:formula="of:=[.H124]/[.J124]" office:value-type="float" office:value="0.0712121212121212" calcext:value-type="float">
            <text:p>0.07121212121212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94]/[.B105]" office:value-type="float" office:value="7.33644426793752" calcext:value-type="float">
            <text:p>7.33644426793752</text:p>
          </table:table-cell>
          <table:table-cell table:formula="of:=[.C95]/[.C105]" office:value-type="float" office:value="7.26741028839803" calcext:value-type="float">
            <text:p>7.26741028839803</text:p>
          </table:table-cell>
          <table:table-cell table:formula="of:=[.D95]/[.D105]" office:value-type="float" office:value="8.37318232662192" calcext:value-type="float">
            <text:p>8.37318232662192</text:p>
          </table:table-cell>
          <table:table-cell table:formula="of:=[.E95]/[.E105]" office:value-type="float" office:value="7.99671017722594" calcext:value-type="float">
            <text:p>7.99671017722594</text:p>
          </table:table-cell>
          <table:table-cell table:formula="of:=[.F95]/[.F105]" office:value-type="float" office:value="2.25" calcext:value-type="float">
            <text:p>2.25</text:p>
          </table:table-cell>
          <table:table-cell table:formula="of:=[.G95]/[.G105]" office:value-type="float" office:value="7.10063217649336" calcext:value-type="float">
            <text:p>7.10063217649336</text:p>
          </table:table-cell>
          <table:table-cell table:formula="of:=[.H95]/[.H105]" office:value-type="float" office:value="0.688925081433225" calcext:value-type="float">
            <text:p>0.688925081433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B125]/[.J125]" office:value-type="float" office:value="0.666949478903411" calcext:value-type="float">
            <text:p>0.666949478903411</text:p>
          </table:table-cell>
          <table:table-cell table:formula="of:=[.C125]/[.J125]" office:value-type="float" office:value="0.660673662581639" calcext:value-type="float">
            <text:p>0.660673662581639</text:p>
          </table:table-cell>
          <table:table-cell table:formula="of:=[.D125]/[.J125]" office:value-type="float" office:value="0.761198393329266" calcext:value-type="float">
            <text:p>0.761198393329266</text:p>
          </table:table-cell>
          <table:table-cell table:formula="of:=[.E125]/[.J125]" office:value-type="float" office:value="0.726973652475085" calcext:value-type="float">
            <text:p>0.726973652475085</text:p>
          </table:table-cell>
          <table:table-cell table:formula="of:=[.F125]/[.J125]" office:value-type="float" office:value="0.204545454545455" calcext:value-type="float">
            <text:p>0.204545454545455</text:p>
          </table:table-cell>
          <table:table-cell table:formula="of:=[.G125]/[.J125]" office:value-type="float" office:value="0.64551201604485" calcext:value-type="float">
            <text:p>0.64551201604485</text:p>
          </table:table-cell>
          <table:table-cell table:formula="of:=[.H125]/[.J125]" office:value-type="float" office:value="0.0626295528575659" calcext:value-type="float">
            <text:p>0.06262955285756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4]/[.B106]" office:value-type="float" office:value="7.65885848535102" calcext:value-type="float">
            <text:p>7.65885848535102</text:p>
          </table:table-cell>
          <table:table-cell table:formula="of:=[.C95]/[.C106]" office:value-type="float" office:value="7.68233651384687" calcext:value-type="float">
            <text:p>7.68233651384687</text:p>
          </table:table-cell>
          <table:table-cell table:formula="of:=[.D95]/[.D106]" office:value-type="float" office:value="8.91013242077072" calcext:value-type="float">
            <text:p>8.91013242077072</text:p>
          </table:table-cell>
          <table:table-cell table:formula="of:=[.E95]/[.E106]" office:value-type="float" office:value="8.43535206537557" calcext:value-type="float">
            <text:p>8.43535206537557</text:p>
          </table:table-cell>
          <table:table-cell table:formula="of:=[.F95]/[.F106]" office:value-type="float" office:value="2.13068181818182" calcext:value-type="float">
            <text:p>2.13068181818182</text:p>
          </table:table-cell>
          <table:table-cell table:formula="of:=[.G95]/[.G106]" office:value-type="float" office:value="7.42739541160594" calcext:value-type="float">
            <text:p>7.42739541160594</text:p>
          </table:table-cell>
          <table:table-cell table:formula="of:=[.H95]/[.H106]" office:value-type="float" office:value="0.661971830985916" calcext:value-type="float">
            <text:p>0.66197183098591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B126]/[.J126]" office:value-type="float" office:value="0.638238207112585" calcext:value-type="float">
            <text:p>0.638238207112585</text:p>
          </table:table-cell>
          <table:table-cell table:formula="of:=[.C126]/[.J126]" office:value-type="float" office:value="0.640194709487239" calcext:value-type="float">
            <text:p>0.640194709487239</text:p>
          </table:table-cell>
          <table:table-cell table:formula="of:=[.D126]/[.J126]" office:value-type="float" office:value="0.742511035064227" calcext:value-type="float">
            <text:p>0.742511035064227</text:p>
          </table:table-cell>
          <table:table-cell table:formula="of:=[.E126]/[.J126]" office:value-type="float" office:value="0.702946005447964" calcext:value-type="float">
            <text:p>0.702946005447964</text:p>
          </table:table-cell>
          <table:table-cell table:formula="of:=[.F126]/[.J126]" office:value-type="float" office:value="0.177556818181818" calcext:value-type="float">
            <text:p>0.177556818181818</text:p>
          </table:table-cell>
          <table:table-cell table:formula="of:=[.G126]/[.J126]" office:value-type="float" office:value="0.618949617633828" calcext:value-type="float">
            <text:p>0.618949617633828</text:p>
          </table:table-cell>
          <table:table-cell table:formula="of:=[.H126]/[.J126]" office:value-type="float" office:value="0.0551643192488263" calcext:value-type="float">
            <text:p>0.05516431924882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94]/[.B107]" office:value-type="float" office:value="8.03705315060547" calcext:value-type="float">
            <text:p>8.03705315060547</text:p>
          </table:table-cell>
          <table:table-cell table:formula="of:=[.C95]/[.C107]" office:value-type="float" office:value="8.0731230129616" calcext:value-type="float">
            <text:p>8.0731230129616</text:p>
          </table:table-cell>
          <table:table-cell table:formula="of:=[.D95]/[.D107]" office:value-type="float" office:value="9.44111619107678" calcext:value-type="float">
            <text:p>9.44111619107678</text:p>
          </table:table-cell>
          <table:table-cell table:formula="of:=[.E95]/[.E107]" office:value-type="float" office:value="8.92913852352174" calcext:value-type="float">
            <text:p>8.92913852352174</text:p>
          </table:table-cell>
          <table:table-cell table:formula="of:=[.F95]/[.F107]" office:value-type="float" office:value="2.07948243992606" calcext:value-type="float">
            <text:p>2.07948243992606</text:p>
          </table:table-cell>
          <table:table-cell table:formula="of:=[.G95]/[.G107]" office:value-type="float" office:value="7.66211889182793" calcext:value-type="float">
            <text:p>7.66211889182793</text:p>
          </table:table-cell>
          <table:table-cell table:formula="of:=[.H95]/[.H107]" office:value-type="float" office:value="0.649769585253456" calcext:value-type="float">
            <text:p>0.64976958525345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B127]/[.J127]" office:value-type="float" office:value="0.618234857738882" calcext:value-type="float">
            <text:p>0.618234857738882</text:p>
          </table:table-cell>
          <table:table-cell table:formula="of:=[.C127]/[.J127]" office:value-type="float" office:value="0.621009462535508" calcext:value-type="float">
            <text:p>0.621009462535508</text:p>
          </table:table-cell>
          <table:table-cell table:formula="of:=[.D127]/[.J127]" office:value-type="float" office:value="0.726239707005906" calcext:value-type="float">
            <text:p>0.726239707005906</text:p>
          </table:table-cell>
          <table:table-cell table:formula="of:=[.E127]/[.J127]" office:value-type="float" office:value="0.686856809501673" calcext:value-type="float">
            <text:p>0.686856809501673</text:p>
          </table:table-cell>
          <table:table-cell table:formula="of:=[.F127]/[.J127]" office:value-type="float" office:value="0.15996018768662" calcext:value-type="float">
            <text:p>0.15996018768662</text:p>
          </table:table-cell>
          <table:table-cell table:formula="of:=[.G127]/[.J127]" office:value-type="float" office:value="0.589393760909841" calcext:value-type="float">
            <text:p>0.589393760909841</text:p>
          </table:table-cell>
          <table:table-cell table:formula="of:=[.H127]/[.J127]" office:value-type="float" office:value="0.0499822757887274" calcext:value-type="float">
            <text:p>0.04998227578872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94]/[.B108]" office:value-type="float" office:value="8.33752068602377" calcext:value-type="float">
            <text:p>8.33752068602377</text:p>
          </table:table-cell>
          <table:table-cell table:formula="of:=[.C95]/[.C108]" office:value-type="float" office:value="8.40758977841922" calcext:value-type="float">
            <text:p>8.40758977841922</text:p>
          </table:table-cell>
          <table:table-cell table:formula="of:=[.D95]/[.D108]" office:value-type="float" office:value="10.0731707317073" calcext:value-type="float">
            <text:p>10.0731707317073</text:p>
          </table:table-cell>
          <table:table-cell table:formula="of:=[.E95]/[.E108]" office:value-type="float" office:value="9.31779399035489" calcext:value-type="float">
            <text:p>9.31779399035489</text:p>
          </table:table-cell>
          <table:table-cell table:formula="of:=[.F95]/[.F108]" office:value-type="float" office:value="1.97022767075307" calcext:value-type="float">
            <text:p>1.97022767075307</text:p>
          </table:table-cell>
          <table:table-cell table:formula="of:=[.G95]/[.G108]" office:value-type="float" office:value="7.99259366831252" calcext:value-type="float">
            <text:p>7.99259366831252</text:p>
          </table:table-cell>
          <table:table-cell table:formula="of:=[.H95]/[.H108]" office:value-type="float" office:value="0.633233532934132" calcext:value-type="float">
            <text:p>0.63323353293413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B128]/[.J128]" office:value-type="float" office:value="0.595537191858841" calcext:value-type="float">
            <text:p>0.595537191858841</text:p>
          </table:table-cell>
          <table:table-cell table:formula="of:=[.C128]/[.J128]" office:value-type="float" office:value="0.600542127029944" calcext:value-type="float">
            <text:p>0.600542127029944</text:p>
          </table:table-cell>
          <table:table-cell table:formula="of:=[.D128]/[.J128]" office:value-type="float" office:value="0.719512195121951" calcext:value-type="float">
            <text:p>0.719512195121951</text:p>
          </table:table-cell>
          <table:table-cell table:formula="of:=[.E128]/[.J128]" office:value-type="float" office:value="0.665556713596778" calcext:value-type="float">
            <text:p>0.665556713596778</text:p>
          </table:table-cell>
          <table:table-cell table:formula="of:=[.F128]/[.J128]" office:value-type="float" office:value="0.140730547910933" calcext:value-type="float">
            <text:p>0.140730547910933</text:p>
          </table:table-cell>
          <table:table-cell table:formula="of:=[.G128]/[.J128]" office:value-type="float" office:value="0.570899547736608" calcext:value-type="float">
            <text:p>0.570899547736608</text:p>
          </table:table-cell>
          <table:table-cell table:formula="of:=[.H128]/[.J128]" office:value-type="float" office:value="0.0452309666381523" calcext:value-type="float">
            <text:p>0.04523096663815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94]/[.B109]" office:value-type="float" office:value="8.74400441779741" calcext:value-type="float">
            <text:p>8.74400441779741</text:p>
          </table:table-cell>
          <table:table-cell table:formula="of:=[.C95]/[.C109]" office:value-type="float" office:value="8.72460576160691" calcext:value-type="float">
            <text:p>8.72460576160691</text:p>
          </table:table-cell>
          <table:table-cell table:formula="of:=[.D95]/[.D109]" office:value-type="float" office:value="10.6235586304772" calcext:value-type="float">
            <text:p>10.6235586304772</text:p>
          </table:table-cell>
          <table:table-cell table:formula="of:=[.E95]/[.E109]" office:value-type="float" office:value="9.82694314032342" calcext:value-type="float">
            <text:p>9.82694314032342</text:p>
          </table:table-cell>
          <table:table-cell table:formula="of:=[.F95]/[.F109]" office:value-type="float" office:value="1.95993031358885" calcext:value-type="float">
            <text:p>1.95993031358885</text:p>
          </table:table-cell>
          <table:table-cell table:formula="of:=[.G95]/[.G109]" office:value-type="float" office:value="8.36682882335056" calcext:value-type="float">
            <text:p>8.36682882335056</text:p>
          </table:table-cell>
          <table:table-cell table:formula="of:=[.H95]/[.H109]" office:value-type="float" office:value="0.612156295224313" calcext:value-type="float">
            <text:p>0.61215629522431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B129]/[.J129]" office:value-type="float" office:value="0.582933627853161" calcext:value-type="float">
            <text:p>0.582933627853161</text:p>
          </table:table-cell>
          <table:table-cell table:formula="of:=[.C129]/[.J129]" office:value-type="float" office:value="0.581640384107127" calcext:value-type="float">
            <text:p>0.581640384107127</text:p>
          </table:table-cell>
          <table:table-cell table:formula="of:=[.D129]/[.J129]" office:value-type="float" office:value="0.708237242031814" calcext:value-type="float">
            <text:p>0.708237242031814</text:p>
          </table:table-cell>
          <table:table-cell table:formula="of:=[.E129]/[.J129]" office:value-type="float" office:value="0.655129542688228" calcext:value-type="float">
            <text:p>0.655129542688228</text:p>
          </table:table-cell>
          <table:table-cell table:formula="of:=[.F129]/[.J129]" office:value-type="float" office:value="0.130662020905923" calcext:value-type="float">
            <text:p>0.130662020905923</text:p>
          </table:table-cell>
          <table:table-cell table:formula="of:=[.G129]/[.J129]" office:value-type="float" office:value="0.557788588223371" calcext:value-type="float">
            <text:p>0.557788588223371</text:p>
          </table:table-cell>
          <table:table-cell table:formula="of:=[.H129]/[.J129]" office:value-type="float" office:value="0.0408104196816208" calcext:value-type="float">
            <text:p>0.04081041968162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94]/[.B110]" office:value-type="float" office:value="9.30950781118764" calcext:value-type="float">
            <text:p>9.30950781118764</text:p>
          </table:table-cell>
          <table:table-cell table:formula="of:=[.C95]/[.C110]" office:value-type="float" office:value="9.24246383574428" calcext:value-type="float">
            <text:p>9.24246383574428</text:p>
          </table:table-cell>
          <table:table-cell table:formula="of:=[.D95]/[.D110]" office:value-type="float" office:value="11.3936453576865" calcext:value-type="float">
            <text:p>11.3936453576865</text:p>
          </table:table-cell>
          <table:table-cell table:formula="of:=[.E95]/[.E110]" office:value-type="float" office:value="10.5403552944468" calcext:value-type="float">
            <text:p>10.5403552944468</text:p>
          </table:table-cell>
          <table:table-cell table:formula="of:=[.F95]/[.F110]" office:value-type="float" office:value="1.76609105180534" calcext:value-type="float">
            <text:p>1.76609105180534</text:p>
          </table:table-cell>
          <table:table-cell table:formula="of:=[.G95]/[.G110]" office:value-type="float" office:value="8.80310300703775" calcext:value-type="float">
            <text:p>8.80310300703775</text:p>
          </table:table-cell>
          <table:table-cell table:formula="of:=[.H95]/[.H110]" office:value-type="float" office:value="0.595774647887324" calcext:value-type="float">
            <text:p>0.59577464788732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B130]/[.J130]" office:value-type="float" office:value="0.581844238199227" calcext:value-type="float">
            <text:p>0.581844238199227</text:p>
          </table:table-cell>
          <table:table-cell table:formula="of:=[.C130]/[.J130]" office:value-type="float" office:value="0.577653989734018" calcext:value-type="float">
            <text:p>0.577653989734018</text:p>
          </table:table-cell>
          <table:table-cell table:formula="of:=[.D130]/[.J130]" office:value-type="float" office:value="0.712102834855403" calcext:value-type="float">
            <text:p>0.712102834855403</text:p>
          </table:table-cell>
          <table:table-cell table:formula="of:=[.E130]/[.J130]" office:value-type="float" office:value="0.658772205902924" calcext:value-type="float">
            <text:p>0.658772205902924</text:p>
          </table:table-cell>
          <table:table-cell table:formula="of:=[.F130]/[.J130]" office:value-type="float" office:value="0.110380690737834" calcext:value-type="float">
            <text:p>0.110380690737834</text:p>
          </table:table-cell>
          <table:table-cell table:formula="of:=[.G130]/[.J130]" office:value-type="float" office:value="0.550193937939859" calcext:value-type="float">
            <text:p>0.550193937939859</text:p>
          </table:table-cell>
          <table:table-cell table:formula="of:=[.H130]/[.J130]" office:value-type="float" office:value="0.0372359154929577" calcext:value-type="float">
            <text:p>0.037235915492958</text:p>
          </table:table-cell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Absolute Speedup</text:p>
          </table:table-cell>
          <table:table-cell table:number-columns-repeated="8"/>
          <table:table-cell office:value-type="string" calcext:value-type="string">
            <text:p>Absolute Efficiency</text:p>
          </table:table-cell>
          <table:table-cell table:number-columns-repeated="7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Jobs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o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Jobs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o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94]/[.B94]" office:value-type="float" office:value="1" calcext:value-type="float">
            <text:p>1</text:p>
          </table:table-cell>
          <table:table-cell table:formula="of:=[.C94]/[.C95]" office:value-type="float" office:value="1.005149798552" calcext:value-type="float">
            <text:p>1.005149798552</text:p>
          </table:table-cell>
          <table:table-cell table:formula="of:=[.D94]/[.D95]" office:value-type="float" office:value="1.01826834766636" calcext:value-type="float">
            <text:p>1.01826834766636</text:p>
          </table:table-cell>
          <table:table-cell table:formula="of:=[.E94]/[.E95]" office:value-type="float" office:value="0.999482436001221" calcext:value-type="float">
            <text:p>0.999482436001221</text:p>
          </table:table-cell>
          <table:table-cell table:formula="of:=[.F94]/[.F95]" office:value-type="float" office:value="1.20711111111111" calcext:value-type="float">
            <text:p>1.20711111111111</text:p>
          </table:table-cell>
          <table:table-cell table:formula="of:=[.G94]/[.G95]" office:value-type="float" office:value="1.00039973108999" calcext:value-type="float">
            <text:p>1.00039973108999</text:p>
          </table:table-cell>
          <table:table-cell table:formula="of:=[.H94]/[.H95]" office:value-type="float" office:value="1.38534278959811" calcext:value-type="float">
            <text:p>1.3853427895981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35]/[.J135]" office:value-type="float" office:value="1" calcext:value-type="float">
            <text:p>1</text:p>
          </table:table-cell>
          <table:table-cell table:formula="of:=[.C135]/[.J135]" office:value-type="float" office:value="1.005149798552" calcext:value-type="float">
            <text:p>1.005149798552</text:p>
          </table:table-cell>
          <table:table-cell table:formula="of:=[.D135]/[.J135]" office:value-type="float" office:value="1.01826834766636" calcext:value-type="float">
            <text:p>1.01826834766636</text:p>
          </table:table-cell>
          <table:table-cell table:formula="of:=[.E135]/[.J135]" office:value-type="float" office:value="0.999482436001221" calcext:value-type="float">
            <text:p>0.999482436001221</text:p>
          </table:table-cell>
          <table:table-cell table:formula="of:=[.F135]/[.J135]" office:value-type="float" office:value="1.20711111111111" calcext:value-type="float">
            <text:p>1.20711111111111</text:p>
          </table:table-cell>
          <table:table-cell table:formula="of:=[.G135]/[.J135]" office:value-type="float" office:value="1.00039973108999" calcext:value-type="float">
            <text:p>1.00039973108999</text:p>
          </table:table-cell>
          <table:table-cell table:formula="of:=[.H135]/[.J135]" office:value-type="float" office:value="1.38534278959811" calcext:value-type="float">
            <text:p>1.3853427895981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94]/[.B96]" office:value-type="float" office:value="1.87478222628169" calcext:value-type="float">
            <text:p>1.87478222628169</text:p>
          </table:table-cell>
          <table:table-cell table:formula="of:=[.C94]/[.C96]" office:value-type="float" office:value="1.85503438251244" calcext:value-type="float">
            <text:p>1.85503438251244</text:p>
          </table:table-cell>
          <table:table-cell table:formula="of:=[.D94]/[.D96]" office:value-type="float" office:value="1.95357852245787" calcext:value-type="float">
            <text:p>1.95357852245787</text:p>
          </table:table-cell>
          <table:table-cell table:formula="of:=[.E94]/[.E96]" office:value-type="float" office:value="1.91050455341062" calcext:value-type="float">
            <text:p>1.91050455341062</text:p>
          </table:table-cell>
          <table:table-cell table:formula="of:=[.F94]/[.F96]" office:value-type="float" office:value="2.1185647425897" calcext:value-type="float">
            <text:p>2.1185647425897</text:p>
          </table:table-cell>
          <table:table-cell table:formula="of:=[.G94]/[.G96]" office:value-type="float" office:value="1.87199102407181" calcext:value-type="float">
            <text:p>1.87199102407181</text:p>
          </table:table-cell>
          <table:table-cell table:formula="of:=[.H94]/[.H96]" office:value-type="float" office:value="1.41888619854722" calcext:value-type="float">
            <text:p>1.4188861985472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136]/[.J136]" office:value-type="float" office:value="0.937391113140847" calcext:value-type="float">
            <text:p>0.937391113140847</text:p>
          </table:table-cell>
          <table:table-cell table:formula="of:=[.C136]/[.J136]" office:value-type="float" office:value="0.92751719125622" calcext:value-type="float">
            <text:p>0.92751719125622</text:p>
          </table:table-cell>
          <table:table-cell table:formula="of:=[.D136]/[.J136]" office:value-type="float" office:value="0.976789261228936" calcext:value-type="float">
            <text:p>0.976789261228936</text:p>
          </table:table-cell>
          <table:table-cell table:formula="of:=[.E136]/[.J136]" office:value-type="float" office:value="0.955252276705309" calcext:value-type="float">
            <text:p>0.955252276705309</text:p>
          </table:table-cell>
          <table:table-cell table:formula="of:=[.F136]/[.J136]" office:value-type="float" office:value="1.05928237129485" calcext:value-type="float">
            <text:p>1.05928237129485</text:p>
          </table:table-cell>
          <table:table-cell table:formula="of:=[.G136]/[.J136]" office:value-type="float" office:value="0.935995512035904" calcext:value-type="float">
            <text:p>0.935995512035904</text:p>
          </table:table-cell>
          <table:table-cell table:formula="of:=[.H136]/[.J136]" office:value-type="float" office:value="0.709443099273608" calcext:value-type="float">
            <text:p>0.70944309927360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94]/[.B97]" office:value-type="float" office:value="2.66503967299832" calcext:value-type="float">
            <text:p>2.66503967299832</text:p>
          </table:table-cell>
          <table:table-cell table:formula="of:=[.C94]/[.C97]" office:value-type="float" office:value="2.68686568775642" calcext:value-type="float">
            <text:p>2.68686568775642</text:p>
          </table:table-cell>
          <table:table-cell table:formula="of:=[.D94]/[.D97]" office:value-type="float" office:value="2.82414783253057" calcext:value-type="float">
            <text:p>2.82414783253057</text:p>
          </table:table-cell>
          <table:table-cell table:formula="of:=[.E94]/[.E97]" office:value-type="float" office:value="2.75734055795563" calcext:value-type="float">
            <text:p>2.75734055795563</text:p>
          </table:table-cell>
          <table:table-cell table:formula="of:=[.F94]/[.F97]" office:value-type="float" office:value="2.80578512396694" calcext:value-type="float">
            <text:p>2.80578512396694</text:p>
          </table:table-cell>
          <table:table-cell table:formula="of:=[.G94]/[.G97]" office:value-type="float" office:value="2.68397192161451" calcext:value-type="float">
            <text:p>2.68397192161451</text:p>
          </table:table-cell>
          <table:table-cell table:formula="of:=[.H94]/[.H97]" office:value-type="float" office:value="1.27947598253275" calcext:value-type="float">
            <text:p>1.2794759825327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137]/[.J137]" office:value-type="float" office:value="0.888346557666106" calcext:value-type="float">
            <text:p>0.888346557666106</text:p>
          </table:table-cell>
          <table:table-cell table:formula="of:=[.C137]/[.J137]" office:value-type="float" office:value="0.895621895918808" calcext:value-type="float">
            <text:p>0.895621895918808</text:p>
          </table:table-cell>
          <table:table-cell table:formula="of:=[.D137]/[.J137]" office:value-type="float" office:value="0.941382610843522" calcext:value-type="float">
            <text:p>0.941382610843522</text:p>
          </table:table-cell>
          <table:table-cell table:formula="of:=[.E137]/[.J137]" office:value-type="float" office:value="0.919113519318542" calcext:value-type="float">
            <text:p>0.919113519318542</text:p>
          </table:table-cell>
          <table:table-cell table:formula="of:=[.F137]/[.J137]" office:value-type="float" office:value="0.935261707988981" calcext:value-type="float">
            <text:p>0.935261707988981</text:p>
          </table:table-cell>
          <table:table-cell table:formula="of:=[.G137]/[.J137]" office:value-type="float" office:value="0.894657307204836" calcext:value-type="float">
            <text:p>0.894657307204836</text:p>
          </table:table-cell>
          <table:table-cell table:formula="of:=[.H137]/[.J137]" office:value-type="float" office:value="0.426491994177584" calcext:value-type="float">
            <text:p>0.42649199417758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94]/[.B98]" office:value-type="float" office:value="3.46350228110743" calcext:value-type="float">
            <text:p>3.46350228110743</text:p>
          </table:table-cell>
          <table:table-cell table:formula="of:=[.C94]/[.C98]" office:value-type="float" office:value="3.45215883474944" calcext:value-type="float">
            <text:p>3.45215883474944</text:p>
          </table:table-cell>
          <table:table-cell table:formula="of:=[.D94]/[.D98]" office:value-type="float" office:value="3.68453172205438" calcext:value-type="float">
            <text:p>3.68453172205438</text:p>
          </table:table-cell>
          <table:table-cell table:formula="of:=[.E94]/[.E98]" office:value-type="float" office:value="3.5809243058197" calcext:value-type="float">
            <text:p>3.5809243058197</text:p>
          </table:table-cell>
          <table:table-cell table:formula="of:=[.F94]/[.F98]" office:value-type="float" office:value="3.16550116550117" calcext:value-type="float">
            <text:p>3.16550116550117</text:p>
          </table:table-cell>
          <table:table-cell table:formula="of:=[.G94]/[.G98]" office:value-type="float" office:value="3.4474359777096" calcext:value-type="float">
            <text:p>3.4474359777096</text:p>
          </table:table-cell>
          <table:table-cell table:formula="of:=[.H94]/[.H98]" office:value-type="float" office:value="1.26839826839827" calcext:value-type="float">
            <text:p>1.26839826839827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138]/[.J138]" office:value-type="float" office:value="0.865875570276858" calcext:value-type="float">
            <text:p>0.865875570276858</text:p>
          </table:table-cell>
          <table:table-cell table:formula="of:=[.C138]/[.J138]" office:value-type="float" office:value="0.863039708687359" calcext:value-type="float">
            <text:p>0.863039708687359</text:p>
          </table:table-cell>
          <table:table-cell table:formula="of:=[.D138]/[.J138]" office:value-type="float" office:value="0.921132930513595" calcext:value-type="float">
            <text:p>0.921132930513595</text:p>
          </table:table-cell>
          <table:table-cell table:formula="of:=[.E138]/[.J138]" office:value-type="float" office:value="0.895231076454926" calcext:value-type="float">
            <text:p>0.895231076454926</text:p>
          </table:table-cell>
          <table:table-cell table:formula="of:=[.F138]/[.J138]" office:value-type="float" office:value="0.791375291375291" calcext:value-type="float">
            <text:p>0.791375291375291</text:p>
          </table:table-cell>
          <table:table-cell table:formula="of:=[.G138]/[.J138]" office:value-type="float" office:value="0.8618589944274" calcext:value-type="float">
            <text:p>0.8618589944274</text:p>
          </table:table-cell>
          <table:table-cell table:formula="of:=[.H138]/[.J138]" office:value-type="float" office:value="0.317099567099567" calcext:value-type="float">
            <text:p>0.31709956709956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94]/[.B99]" office:value-type="float" office:value="4.19940137910131" calcext:value-type="float">
            <text:p>4.19940137910131</text:p>
          </table:table-cell>
          <table:table-cell table:formula="of:=[.C94]/[.C99]" office:value-type="float" office:value="4.2234715091858" calcext:value-type="float">
            <text:p>4.2234715091858</text:p>
          </table:table-cell>
          <table:table-cell table:formula="of:=[.D94]/[.D99]" office:value-type="float" office:value="4.4745377164661" calcext:value-type="float">
            <text:p>4.4745377164661</text:p>
          </table:table-cell>
          <table:table-cell table:formula="of:=[.E94]/[.E99]" office:value-type="float" office:value="4.37033598328788" calcext:value-type="float">
            <text:p>4.37033598328788</text:p>
          </table:table-cell>
          <table:table-cell table:formula="of:=[.F94]/[.F99]" office:value-type="float" office:value="3.24105011933174" calcext:value-type="float">
            <text:p>3.24105011933174</text:p>
          </table:table-cell>
          <table:table-cell table:formula="of:=[.G94]/[.G99]" office:value-type="float" office:value="4.1626219097301" calcext:value-type="float">
            <text:p>4.1626219097301</text:p>
          </table:table-cell>
          <table:table-cell table:formula="of:=[.H94]/[.H99]" office:value-type="float" office:value="1.18623481781377" calcext:value-type="float">
            <text:p>1.18623481781377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139]/[.J139]" office:value-type="float" office:value="0.839880275820262" calcext:value-type="float">
            <text:p>0.839880275820262</text:p>
          </table:table-cell>
          <table:table-cell table:formula="of:=[.C139]/[.J139]" office:value-type="float" office:value="0.844694301837159" calcext:value-type="float">
            <text:p>0.844694301837159</text:p>
          </table:table-cell>
          <table:table-cell table:formula="of:=[.D139]/[.J139]" office:value-type="float" office:value="0.89490754329322" calcext:value-type="float">
            <text:p>0.89490754329322</text:p>
          </table:table-cell>
          <table:table-cell table:formula="of:=[.E139]/[.J139]" office:value-type="float" office:value="0.874067196657575" calcext:value-type="float">
            <text:p>0.874067196657575</text:p>
          </table:table-cell>
          <table:table-cell table:formula="of:=[.F139]/[.J139]" office:value-type="float" office:value="0.648210023866348" calcext:value-type="float">
            <text:p>0.648210023866348</text:p>
          </table:table-cell>
          <table:table-cell table:formula="of:=[.G139]/[.J139]" office:value-type="float" office:value="0.832524381946019" calcext:value-type="float">
            <text:p>0.832524381946019</text:p>
          </table:table-cell>
          <table:table-cell table:formula="of:=[.H139]/[.J139]" office:value-type="float" office:value="0.237246963562753" calcext:value-type="float">
            <text:p>0.23724696356275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94]/[.B100]" office:value-type="float" office:value="4.9430941444053" calcext:value-type="float">
            <text:p>4.9430941444053</text:p>
          </table:table-cell>
          <table:table-cell table:formula="of:=[.C94]/[.C100]" office:value-type="float" office:value="4.96152120819419" calcext:value-type="float">
            <text:p>4.96152120819419</text:p>
          </table:table-cell>
          <table:table-cell table:formula="of:=[.D94]/[.D100]" office:value-type="float" office:value="5.23694606664377" calcext:value-type="float">
            <text:p>5.23694606664377</text:p>
          </table:table-cell>
          <table:table-cell table:formula="of:=[.E94]/[.E100]" office:value-type="float" office:value="5.13038147138965" calcext:value-type="float">
            <text:p>5.13038147138965</text:p>
          </table:table-cell>
          <table:table-cell table:formula="of:=[.F94]/[.F100]" office:value-type="float" office:value="3.17289719626168" calcext:value-type="float">
            <text:p>3.17289719626168</text:p>
          </table:table-cell>
          <table:table-cell table:formula="of:=[.G94]/[.G100]" office:value-type="float" office:value="4.88154978278216" calcext:value-type="float">
            <text:p>4.88154978278216</text:p>
          </table:table-cell>
          <table:table-cell table:formula="of:=[.H94]/[.H100]" office:value-type="float" office:value="1.15354330708661" calcext:value-type="float">
            <text:p>1.1535433070866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140]/[.J140]" office:value-type="float" office:value="0.82384902406755" calcext:value-type="float">
            <text:p>0.82384902406755</text:p>
          </table:table-cell>
          <table:table-cell table:formula="of:=[.C140]/[.J140]" office:value-type="float" office:value="0.826920201365698" calcext:value-type="float">
            <text:p>0.826920201365698</text:p>
          </table:table-cell>
          <table:table-cell table:formula="of:=[.D140]/[.J140]" office:value-type="float" office:value="0.872824344440627" calcext:value-type="float">
            <text:p>0.872824344440627</text:p>
          </table:table-cell>
          <table:table-cell table:formula="of:=[.E140]/[.J140]" office:value-type="float" office:value="0.855063578564941" calcext:value-type="float">
            <text:p>0.855063578564941</text:p>
          </table:table-cell>
          <table:table-cell table:formula="of:=[.F140]/[.J140]" office:value-type="float" office:value="0.528816199376947" calcext:value-type="float">
            <text:p>0.528816199376947</text:p>
          </table:table-cell>
          <table:table-cell table:formula="of:=[.G140]/[.J140]" office:value-type="float" office:value="0.813591630463693" calcext:value-type="float">
            <text:p>0.813591630463693</text:p>
          </table:table-cell>
          <table:table-cell table:formula="of:=[.H140]/[.J140]" office:value-type="float" office:value="0.192257217847769" calcext:value-type="float">
            <text:p>0.19225721784776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94]/[.B101]" office:value-type="float" office:value="5.63263543042992" calcext:value-type="float">
            <text:p>5.63263543042992</text:p>
          </table:table-cell>
          <table:table-cell table:formula="of:=[.C94]/[.C101]" office:value-type="float" office:value="5.64462716189396" calcext:value-type="float">
            <text:p>5.64462716189396</text:p>
          </table:table-cell>
          <table:table-cell table:formula="of:=[.D94]/[.D101]" office:value-type="float" office:value="6.05791774289688" calcext:value-type="float">
            <text:p>6.05791774289688</text:p>
          </table:table-cell>
          <table:table-cell table:formula="of:=[.E94]/[.E101]" office:value-type="float" office:value="5.85599875592878" calcext:value-type="float">
            <text:p>5.85599875592878</text:p>
          </table:table-cell>
          <table:table-cell table:formula="of:=[.F94]/[.F101]" office:value-type="float" office:value="3.20283018867925" calcext:value-type="float">
            <text:p>3.20283018867925</text:p>
          </table:table-cell>
          <table:table-cell table:formula="of:=[.G94]/[.G101]" office:value-type="float" office:value="5.54694741084022" calcext:value-type="float">
            <text:p>5.54694741084022</text:p>
          </table:table-cell>
          <table:table-cell table:formula="of:=[.H94]/[.H101]" office:value-type="float" office:value="1.07918968692449" calcext:value-type="float">
            <text:p>1.07918968692449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141]/[.J141]" office:value-type="float" office:value="0.804662204347132" calcext:value-type="float">
            <text:p>0.804662204347132</text:p>
          </table:table-cell>
          <table:table-cell table:formula="of:=[.C141]/[.J141]" office:value-type="float" office:value="0.806375308841994" calcext:value-type="float">
            <text:p>0.806375308841994</text:p>
          </table:table-cell>
          <table:table-cell table:formula="of:=[.D141]/[.J141]" office:value-type="float" office:value="0.86541682041384" calcext:value-type="float">
            <text:p>0.86541682041384</text:p>
          </table:table-cell>
          <table:table-cell table:formula="of:=[.E141]/[.J141]" office:value-type="float" office:value="0.836571250846968" calcext:value-type="float">
            <text:p>0.836571250846968</text:p>
          </table:table-cell>
          <table:table-cell table:formula="of:=[.F141]/[.J141]" office:value-type="float" office:value="0.457547169811321" calcext:value-type="float">
            <text:p>0.457547169811321</text:p>
          </table:table-cell>
          <table:table-cell table:formula="of:=[.G141]/[.J141]" office:value-type="float" office:value="0.79242105869146" calcext:value-type="float">
            <text:p>0.79242105869146</text:p>
          </table:table-cell>
          <table:table-cell table:formula="of:=[.H141]/[.J141]" office:value-type="float" office:value="0.154169955274928" calcext:value-type="float">
            <text:p>0.15416995527492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4]/[.B102]" office:value-type="float" office:value="6.33220978062157" calcext:value-type="float">
            <text:p>6.33220978062157</text:p>
          </table:table-cell>
          <table:table-cell table:formula="of:=[.C94]/[.C102]" office:value-type="float" office:value="6.30737549106577" calcext:value-type="float">
            <text:p>6.30737549106577</text:p>
          </table:table-cell>
          <table:table-cell table:formula="of:=[.D94]/[.D102]" office:value-type="float" office:value="6.79129078962022" calcext:value-type="float">
            <text:p>6.79129078962022</text:p>
          </table:table-cell>
          <table:table-cell table:formula="of:=[.E94]/[.E102]" office:value-type="float" office:value="6.63734907905173" calcext:value-type="float">
            <text:p>6.63734907905173</text:p>
          </table:table-cell>
          <table:table-cell table:formula="of:=[.F94]/[.F102]" office:value-type="float" office:value="3.04484304932735" calcext:value-type="float">
            <text:p>3.04484304932735</text:p>
          </table:table-cell>
          <table:table-cell table:formula="of:=[.G94]/[.G102]" office:value-type="float" office:value="6.2411017909771" calcext:value-type="float">
            <text:p>6.2411017909771</text:p>
          </table:table-cell>
          <table:table-cell table:formula="of:=[.H94]/[.H102]" office:value-type="float" office:value="1.03169014084507" calcext:value-type="float">
            <text:p>1.03169014084507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142]/[.J142]" office:value-type="float" office:value="0.791526222577697" calcext:value-type="float">
            <text:p>0.791526222577697</text:p>
          </table:table-cell>
          <table:table-cell table:formula="of:=[.C142]/[.J142]" office:value-type="float" office:value="0.788421936383221" calcext:value-type="float">
            <text:p>0.788421936383221</text:p>
          </table:table-cell>
          <table:table-cell table:formula="of:=[.D142]/[.J142]" office:value-type="float" office:value="0.848911348702528" calcext:value-type="float">
            <text:p>0.848911348702528</text:p>
          </table:table-cell>
          <table:table-cell table:formula="of:=[.E142]/[.J142]" office:value-type="float" office:value="0.829668634881466" calcext:value-type="float">
            <text:p>0.829668634881466</text:p>
          </table:table-cell>
          <table:table-cell table:formula="of:=[.F142]/[.J142]" office:value-type="float" office:value="0.380605381165919" calcext:value-type="float">
            <text:p>0.380605381165919</text:p>
          </table:table-cell>
          <table:table-cell table:formula="of:=[.G142]/[.J142]" office:value-type="float" office:value="0.780137723872138" calcext:value-type="float">
            <text:p>0.780137723872138</text:p>
          </table:table-cell>
          <table:table-cell table:formula="of:=[.H142]/[.J142]" office:value-type="float" office:value="0.128961267605634" calcext:value-type="float">
            <text:p>0.12896126760563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4]/[.B103]" office:value-type="float" office:value="6.65619745375931" calcext:value-type="float">
            <text:p>6.65619745375931</text:p>
          </table:table-cell>
          <table:table-cell table:formula="of:=[.C94]/[.C103]" office:value-type="float" office:value="6.68612305212251" calcext:value-type="float">
            <text:p>6.68612305212251</text:p>
          </table:table-cell>
          <table:table-cell table:formula="of:=[.D94]/[.D103]" office:value-type="float" office:value="7.34598241175762" calcext:value-type="float">
            <text:p>7.34598241175762</text:p>
          </table:table-cell>
          <table:table-cell table:formula="of:=[.E94]/[.E103]" office:value-type="float" office:value="7.09572263048803" calcext:value-type="float">
            <text:p>7.09572263048803</text:p>
          </table:table-cell>
          <table:table-cell table:formula="of:=[.F94]/[.F103]" office:value-type="float" office:value="2.92672413793103" calcext:value-type="float">
            <text:p>2.92672413793103</text:p>
          </table:table-cell>
          <table:table-cell table:formula="of:=[.G94]/[.G103]" office:value-type="float" office:value="6.47981640579028" calcext:value-type="float">
            <text:p>6.47981640579028</text:p>
          </table:table-cell>
          <table:table-cell table:formula="of:=[.H94]/[.H103]" office:value-type="float" office:value="1.01736111111111" calcext:value-type="float">
            <text:p>1.01736111111111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143]/[.J143]" office:value-type="float" office:value="0.739577494862145" calcext:value-type="float">
            <text:p>0.739577494862145</text:p>
          </table:table-cell>
          <table:table-cell table:formula="of:=[.C143]/[.J143]" office:value-type="float" office:value="0.742902561346946" calcext:value-type="float">
            <text:p>0.742902561346946</text:p>
          </table:table-cell>
          <table:table-cell table:formula="of:=[.D143]/[.J143]" office:value-type="float" office:value="0.816220267973069" calcext:value-type="float">
            <text:p>0.816220267973069</text:p>
          </table:table-cell>
          <table:table-cell table:formula="of:=[.E143]/[.J143]" office:value-type="float" office:value="0.788413625609782" calcext:value-type="float">
            <text:p>0.788413625609782</text:p>
          </table:table-cell>
          <table:table-cell table:formula="of:=[.F143]/[.J143]" office:value-type="float" office:value="0.325191570881226" calcext:value-type="float">
            <text:p>0.325191570881226</text:p>
          </table:table-cell>
          <table:table-cell table:formula="of:=[.G143]/[.J143]" office:value-type="float" office:value="0.719979600643364" calcext:value-type="float">
            <text:p>0.719979600643364</text:p>
          </table:table-cell>
          <table:table-cell table:formula="of:=[.H143]/[.J143]" office:value-type="float" office:value="0.11304012345679" calcext:value-type="float">
            <text:p>0.1130401234567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94]/[.B104]" office:value-type="float" office:value="6.95569501098212" calcext:value-type="float">
            <text:p>6.95569501098212</text:p>
          </table:table-cell>
          <table:table-cell table:formula="of:=[.C94]/[.C104]" office:value-type="float" office:value="7.05578395236745" calcext:value-type="float">
            <text:p>7.05578395236745</text:p>
          </table:table-cell>
          <table:table-cell table:formula="of:=[.D94]/[.D104]" office:value-type="float" office:value="7.91523883696781" calcext:value-type="float">
            <text:p>7.91523883696781</text:p>
          </table:table-cell>
          <table:table-cell table:formula="of:=[.E94]/[.E104]" office:value-type="float" office:value="7.53742994395516" calcext:value-type="float">
            <text:p>7.53742994395516</text:p>
          </table:table-cell>
          <table:table-cell table:formula="of:=[.F94]/[.F104]" office:value-type="float" office:value="2.80578512396694" calcext:value-type="float">
            <text:p>2.80578512396694</text:p>
          </table:table-cell>
          <table:table-cell table:formula="of:=[.G94]/[.G104]" office:value-type="float" office:value="6.74659968141159" calcext:value-type="float">
            <text:p>6.74659968141159</text:p>
          </table:table-cell>
          <table:table-cell table:formula="of:=[.H94]/[.H104]" office:value-type="float" office:value="0.986531986531987" calcext:value-type="float">
            <text:p>0.98653198653198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144]/[.J144]" office:value-type="float" office:value="0.695569501098212" calcext:value-type="float">
            <text:p>0.695569501098212</text:p>
          </table:table-cell>
          <table:table-cell table:formula="of:=[.C144]/[.J144]" office:value-type="float" office:value="0.705578395236745" calcext:value-type="float">
            <text:p>0.705578395236745</text:p>
          </table:table-cell>
          <table:table-cell table:formula="of:=[.D144]/[.J144]" office:value-type="float" office:value="0.791523883696781" calcext:value-type="float">
            <text:p>0.791523883696781</text:p>
          </table:table-cell>
          <table:table-cell table:formula="of:=[.E144]/[.J144]" office:value-type="float" office:value="0.753742994395516" calcext:value-type="float">
            <text:p>0.753742994395516</text:p>
          </table:table-cell>
          <table:table-cell table:formula="of:=[.F144]/[.J144]" office:value-type="float" office:value="0.280578512396694" calcext:value-type="float">
            <text:p>0.280578512396694</text:p>
          </table:table-cell>
          <table:table-cell table:formula="of:=[.G144]/[.J144]" office:value-type="float" office:value="0.674659968141159" calcext:value-type="float">
            <text:p>0.674659968141159</text:p>
          </table:table-cell>
          <table:table-cell table:formula="of:=[.H144]/[.J144]" office:value-type="float" office:value="0.0986531986531987" calcext:value-type="float">
            <text:p>0.09865319865319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94]/[.B105]" office:value-type="float" office:value="7.33644426793752" calcext:value-type="float">
            <text:p>7.33644426793752</text:p>
          </table:table-cell>
          <table:table-cell table:formula="of:=[.C94]/[.C105]" office:value-type="float" office:value="7.304835987378" calcext:value-type="float">
            <text:p>7.304835987378</text:p>
          </table:table-cell>
          <table:table-cell table:formula="of:=[.D94]/[.D105]" office:value-type="float" office:value="8.52614653243848" calcext:value-type="float">
            <text:p>8.52614653243848</text:p>
          </table:table-cell>
          <table:table-cell table:formula="of:=[.E94]/[.E105]" office:value-type="float" office:value="7.99257136792953" calcext:value-type="float">
            <text:p>7.99257136792953</text:p>
          </table:table-cell>
          <table:table-cell table:formula="of:=[.F94]/[.F105]" office:value-type="float" office:value="2.716" calcext:value-type="float">
            <text:p>2.716</text:p>
          </table:table-cell>
          <table:table-cell table:formula="of:=[.G94]/[.G105]" office:value-type="float" office:value="7.10347051993291" calcext:value-type="float">
            <text:p>7.10347051993291</text:p>
          </table:table-cell>
          <table:table-cell table:formula="of:=[.H94]/[.H105]" office:value-type="float" office:value="0.954397394136808" calcext:value-type="float">
            <text:p>0.95439739413680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B145]/[.J145]" office:value-type="float" office:value="0.666949478903411" calcext:value-type="float">
            <text:p>0.666949478903411</text:p>
          </table:table-cell>
          <table:table-cell table:formula="of:=[.C145]/[.J145]" office:value-type="float" office:value="0.664075998852545" calcext:value-type="float">
            <text:p>0.664075998852545</text:p>
          </table:table-cell>
          <table:table-cell table:formula="of:=[.D145]/[.J145]" office:value-type="float" office:value="0.77510423022168" calcext:value-type="float">
            <text:p>0.77510423022168</text:p>
          </table:table-cell>
          <table:table-cell table:formula="of:=[.E145]/[.J145]" office:value-type="float" office:value="0.726597397084503" calcext:value-type="float">
            <text:p>0.726597397084503</text:p>
          </table:table-cell>
          <table:table-cell table:formula="of:=[.F145]/[.J145]" office:value-type="float" office:value="0.246909090909091" calcext:value-type="float">
            <text:p>0.246909090909091</text:p>
          </table:table-cell>
          <table:table-cell table:formula="of:=[.G145]/[.J145]" office:value-type="float" office:value="0.645770047266628" calcext:value-type="float">
            <text:p>0.645770047266628</text:p>
          </table:table-cell>
          <table:table-cell table:formula="of:=[.H145]/[.J145]" office:value-type="float" office:value="0.0867633994669825" calcext:value-type="float">
            <text:p>0.08676339946698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4]/[.B106]" office:value-type="float" office:value="7.65885848535102" calcext:value-type="float">
            <text:p>7.65885848535102</text:p>
          </table:table-cell>
          <table:table-cell table:formula="of:=[.C94]/[.C106]" office:value-type="float" office:value="7.72189899930184" calcext:value-type="float">
            <text:p>7.72189899930184</text:p>
          </table:table-cell>
          <table:table-cell table:formula="of:=[.D94]/[.D106]" office:value-type="float" office:value="9.07290581758667" calcext:value-type="float">
            <text:p>9.07290581758667</text:p>
          </table:table-cell>
          <table:table-cell table:formula="of:=[.E94]/[.E106]" office:value-type="float" office:value="8.43098623082951" calcext:value-type="float">
            <text:p>8.43098623082951</text:p>
          </table:table-cell>
          <table:table-cell table:formula="of:=[.F94]/[.F106]" office:value-type="float" office:value="2.5719696969697" calcext:value-type="float">
            <text:p>2.5719696969697</text:p>
          </table:table-cell>
          <table:table-cell table:formula="of:=[.G94]/[.G106]" office:value-type="float" office:value="7.43036437246964" calcext:value-type="float">
            <text:p>7.43036437246964</text:p>
          </table:table-cell>
          <table:table-cell table:formula="of:=[.H94]/[.H106]" office:value-type="float" office:value="0.917057902973396" calcext:value-type="float">
            <text:p>0.91705790297339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B146]/[.J146]" office:value-type="float" office:value="0.638238207112585" calcext:value-type="float">
            <text:p>0.638238207112585</text:p>
          </table:table-cell>
          <table:table-cell table:formula="of:=[.C146]/[.J146]" office:value-type="float" office:value="0.643491583275153" calcext:value-type="float">
            <text:p>0.643491583275153</text:p>
          </table:table-cell>
          <table:table-cell table:formula="of:=[.D146]/[.J146]" office:value-type="float" office:value="0.756075484798889" calcext:value-type="float">
            <text:p>0.756075484798889</text:p>
          </table:table-cell>
          <table:table-cell table:formula="of:=[.E146]/[.J146]" office:value-type="float" office:value="0.702582185902459" calcext:value-type="float">
            <text:p>0.702582185902459</text:p>
          </table:table-cell>
          <table:table-cell table:formula="of:=[.F146]/[.J146]" office:value-type="float" office:value="0.214330808080808" calcext:value-type="float">
            <text:p>0.214330808080808</text:p>
          </table:table-cell>
          <table:table-cell table:formula="of:=[.G146]/[.J146]" office:value-type="float" office:value="0.619197031039136" calcext:value-type="float">
            <text:p>0.619197031039136</text:p>
          </table:table-cell>
          <table:table-cell table:formula="of:=[.H146]/[.J146]" office:value-type="float" office:value="0.0764214919144497" calcext:value-type="float">
            <text:p>0.0764214919144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94]/[.B107]" office:value-type="float" office:value="8.03705315060547" calcext:value-type="float">
            <text:p>8.03705315060547</text:p>
          </table:table-cell>
          <table:table-cell table:formula="of:=[.C94]/[.C107]" office:value-type="float" office:value="8.11469797016385" calcext:value-type="float">
            <text:p>8.11469797016385</text:p>
          </table:table-cell>
          <table:table-cell table:formula="of:=[.D94]/[.D107]" office:value-type="float" office:value="9.61358978401387" calcext:value-type="float">
            <text:p>9.61358978401387</text:p>
          </table:table-cell>
          <table:table-cell table:formula="of:=[.E94]/[.E107]" office:value-type="float" office:value="8.92451712288186" calcext:value-type="float">
            <text:p>8.92451712288186</text:p>
          </table:table-cell>
          <table:table-cell table:formula="of:=[.F94]/[.F107]" office:value-type="float" office:value="2.51016635859519" calcext:value-type="float">
            <text:p>2.51016635859519</text:p>
          </table:table-cell>
          <table:table-cell table:formula="of:=[.G94]/[.G107]" office:value-type="float" office:value="7.66518167896422" calcext:value-type="float">
            <text:p>7.66518167896422</text:p>
          </table:table-cell>
          <table:table-cell table:formula="of:=[.H94]/[.H107]" office:value-type="float" office:value="0.900153609831029" calcext:value-type="float">
            <text:p>0.90015360983102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B147]/[.J147]" office:value-type="float" office:value="0.618234857738882" calcext:value-type="float">
            <text:p>0.618234857738882</text:p>
          </table:table-cell>
          <table:table-cell table:formula="of:=[.C147]/[.J147]" office:value-type="float" office:value="0.62420753616645" calcext:value-type="float">
            <text:p>0.62420753616645</text:p>
          </table:table-cell>
          <table:table-cell table:formula="of:=[.D147]/[.J147]" office:value-type="float" office:value="0.739506906462606" calcext:value-type="float">
            <text:p>0.739506906462606</text:p>
          </table:table-cell>
          <table:table-cell table:formula="of:=[.E147]/[.J147]" office:value-type="float" office:value="0.686501317144758" calcext:value-type="float">
            <text:p>0.686501317144758</text:p>
          </table:table-cell>
          <table:table-cell table:formula="of:=[.F147]/[.J147]" office:value-type="float" office:value="0.193089719891938" calcext:value-type="float">
            <text:p>0.193089719891938</text:p>
          </table:table-cell>
          <table:table-cell table:formula="of:=[.G147]/[.J147]" office:value-type="float" office:value="0.589629359920325" calcext:value-type="float">
            <text:p>0.589629359920325</text:p>
          </table:table-cell>
          <table:table-cell table:formula="of:=[.H147]/[.J147]" office:value-type="float" office:value="0.0692425853716176" calcext:value-type="float">
            <text:p>0.06924258537161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94]/[.B108]" office:value-type="float" office:value="8.33752068602377" calcext:value-type="float">
            <text:p>8.33752068602377</text:p>
          </table:table-cell>
          <table:table-cell table:formula="of:=[.C94]/[.C108]" office:value-type="float" office:value="8.45088717208592" calcext:value-type="float">
            <text:p>8.45088717208592</text:p>
          </table:table-cell>
          <table:table-cell table:formula="of:=[.D94]/[.D108]" office:value-type="float" office:value="10.2571909167368" calcext:value-type="float">
            <text:p>10.2571909167368</text:p>
          </table:table-cell>
          <table:table-cell table:formula="of:=[.E94]/[.E108]" office:value-type="float" office:value="9.31297143563744" calcext:value-type="float">
            <text:p>9.31297143563744</text:p>
          </table:table-cell>
          <table:table-cell table:formula="of:=[.F94]/[.F108]" office:value-type="float" office:value="2.37828371278459" calcext:value-type="float">
            <text:p>2.37828371278459</text:p>
          </table:table-cell>
          <table:table-cell table:formula="of:=[.G94]/[.G108]" office:value-type="float" office:value="7.99578855649143" calcext:value-type="float">
            <text:p>7.99578855649143</text:p>
          </table:table-cell>
          <table:table-cell table:formula="of:=[.H94]/[.H108]" office:value-type="float" office:value="0.877245508982036" calcext:value-type="float">
            <text:p>0.87724550898203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B148]/[.J148]" office:value-type="float" office:value="0.595537191858841" calcext:value-type="float">
            <text:p>0.595537191858841</text:p>
          </table:table-cell>
          <table:table-cell table:formula="of:=[.C148]/[.J148]" office:value-type="float" office:value="0.603634798006137" calcext:value-type="float">
            <text:p>0.603634798006137</text:p>
          </table:table-cell>
          <table:table-cell table:formula="of:=[.D148]/[.J148]" office:value-type="float" office:value="0.732656494052625" calcext:value-type="float">
            <text:p>0.732656494052625</text:p>
          </table:table-cell>
          <table:table-cell table:formula="of:=[.E148]/[.J148]" office:value-type="float" office:value="0.665212245402674" calcext:value-type="float">
            <text:p>0.665212245402674</text:p>
          </table:table-cell>
          <table:table-cell table:formula="of:=[.F148]/[.J148]" office:value-type="float" office:value="0.169877408056042" calcext:value-type="float">
            <text:p>0.169877408056042</text:p>
          </table:table-cell>
          <table:table-cell table:formula="of:=[.G148]/[.J148]" office:value-type="float" office:value="0.571127754035102" calcext:value-type="float">
            <text:p>0.571127754035102</text:p>
          </table:table-cell>
          <table:table-cell table:formula="of:=[.H148]/[.J148]" office:value-type="float" office:value="0.0626603934987169" calcext:value-type="float">
            <text:p>0.06266039349871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94]/[.B109]" office:value-type="float" office:value="8.74400441779741" calcext:value-type="float">
            <text:p>8.74400441779741</text:p>
          </table:table-cell>
          <table:table-cell table:formula="of:=[.C94]/[.C109]" office:value-type="float" office:value="8.76953572372478" calcext:value-type="float">
            <text:p>8.76953572372478</text:p>
          </table:table-cell>
          <table:table-cell table:formula="of:=[.D94]/[.D109]" office:value-type="float" office:value="10.8176334929927" calcext:value-type="float">
            <text:p>10.8176334929927</text:p>
          </table:table-cell>
          <table:table-cell table:formula="of:=[.E94]/[.E109]" office:value-type="float" office:value="9.82185706833594" calcext:value-type="float">
            <text:p>9.82185706833594</text:p>
          </table:table-cell>
          <table:table-cell table:formula="of:=[.F94]/[.F109]" office:value-type="float" office:value="2.36585365853659" calcext:value-type="float">
            <text:p>2.36585365853659</text:p>
          </table:table-cell>
          <table:table-cell table:formula="of:=[.G94]/[.G109]" office:value-type="float" office:value="8.37017330495591" calcext:value-type="float">
            <text:p>8.37017330495591</text:p>
          </table:table-cell>
          <table:table-cell table:formula="of:=[.H94]/[.H109]" office:value-type="float" office:value="0.848046309696093" calcext:value-type="float">
            <text:p>0.84804630969609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B149]/[.J149]" office:value-type="float" office:value="0.582933627853161" calcext:value-type="float">
            <text:p>0.582933627853161</text:p>
          </table:table-cell>
          <table:table-cell table:formula="of:=[.C149]/[.J149]" office:value-type="float" office:value="0.584635714914985" calcext:value-type="float">
            <text:p>0.584635714914985</text:p>
          </table:table-cell>
          <table:table-cell table:formula="of:=[.D149]/[.J149]" office:value-type="float" office:value="0.721175566199515" calcext:value-type="float">
            <text:p>0.721175566199515</text:p>
          </table:table-cell>
          <table:table-cell table:formula="of:=[.E149]/[.J149]" office:value-type="float" office:value="0.654790471222396" calcext:value-type="float">
            <text:p>0.654790471222396</text:p>
          </table:table-cell>
          <table:table-cell table:formula="of:=[.F149]/[.J149]" office:value-type="float" office:value="0.157723577235772" calcext:value-type="float">
            <text:p>0.157723577235772</text:p>
          </table:table-cell>
          <table:table-cell table:formula="of:=[.G149]/[.J149]" office:value-type="float" office:value="0.558011553663728" calcext:value-type="float">
            <text:p>0.558011553663728</text:p>
          </table:table-cell>
          <table:table-cell table:formula="of:=[.H149]/[.J149]" office:value-type="float" office:value="0.0565364206464062" calcext:value-type="float">
            <text:p>0.05653642064640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94]/[.B110]" office:value-type="float" office:value="9.30950781118764" calcext:value-type="float">
            <text:p>9.30950781118764</text:p>
          </table:table-cell>
          <table:table-cell table:formula="of:=[.C94]/[.C110]" office:value-type="float" office:value="9.29006066262249" calcext:value-type="float">
            <text:p>9.29006066262249</text:p>
          </table:table-cell>
          <table:table-cell table:formula="of:=[.D94]/[.D110]" office:value-type="float" office:value="11.6017884322679" calcext:value-type="float">
            <text:p>11.6017884322679</text:p>
          </table:table-cell>
          <table:table-cell table:formula="of:=[.E94]/[.E110]" office:value-type="float" office:value="10.534899986012" calcext:value-type="float">
            <text:p>10.534899986012</text:p>
          </table:table-cell>
          <table:table-cell table:formula="of:=[.F94]/[.F110]" office:value-type="float" office:value="2.13186813186813" calcext:value-type="float">
            <text:p>2.13186813186813</text:p>
          </table:table-cell>
          <table:table-cell table:formula="of:=[.G94]/[.G110]" office:value-type="float" office:value="8.80662188099808" calcext:value-type="float">
            <text:p>8.80662188099808</text:p>
          </table:table-cell>
          <table:table-cell table:formula="of:=[.H94]/[.H110]" office:value-type="float" office:value="0.825352112676056" calcext:value-type="float">
            <text:p>0.82535211267605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B150]/[.J150]" office:value-type="float" office:value="0.581844238199227" calcext:value-type="float">
            <text:p>0.581844238199227</text:p>
          </table:table-cell>
          <table:table-cell table:formula="of:=[.C150]/[.J150]" office:value-type="float" office:value="0.580628791413906" calcext:value-type="float">
            <text:p>0.580628791413906</text:p>
          </table:table-cell>
          <table:table-cell table:formula="of:=[.D150]/[.J150]" office:value-type="float" office:value="0.725111777016743" calcext:value-type="float">
            <text:p>0.725111777016743</text:p>
          </table:table-cell>
          <table:table-cell table:formula="of:=[.E150]/[.J150]" office:value-type="float" office:value="0.658431249125752" calcext:value-type="float">
            <text:p>0.658431249125752</text:p>
          </table:table-cell>
          <table:table-cell table:formula="of:=[.F150]/[.J150]" office:value-type="float" office:value="0.133241758241758" calcext:value-type="float">
            <text:p>0.133241758241758</text:p>
          </table:table-cell>
          <table:table-cell table:formula="of:=[.G150]/[.J150]" office:value-type="float" office:value="0.55041386756238" calcext:value-type="float">
            <text:p>0.55041386756238</text:p>
          </table:table-cell>
          <table:table-cell table:formula="of:=[.H150]/[.J150]" office:value-type="float" office:value="0.0515845070422535" calcext:value-type="float">
            <text:p>0.051584507042254</text:p>
          </table:table-cell>
        </table:table-row>
      </table:table>
      <table:table table:name="Compressed Size" table:style-name="ta1">
        <table:shapes>
          <draw:frame draw:z-index="0" draw:style-name="gr1" draw:text-style-name="P1" svg:width="6.2988in" svg:height="3.9319in" svg:x="0.0181in" svg:y="0.5272in">
            <draw:object draw:notify-on-update-of-ranges="'Compressed Size'.A59:'Compressed Size'.A66 'Compressed Size'.C59:'Compressed Size'.C6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5" office:value-type="string" calcext:value-type="string">
            <text:p>Compressing Debian Image with Default Settings</text:p>
          </table:table-cell>
          <table:table-cell table:number-columns-repeated="4"/>
        </table:table-row>
        <table:table-row table:style-name="ro2" table:number-rows-repeated="28">
          <table:table-cell table:number-columns-repeated="5"/>
        </table:table-row>
        <table:table-row table:style-name="ro2">
          <table:table-cell table:number-columns-repeated="3"/>
          <table:table-cell table:style-name="ce3"/>
          <table:table-cell/>
        </table:table-row>
        <table:table-row table:style-name="ro2" table:number-rows-repeated="26">
          <table:table-cell table:number-columns-repeated="5"/>
        </table:table-row>
        <table:table-row table:style-name="ro2">
          <table:table-cell/>
          <table:table-cell office:value-type="string" calcext:value-type="string">
            <text:p>Image Size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Tar Siz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Raw Tarball</text:p>
          </table:table-cell>
          <table:table-cell table:formula="of:=[$'Compression Speed'.K93]" office:value-type="float" office:value="7008118272" calcext:value-type="float">
            <text:p>7008118272</text:p>
          </table:table-cell>
          <table:table-cell table:formula="of:=[.B59]/[.B60]" office:value-type="float" office:value="1.0711863825807" calcext:value-type="float">
            <text:p>1.07118638258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compressed</text:p>
          </table:table-cell>
          <table:table-cell table:formula="of:=[$'Compression Speed'.K94]" office:value-type="float" office:value="6542389248" calcext:value-type="float">
            <text:p>6542389248</text:p>
          </table:table-cell>
          <table:table-cell table:formula="of:=[.B60]/[.B60]" office:value-type="float" office:value="1" calcext:value-type="float">
            <text:p>1</text:p>
          </table:table-cell>
          <table:table-cell/>
          <table:table-cell table:formula="of:=[$'Compression Speed'.K93]" office:value-type="float" office:value="7008118272" calcext:value-type="float">
            <text:p>7008118272</text:p>
          </table:table-cell>
        </table:table-row>
        <table:table-row table:style-name="ro2">
          <table:table-cell office:value-type="string" calcext:value-type="string">
            <text:p>XZ</text:p>
          </table:table-cell>
          <table:table-cell table:formula="of:=[$'Compression Speed'.K95]" office:value-type="float" office:value="2098466816" calcext:value-type="float">
            <text:p>2098466816</text:p>
          </table:table-cell>
          <table:table-cell table:formula="of:=[.B61]/[.B60]" office:value-type="float" office:value="0.320749306782915" calcext:value-type="float">
            <text:p>0.3207493067829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zma</text:p>
          </table:table-cell>
          <table:table-cell table:formula="of:=[$'Compression Speed'.K96]" office:value-type="float" office:value="2102169600" calcext:value-type="float">
            <text:p>2102169600</text:p>
          </table:table-cell>
          <table:table-cell table:formula="of:=[.B62]/[.B60]" office:value-type="float" office:value="0.321315274942198" calcext:value-type="float">
            <text:p>0.3213152749421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zip</text:p>
          </table:table-cell>
          <table:table-cell table:formula="of:=[$'Compression Speed'.K97]" office:value-type="float" office:value="2471276544" calcext:value-type="float">
            <text:p>2471276544</text:p>
          </table:table-cell>
          <table:table-cell table:formula="of:=[.B63]/[.B60]" office:value-type="float" office:value="0.377733034572265" calcext:value-type="float">
            <text:p>0.3777330345722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std</text:p>
          </table:table-cell>
          <table:table-cell table:formula="of:=[$'Compression Speed'.K98]" office:value-type="float" office:value="2295017472" calcext:value-type="float">
            <text:p>2295017472</text:p>
          </table:table-cell>
          <table:table-cell table:formula="of:=[.B64]/[.B60]" office:value-type="float" office:value="0.350791948476863" calcext:value-type="float">
            <text:p>0.3507919484768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zo</text:p>
          </table:table-cell>
          <table:table-cell table:formula="of:=[$'Compression Speed'.K99]" office:value-type="float" office:value="2732015616" calcext:value-type="float">
            <text:p>2732015616</text:p>
          </table:table-cell>
          <table:table-cell table:formula="of:=[.B65]/[.B60]" office:value-type="float" office:value="0.41758683447873" calcext:value-type="float">
            <text:p>0.417586834478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Z4</text:p>
          </table:table-cell>
          <table:table-cell table:formula="of:=[$'Compression Speed'.K100]" office:value-type="float" office:value="3381751808" calcext:value-type="float">
            <text:p>3381751808</text:p>
          </table:table-cell>
          <table:table-cell table:formula="of:=[.B66]/[.B60]" office:value-type="float" office:value="0.516898594658488" calcext:value-type="float">
            <text:p>0.516898594658488</text:p>
          </table:table-cell>
          <table:table-cell table:number-columns-repeated="2"/>
        </table:table-row>
      </table:table>
      <table:table table:name="Decompression Speed" table:style-name="ta1">
        <table:shapes>
          <draw:frame draw:z-index="0" draw:style-name="gr1" draw:text-style-name="P1" svg:width="5.2028in" svg:height="3.5366in" svg:x="0.0327in" svg:y="0.7327in">
            <draw:object draw:notify-on-update-of-ranges="'Decompression Speed'.A37:'Decompression Speed'.A42 'Decompression Speed'.E37:'Decompression Speed'.E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6.2988in" svg:height="3.6677in" svg:x="5.3236in" svg:y="0.7205in">
            <draw:object draw:notify-on-update-of-ranges="'Decompression Speed'.A37:'Decompression Speed'.A43 'Decompression Speed'.F37:'Decompression Speed'.F4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8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5" office:value-type="string" calcext:value-type="string">
            <text:p>Decompressing Debian Image with Default Settings</text:p>
          </table:table-cell>
          <table:table-cell table:number-columns-repeated="5"/>
        </table:table-row>
        <table:table-row table:style-name="ro2" table:number-rows-repeated="33">
          <table:table-cell table:number-columns-repeated="6"/>
        </table:table-row>
        <table:table-row table:style-name="ro2">
          <table:table-cell/>
          <table:table-cell office:value-type="string" calcext:value-type="string">
            <text:p>Runtime</text:p>
          </table:table-cell>
          <table:table-cell office:value-type="string" calcext:value-type="string">
            <text:p>Tar Size</text:p>
          </table:table-cell>
          <table:table-cell/>
          <table:table-cell office:value-type="string" calcext:value-type="string">
            <text:p>Througput</text:p>
          </table:table-cell>
          <table:table-cell office:value-type="string" calcext:value-type="string">
            <text:p>Ratio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gzip</text:p>
          </table:table-cell>
          <table:table-cell office:value-type="float" office:value="20.57" calcext:value-type="float">
            <text:p>20.57</text:p>
          </table:table-cell>
          <table:table-cell table:number-columns-repeated="2"/>
          <table:table-cell table:formula="of:=[.C44]/[.B37]" office:value-type="float" office:value="340696075.449684" calcext:value-type="float">
            <text:p>340696075.449684</text:p>
          </table:table-cell>
          <table:table-cell table:formula="of:=[.E37]/[.E43]" office:value-type="float" office:value="0.0690325717063685" calcext:value-type="float">
            <text:p>0.069032571706369</text:p>
          </table:table-cell>
        </table:table-row>
        <table:table-row table:style-name="ro2">
          <table:table-cell office:value-type="string" calcext:value-type="string">
            <text:p>lz4</text:p>
          </table:table-cell>
          <table:table-cell office:value-type="float" office:value="2.59" calcext:value-type="float">
            <text:p>2.59</text:p>
          </table:table-cell>
          <table:table-cell table:number-columns-repeated="2"/>
          <table:table-cell table:formula="of:=[.C44]/[.B38]" office:value-type="float" office:value="2705837170.65637" calcext:value-type="float">
            <text:p>2705837170.65637</text:p>
          </table:table-cell>
          <table:table-cell table:formula="of:=[.E38]/[.E43]" office:value-type="float" office:value="0.548262548262548" calcext:value-type="float">
            <text:p>0.548262548262548</text:p>
          </table:table-cell>
        </table:table-row>
        <table:table-row table:style-name="ro2">
          <table:table-cell office:value-type="string" calcext:value-type="string">
            <text:p>lzma</text:p>
          </table:table-cell>
          <table:table-cell office:value-type="float" office:value="118.91" calcext:value-type="float">
            <text:p>118.91</text:p>
          </table:table-cell>
          <table:table-cell table:number-columns-repeated="2"/>
          <table:table-cell table:formula="of:=[.C44]/[.B39]" office:value-type="float" office:value="58936323.8751997" calcext:value-type="float">
            <text:p>58936323.8751997</text:p>
          </table:table-cell>
          <table:table-cell table:formula="of:=[.E39]/[.E43]" office:value-type="float" office:value="0.0119418047262636" calcext:value-type="float">
            <text:p>0.011941804726264</text:p>
          </table:table-cell>
        </table:table-row>
        <table:table-row table:style-name="ro2">
          <table:table-cell office:value-type="string" calcext:value-type="string">
            <text:p>lzo</text:p>
          </table:table-cell>
          <table:table-cell office:value-type="float" office:value="10.65" calcext:value-type="float">
            <text:p>10.65</text:p>
          </table:table-cell>
          <table:table-cell table:number-columns-repeated="2"/>
          <table:table-cell table:formula="of:=[.C44]/[.B40]" office:value-type="float" office:value="658039274.366197" calcext:value-type="float">
            <text:p>658039274.366197</text:p>
          </table:table-cell>
          <table:table-cell table:formula="of:=[.E40]/[.E43]" office:value-type="float" office:value="0.133333333333333" calcext:value-type="float">
            <text:p>0.133333333333333</text:p>
          </table:table-cell>
        </table:table-row>
        <table:table-row table:style-name="ro2">
          <table:table-cell office:value-type="string" calcext:value-type="string">
            <text:p>xz</text:p>
          </table:table-cell>
          <table:table-cell office:value-type="float" office:value="120.53" calcext:value-type="float">
            <text:p>120.53</text:p>
          </table:table-cell>
          <table:table-cell table:number-columns-repeated="2"/>
          <table:table-cell table:formula="of:=[.C44]/[.B41]" office:value-type="float" office:value="58144182.1289306" calcext:value-type="float">
            <text:p>58144182.1289306</text:p>
          </table:table-cell>
          <table:table-cell table:formula="of:=[.E41]/[.E43]" office:value-type="float" office:value="0.0117812992615946" calcext:value-type="float">
            <text:p>0.011781299261595</text:p>
          </table:table-cell>
        </table:table-row>
        <table:table-row table:style-name="ro2">
          <table:table-cell office:value-type="string" calcext:value-type="string">
            <text:p>zstd</text:p>
          </table:table-cell>
          <table:table-cell office:value-type="float" office:value="7.74" calcext:value-type="float">
            <text:p>7.74</text:p>
          </table:table-cell>
          <table:table-cell table:number-columns-repeated="2"/>
          <table:table-cell table:formula="of:=[.C44]/[.B42]" office:value-type="float" office:value="905441637.209302" calcext:value-type="float">
            <text:p>905441637.209302</text:p>
          </table:table-cell>
          <table:table-cell table:formula="of:=[.E42]/[.E43]" office:value-type="float" office:value="0.183462532299742" calcext:value-type="float">
            <text:p>0.183462532299742</text:p>
          </table:table-cell>
        </table:table-row>
        <table:table-row table:style-name="ro2">
          <table:table-cell office:value-type="string" calcext:value-type="string">
            <text:p>uncompressed</text:p>
          </table:table-cell>
          <table:table-cell office:value-type="float" office:value="1.42" calcext:value-type="float">
            <text:p>1.42</text:p>
          </table:table-cell>
          <table:table-cell table:number-columns-repeated="2"/>
          <table:table-cell table:formula="of:=[.C44]/[.B43]" office:value-type="float" office:value="4935294557.74648" calcext:value-type="float">
            <text:p>4935294557.74648</text:p>
          </table:table-cell>
          <table:table-cell table:formula="of:=[.E43]/[.E43]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formula="of:=[$'Compression Speed'.K93]" office:value-type="float" office:value="7008118272" calcext:value-type="float">
            <text:p>700811827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/00/0000</text:date>, <text:time style:data-style-name="N2" text:time-value="15:26:32.9178370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26T23:18:28.373743392</meta:creation-date>
    <dc:date>2021-03-28T15:27:20.686850333</dc:date>
    <meta:editing-duration>PT8H59S</meta:editing-duration>
    <meta:editing-cycles>179</meta:editing-cycles>
    <meta:generator>LibreOffice/7.0.5.2$Linux_X86_64 LibreOffice_project/00$Build-2</meta:generator>
    <meta:document-statistic meta:table-count="3" meta:cell-count="791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54cm" svg:y="0.315cm" chart:style-name="ch2">
          <text:p>Runtime vs Jobs</text:p>
        </chart:title>
        <chart:legend chart:legend-position="end" svg:x="13.913cm" svg:y="2.721cm" style:legend-expansion="high" chart:style-name="ch3"/>
        <chart:plot-area chart:style-name="ch4" table:cell-range-address="'Compression Speed'.A93:'Compression Speed'.H110" chart:data-source-has-labels="both" svg:x="1.312cm" svg:y="1.288cm" svg:width="12.281cm" svg:height="6.57cm">
          <chart:coordinate-region svg:x="2.121cm" svg:y="1.486cm" svg:width="11.099cm" svg:height="5.729cm"/>
          <chart:axis chart:dimension="x" chart:name="primary-x" chart:style-name="ch5" chartooo:axis-type="auto">
            <chartooo:date-scale/>
            <chart:title svg:x="6.321cm" svg:y="8.039cm" chart:style-name="ch6">
              <text:p>Number of Jobs</text:p>
            </chart:title>
            <chart:categories table:cell-range-address="'Compression Speed'.A94:'Compression Speed'.A110"/>
            <chart:grid chart:style-name="ch7" chart:class="major"/>
          </chart:axis>
          <chart:axis chart:dimension="y" chart:name="primary-y" chart:style-name="ch5">
            <chart:title svg:x="0.451cm" svg:y="5.911cm" chart:style-name="ch8">
              <text:p>Runtime (seconds)</text:p>
            </chart:title>
            <chart:grid chart:style-name="ch7" chart:class="major"/>
          </chart:axis>
          <chart:series chart:style-name="ch9" chart:values-cell-range-address="'Compression Speed'.B94:'Compression Speed'.B110" chart:label-cell-address="'Compression Speed'.B93:'Compression Speed'.B93" chart:class="chart:line">
            <chart:data-point chart:repeated="17"/>
          </chart:series>
          <chart:series chart:style-name="ch10" chart:values-cell-range-address="'Compression Speed'.C94:'Compression Speed'.C110" chart:label-cell-address="'Compression Speed'.C93:'Compression Speed'.C93" chart:class="chart:line">
            <chart:data-point chart:repeated="17"/>
          </chart:series>
          <chart:series chart:style-name="ch11" chart:values-cell-range-address="'Compression Speed'.D94:'Compression Speed'.D110" chart:label-cell-address="'Compression Speed'.D93:'Compression Speed'.D93" chart:class="chart:line">
            <chart:data-point chart:repeated="17"/>
          </chart:series>
          <chart:series chart:style-name="ch12" chart:values-cell-range-address="'Compression Speed'.E94:'Compression Speed'.E110" chart:label-cell-address="'Compression Speed'.E93:'Compression Speed'.E93" chart:class="chart:line">
            <chart:data-point chart:repeated="17"/>
          </chart:series>
          <chart:series chart:style-name="ch13" chart:values-cell-range-address="'Compression Speed'.F94:'Compression Speed'.F110" chart:label-cell-address="'Compression Speed'.F93:'Compression Speed'.F93" chart:class="chart:line">
            <chart:data-point chart:repeated="17"/>
          </chart:series>
          <chart:series chart:style-name="ch14" chart:values-cell-range-address="'Compression Speed'.G94:'Compression Speed'.G110" chart:label-cell-address="'Compression Speed'.G93:'Compression Speed'.G93" chart:class="chart:line">
            <chart:data-point chart:repeated="17"/>
          </chart:series>
          <chart:series chart:style-name="ch15" chart:values-cell-range-address="'Compression Speed'.H94:'Compression Speed'.H110" chart:label-cell-address="'Compression Speed'.H93:'Compression Speed'.H93" chart:class="chart:line">
            <chart:data-point chart:repeated="1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Z</text:p>
                <draw:g>
                  <svg:desc>'Compression Speed'.B93:'Compression Speed'.B93</svg:desc>
                </draw:g>
              </table:table-cell>
              <table:table-cell office:value-type="string">
                <text:p>lzma</text:p>
                <draw:g>
                  <svg:desc>'Compression Speed'.C93:'Compression Speed'.C93</svg:desc>
                </draw:g>
              </table:table-cell>
              <table:table-cell office:value-type="string">
                <text:p>gzip</text:p>
                <draw:g>
                  <svg:desc>'Compression Speed'.D93:'Compression Speed'.D93</svg:desc>
                </draw:g>
              </table:table-cell>
              <table:table-cell office:value-type="string">
                <text:p>lzo</text:p>
                <draw:g>
                  <svg:desc>'Compression Speed'.E93:'Compression Speed'.E93</svg:desc>
                </draw:g>
              </table:table-cell>
              <table:table-cell office:value-type="string">
                <text:p>LZ4</text:p>
                <draw:g>
                  <svg:desc>'Compression Speed'.F93:'Compression Speed'.F93</svg:desc>
                </draw:g>
              </table:table-cell>
              <table:table-cell office:value-type="string">
                <text:p>zstd</text:p>
                <draw:g>
                  <svg:desc>'Compression Speed'.G93:'Compression Speed'.G93</svg:desc>
                </draw:g>
              </table:table-cell>
              <table:table-cell office:value-type="string">
                <text:p>none</text:p>
                <draw:g>
                  <svg:desc>'Compression Speed'.H93:'Compression Speed'.H9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ompression Speed'.A94:'Compression Speed'.A110</svg:desc>
                </draw:g>
              </table:table-cell>
              <table:table-cell office:value-type="float" office:value="1108.39">
                <text:p>1108.39</text:p>
                <draw:g>
                  <svg:desc>'Compression Speed'.B94:'Compression Speed'.B110</svg:desc>
                </draw:g>
              </table:table-cell>
              <table:table-cell office:value-type="float" office:value="995.43">
                <text:p>995.43</text:p>
                <draw:g>
                  <svg:desc>'Compression Speed'.C94:'Compression Speed'.C110</svg:desc>
                </draw:g>
              </table:table-cell>
              <table:table-cell office:value-type="float" office:value="609.79">
                <text:p>609.79</text:p>
                <draw:g>
                  <svg:desc>'Compression Speed'.D94:'Compression Speed'.D110</svg:desc>
                </draw:g>
              </table:table-cell>
              <table:table-cell office:value-type="float" office:value="753.14">
                <text:p>753.14</text:p>
                <draw:g>
                  <svg:desc>'Compression Speed'.E94:'Compression Speed'.E110</svg:desc>
                </draw:g>
              </table:table-cell>
              <table:table-cell office:value-type="float" office:value="13.58">
                <text:p>13.58</text:p>
                <draw:g>
                  <svg:desc>'Compression Speed'.F94:'Compression Speed'.F110</svg:desc>
                </draw:g>
              </table:table-cell>
              <table:table-cell office:value-type="float" office:value="550.59">
                <text:p>550.59</text:p>
                <draw:g>
                  <svg:desc>'Compression Speed'.G94:'Compression Speed'.G110</svg:desc>
                </draw:g>
              </table:table-cell>
              <table:table-cell office:value-type="float" office:value="5.86">
                <text:p>5.86</text:p>
                <draw:g>
                  <svg:desc>'Compression Speed'.H94:'Compression Speed'.H11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116.06">
                <text:p>1116.06</text:p>
              </table:table-cell>
              <table:table-cell office:value-type="float" office:value="990.33">
                <text:p>990.33</text:p>
              </table:table-cell>
              <table:table-cell office:value-type="float" office:value="598.85">
                <text:p>598.85</text:p>
              </table:table-cell>
              <table:table-cell office:value-type="float" office:value="753.53">
                <text:p>753.53</text:p>
              </table:table-cell>
              <table:table-cell office:value-type="float" office:value="11.25">
                <text:p>11.25</text:p>
              </table:table-cell>
              <table:table-cell office:value-type="float" office:value="550.37">
                <text:p>550.3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91.21">
                <text:p>591.21</text:p>
              </table:table-cell>
              <table:table-cell office:value-type="float" office:value="536.61">
                <text:p>536.61</text:p>
              </table:table-cell>
              <table:table-cell office:value-type="float" office:value="312.14">
                <text:p>312.14</text:p>
              </table:table-cell>
              <table:table-cell office:value-type="float" office:value="394.21">
                <text:p>394.21</text:p>
              </table:table-cell>
              <table:table-cell office:value-type="float" office:value="6.41">
                <text:p>6.41</text:p>
              </table:table-cell>
              <table:table-cell office:value-type="float" office:value="294.12">
                <text:p>294.12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15.9">
                <text:p>415.9</text:p>
              </table:table-cell>
              <table:table-cell office:value-type="float" office:value="370.48">
                <text:p>370.48</text:p>
              </table:table-cell>
              <table:table-cell office:value-type="float" office:value="215.92">
                <text:p>215.92</text:p>
              </table:table-cell>
              <table:table-cell office:value-type="float" office:value="273.14">
                <text:p>273.14</text:p>
              </table:table-cell>
              <table:table-cell office:value-type="float" office:value="4.84">
                <text:p>4.84</text:p>
              </table:table-cell>
              <table:table-cell office:value-type="float" office:value="205.14">
                <text:p>205.14</text:p>
              </table:table-cell>
              <table:table-cell office:value-type="float" office:value="4.58">
                <text:p>4.5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20.02">
                <text:p>320.02</text:p>
              </table:table-cell>
              <table:table-cell office:value-type="float" office:value="288.35">
                <text:p>288.35</text:p>
              </table:table-cell>
              <table:table-cell office:value-type="float" office:value="165.5">
                <text:p>165.5</text:p>
              </table:table-cell>
              <table:table-cell office:value-type="float" office:value="210.32">
                <text:p>210.32</text:p>
              </table:table-cell>
              <table:table-cell office:value-type="float" office:value="4.29">
                <text:p>4.29</text:p>
              </table:table-cell>
              <table:table-cell office:value-type="float" office:value="159.71">
                <text:p>159.71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63.94">
                <text:p>263.94</text:p>
              </table:table-cell>
              <table:table-cell office:value-type="float" office:value="235.69">
                <text:p>235.69</text:p>
              </table:table-cell>
              <table:table-cell office:value-type="float" office:value="136.28">
                <text:p>136.28</text:p>
              </table:table-cell>
              <table:table-cell office:value-type="float" office:value="172.33">
                <text:p>172.33</text:p>
              </table:table-cell>
              <table:table-cell office:value-type="float" office:value="4.19">
                <text:p>4.19</text:p>
              </table:table-cell>
              <table:table-cell office:value-type="float" office:value="132.27">
                <text:p>132.27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24.23">
                <text:p>224.23</text:p>
              </table:table-cell>
              <table:table-cell office:value-type="float" office:value="200.63">
                <text:p>200.63</text:p>
              </table:table-cell>
              <table:table-cell office:value-type="float" office:value="116.44">
                <text:p>116.44</text:p>
              </table:table-cell>
              <table:table-cell office:value-type="float" office:value="146.8">
                <text:p>146.8</text:p>
              </table:table-cell>
              <table:table-cell office:value-type="float" office:value="4.28">
                <text:p>4.28</text:p>
              </table:table-cell>
              <table:table-cell office:value-type="float" office:value="112.79">
                <text:p>112.79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96.78">
                <text:p>196.78</text:p>
              </table:table-cell>
              <table:table-cell office:value-type="float" office:value="176.35">
                <text:p>176.35</text:p>
              </table:table-cell>
              <table:table-cell office:value-type="float" office:value="100.66">
                <text:p>100.66</text:p>
              </table:table-cell>
              <table:table-cell office:value-type="float" office:value="128.61">
                <text:p>128.61</text:p>
              </table:table-cell>
              <table:table-cell office:value-type="float" office:value="4.24">
                <text:p>4.24</text:p>
              </table:table-cell>
              <table:table-cell office:value-type="float" office:value="99.26">
                <text:p>99.26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75.04">
                <text:p>175.04</text:p>
              </table:table-cell>
              <table:table-cell office:value-type="float" office:value="157.82">
                <text:p>157.82</text:p>
              </table:table-cell>
              <table:table-cell office:value-type="float" office:value="89.79">
                <text:p>89.79</text:p>
              </table:table-cell>
              <table:table-cell office:value-type="float" office:value="113.47">
                <text:p>113.47</text:p>
              </table:table-cell>
              <table:table-cell office:value-type="float" office:value="4.46">
                <text:p>4.46</text:p>
              </table:table-cell>
              <table:table-cell office:value-type="float" office:value="88.22">
                <text:p>88.22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66.52">
                <text:p>166.52</text:p>
              </table:table-cell>
              <table:table-cell office:value-type="float" office:value="148.88">
                <text:p>148.88</text:p>
              </table:table-cell>
              <table:table-cell office:value-type="float" office:value="83.01">
                <text:p>83.01</text:p>
              </table:table-cell>
              <table:table-cell office:value-type="float" office:value="106.14">
                <text:p>106.14</text:p>
              </table:table-cell>
              <table:table-cell office:value-type="float" office:value="4.64">
                <text:p>4.64</text:p>
              </table:table-cell>
              <table:table-cell office:value-type="float" office:value="84.97">
                <text:p>84.97</text:p>
              </table:table-cell>
              <table:table-cell office:value-type="float" office:value="5.76">
                <text:p>5.7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9.35">
                <text:p>159.35</text:p>
              </table:table-cell>
              <table:table-cell office:value-type="float" office:value="141.08">
                <text:p>141.08</text:p>
              </table:table-cell>
              <table:table-cell office:value-type="float" office:value="77.04">
                <text:p>77.04</text:p>
              </table:table-cell>
              <table:table-cell office:value-type="float" office:value="99.92">
                <text:p>99.92</text:p>
              </table:table-cell>
              <table:table-cell office:value-type="float" office:value="4.84">
                <text:p>4.84</text:p>
              </table:table-cell>
              <table:table-cell office:value-type="float" office:value="81.61">
                <text:p>81.61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51.08">
                <text:p>151.08</text:p>
              </table:table-cell>
              <table:table-cell office:value-type="float" office:value="136.27">
                <text:p>136.27</text:p>
              </table:table-cell>
              <table:table-cell office:value-type="float" office:value="71.52">
                <text:p>71.52</text:p>
              </table:table-cell>
              <table:table-cell office:value-type="float" office:value="94.23">
                <text:p>94.23</text:p>
              </table:table-cell>
              <table:table-cell office:value-type="float" office:value="5">
                <text:p>5</text:p>
              </table:table-cell>
              <table:table-cell office:value-type="float" office:value="77.51">
                <text:p>77.51</text:p>
              </table:table-cell>
              <table:table-cell office:value-type="float" office:value="6.14">
                <text:p>6.1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44.72">
                <text:p>144.72</text:p>
              </table:table-cell>
              <table:table-cell office:value-type="float" office:value="128.91">
                <text:p>128.91</text:p>
              </table:table-cell>
              <table:table-cell office:value-type="float" office:value="67.21">
                <text:p>67.21</text:p>
              </table:table-cell>
              <table:table-cell office:value-type="float" office:value="89.33">
                <text:p>89.33</text:p>
              </table:table-cell>
              <table:table-cell office:value-type="float" office:value="5.28">
                <text:p>5.28</text:p>
              </table:table-cell>
              <table:table-cell office:value-type="float" office:value="74.1">
                <text:p>74.1</text:p>
              </table:table-cell>
              <table:table-cell office:value-type="float" office:value="6.39">
                <text:p>6.3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7.91">
                <text:p>137.91</text:p>
              </table:table-cell>
              <table:table-cell office:value-type="float" office:value="122.67">
                <text:p>122.67</text:p>
              </table:table-cell>
              <table:table-cell office:value-type="float" office:value="63.43">
                <text:p>63.43</text:p>
              </table:table-cell>
              <table:table-cell office:value-type="float" office:value="84.39">
                <text:p>84.39</text:p>
              </table:table-cell>
              <table:table-cell office:value-type="float" office:value="5.41">
                <text:p>5.41</text:p>
              </table:table-cell>
              <table:table-cell office:value-type="float" office:value="71.83">
                <text:p>71.83</text:p>
              </table:table-cell>
              <table:table-cell office:value-type="float" office:value="6.51">
                <text:p>6.5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32.94">
                <text:p>132.94</text:p>
              </table:table-cell>
              <table:table-cell office:value-type="float" office:value="117.79">
                <text:p>117.79</text:p>
              </table:table-cell>
              <table:table-cell office:value-type="float" office:value="59.45">
                <text:p>59.45</text:p>
              </table:table-cell>
              <table:table-cell office:value-type="float" office:value="80.87">
                <text:p>80.87</text:p>
              </table:table-cell>
              <table:table-cell office:value-type="float" office:value="5.71">
                <text:p>5.71</text:p>
              </table:table-cell>
              <table:table-cell office:value-type="float" office:value="68.86">
                <text:p>68.86</text:p>
              </table:table-cell>
              <table:table-cell office:value-type="float" office:value="6.68">
                <text:p>6.6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26.76">
                <text:p>126.76</text:p>
              </table:table-cell>
              <table:table-cell office:value-type="float" office:value="113.51">
                <text:p>113.51</text:p>
              </table:table-cell>
              <table:table-cell office:value-type="float" office:value="56.37">
                <text:p>56.37</text:p>
              </table:table-cell>
              <table:table-cell office:value-type="float" office:value="76.68">
                <text:p>76.68</text:p>
              </table:table-cell>
              <table:table-cell office:value-type="float" office:value="5.74">
                <text:p>5.74</text:p>
              </table:table-cell>
              <table:table-cell office:value-type="float" office:value="65.78">
                <text:p>65.78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9.06">
                <text:p>119.06</text:p>
              </table:table-cell>
              <table:table-cell office:value-type="float" office:value="107.15">
                <text:p>107.15</text:p>
              </table:table-cell>
              <table:table-cell office:value-type="float" office:value="52.56">
                <text:p>52.56</text:p>
              </table:table-cell>
              <table:table-cell office:value-type="float" office:value="71.49">
                <text:p>71.49</text:p>
              </table:table-cell>
              <table:table-cell office:value-type="float" office:value="6.37">
                <text:p>6.37</text:p>
              </table:table-cell>
              <table:table-cell office:value-type="float" office:value="62.52">
                <text:p>62.52</text:p>
              </table:table-cell>
              <table:table-cell office:value-type="float" office:value="7.1">
                <text:p>7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15cm" svg:y="0.315cm" chart:style-name="ch2">
          <text:p>Relative Speedup vs Jobs</text:p>
        </chart:title>
        <chart:legend chart:legend-position="end" svg:x="13.913cm" svg:y="2.721cm" style:legend-expansion="high" chart:style-name="ch3"/>
        <chart:plot-area chart:style-name="ch4" table:cell-range-address="'Compression Speed'.A114:'Compression Speed'.H130" chart:data-source-has-labels="both" svg:x="1.312cm" svg:y="1.288cm" svg:width="12.281cm" svg:height="6.57cm">
          <chart:coordinate-region svg:x="1.749cm" svg:y="1.485cm" svg:width="11.471cm" svg:height="5.73cm"/>
          <chart:axis chart:dimension="x" chart:name="primary-x" chart:style-name="ch5" chartooo:axis-type="auto">
            <chartooo:date-scale/>
            <chart:title svg:x="6.321cm" svg:y="8.039cm" chart:style-name="ch6">
              <text:p>Number of Jobs</text:p>
            </chart:title>
            <chart:categories table:cell-range-address="'Compression Speed'.A115:'Compression Speed'.A130"/>
            <chart:grid chart:style-name="ch7" chart:class="major"/>
          </chart:axis>
          <chart:axis chart:dimension="y" chart:name="primary-y" chart:style-name="ch5">
            <chart:title svg:x="0.451cm" svg:y="5.818cm" chart:style-name="ch8">
              <text:p>Relative Speedup</text:p>
            </chart:title>
            <chart:grid chart:style-name="ch7" chart:class="major"/>
          </chart:axis>
          <chart:series chart:style-name="ch9" chart:values-cell-range-address="'Compression Speed'.B115:'Compression Speed'.B130" chart:label-cell-address="'Compression Speed'.B114:'Compression Speed'.B114" chart:class="chart:line">
            <chart:data-point chart:repeated="16"/>
          </chart:series>
          <chart:series chart:style-name="ch10" chart:values-cell-range-address="'Compression Speed'.C115:'Compression Speed'.C130" chart:label-cell-address="'Compression Speed'.C114:'Compression Speed'.C114" chart:class="chart:line">
            <chart:data-point chart:repeated="16"/>
          </chart:series>
          <chart:series chart:style-name="ch11" chart:values-cell-range-address="'Compression Speed'.D115:'Compression Speed'.D130" chart:label-cell-address="'Compression Speed'.D114:'Compression Speed'.D114" chart:class="chart:line">
            <chart:data-point chart:repeated="16"/>
          </chart:series>
          <chart:series chart:style-name="ch12" chart:values-cell-range-address="'Compression Speed'.E115:'Compression Speed'.E130" chart:label-cell-address="'Compression Speed'.E114:'Compression Speed'.E114" chart:class="chart:line">
            <chart:data-point chart:repeated="16"/>
          </chart:series>
          <chart:series chart:style-name="ch13" chart:values-cell-range-address="'Compression Speed'.F115:'Compression Speed'.F130" chart:label-cell-address="'Compression Speed'.F114:'Compression Speed'.F114" chart:class="chart:line">
            <chart:data-point chart:repeated="16"/>
          </chart:series>
          <chart:series chart:style-name="ch14" chart:values-cell-range-address="'Compression Speed'.G115:'Compression Speed'.G130" chart:label-cell-address="'Compression Speed'.G114:'Compression Speed'.G114" chart:class="chart:line">
            <chart:data-point chart:repeated="16"/>
          </chart:series>
          <chart:series chart:style-name="ch15" chart:values-cell-range-address="'Compression Speed'.H115:'Compression Speed'.H130" chart:label-cell-address="'Compression Speed'.H114:'Compression Speed'.H114" chart:class="chart:line"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Z</text:p>
                <draw:g>
                  <svg:desc>'Compression Speed'.B114:'Compression Speed'.B114</svg:desc>
                </draw:g>
              </table:table-cell>
              <table:table-cell office:value-type="string">
                <text:p>lzma</text:p>
                <draw:g>
                  <svg:desc>'Compression Speed'.C114:'Compression Speed'.C114</svg:desc>
                </draw:g>
              </table:table-cell>
              <table:table-cell office:value-type="string">
                <text:p>gzip</text:p>
                <draw:g>
                  <svg:desc>'Compression Speed'.D114:'Compression Speed'.D114</svg:desc>
                </draw:g>
              </table:table-cell>
              <table:table-cell office:value-type="string">
                <text:p>lzo</text:p>
                <draw:g>
                  <svg:desc>'Compression Speed'.E114:'Compression Speed'.E114</svg:desc>
                </draw:g>
              </table:table-cell>
              <table:table-cell office:value-type="string">
                <text:p>LZ4</text:p>
                <draw:g>
                  <svg:desc>'Compression Speed'.F114:'Compression Speed'.F114</svg:desc>
                </draw:g>
              </table:table-cell>
              <table:table-cell office:value-type="string">
                <text:p>zstd</text:p>
                <draw:g>
                  <svg:desc>'Compression Speed'.G114:'Compression Speed'.G114</svg:desc>
                </draw:g>
              </table:table-cell>
              <table:table-cell office:value-type="string">
                <text:p>none</text:p>
                <draw:g>
                  <svg:desc>'Compression Speed'.H114:'Compression Speed'.H11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ompression Speed'.A115:'Compression Speed'.A130</svg:desc>
                </draw:g>
              </table:table-cell>
              <table:table-cell office:value-type="float" office:value="1">
                <text:p>1</text:p>
                <draw:g>
                  <svg:desc>'Compression Speed'.B115:'Compression Speed'.B130</svg:desc>
                </draw:g>
              </table:table-cell>
              <table:table-cell office:value-type="float" office:value="1">
                <text:p>1</text:p>
                <draw:g>
                  <svg:desc>'Compression Speed'.C115:'Compression Speed'.C130</svg:desc>
                </draw:g>
              </table:table-cell>
              <table:table-cell office:value-type="float" office:value="1">
                <text:p>1</text:p>
                <draw:g>
                  <svg:desc>'Compression Speed'.D115:'Compression Speed'.D130</svg:desc>
                </draw:g>
              </table:table-cell>
              <table:table-cell office:value-type="float" office:value="1">
                <text:p>1</text:p>
                <draw:g>
                  <svg:desc>'Compression Speed'.E115:'Compression Speed'.E130</svg:desc>
                </draw:g>
              </table:table-cell>
              <table:table-cell office:value-type="float" office:value="1">
                <text:p>1</text:p>
                <draw:g>
                  <svg:desc>'Compression Speed'.F115:'Compression Speed'.F130</svg:desc>
                </draw:g>
              </table:table-cell>
              <table:table-cell office:value-type="float" office:value="1">
                <text:p>1</text:p>
                <draw:g>
                  <svg:desc>'Compression Speed'.G115:'Compression Speed'.G130</svg:desc>
                </draw:g>
              </table:table-cell>
              <table:table-cell office:value-type="float" office:value="1">
                <text:p>1</text:p>
                <draw:g>
                  <svg:desc>'Compression Speed'.H115:'Compression Speed'.H13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87478222628169">
                <text:p>1.87478222628169</text:p>
              </table:table-cell>
              <table:table-cell office:value-type="float" office:value="1.8455302733829">
                <text:p>1.8455302733829</text:p>
              </table:table-cell>
              <table:table-cell office:value-type="float" office:value="1.91853014672903">
                <text:p>1.91853014672903</text:p>
              </table:table-cell>
              <table:table-cell office:value-type="float" office:value="1.9114938738236">
                <text:p>1.9114938738236</text:p>
              </table:table-cell>
              <table:table-cell office:value-type="float" office:value="1.75507020280811">
                <text:p>1.75507020280811</text:p>
              </table:table-cell>
              <table:table-cell office:value-type="float" office:value="1.87124303005576">
                <text:p>1.87124303005576</text:p>
              </table:table-cell>
              <table:table-cell office:value-type="float" office:value="1.02421307506053">
                <text:p>1.0242130750605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66503967299832">
                <text:p>2.66503967299832</text:p>
              </table:table-cell>
              <table:table-cell office:value-type="float" office:value="2.67309976247031">
                <text:p>2.67309976247031</text:p>
              </table:table-cell>
              <table:table-cell office:value-type="float" office:value="2.77348091885884">
                <text:p>2.77348091885884</text:p>
              </table:table-cell>
              <table:table-cell office:value-type="float" office:value="2.75876839715897">
                <text:p>2.75876839715897</text:p>
              </table:table-cell>
              <table:table-cell office:value-type="float" office:value="2.32438016528926">
                <text:p>2.32438016528926</text:p>
              </table:table-cell>
              <table:table-cell office:value-type="float" office:value="2.68289948327971">
                <text:p>2.68289948327971</text:p>
              </table:table-cell>
              <table:table-cell office:value-type="float" office:value="0.923580786026201">
                <text:p>0.9235807860262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46350228110743">
                <text:p>3.46350228110743</text:p>
              </table:table-cell>
              <table:table-cell office:value-type="float" office:value="3.43447199583839">
                <text:p>3.43447199583839</text:p>
              </table:table-cell>
              <table:table-cell office:value-type="float" office:value="3.61842900302115">
                <text:p>3.61842900302115</text:p>
              </table:table-cell>
              <table:table-cell office:value-type="float" office:value="3.58277862305059">
                <text:p>3.58277862305059</text:p>
              </table:table-cell>
              <table:table-cell office:value-type="float" office:value="2.62237762237762">
                <text:p>2.62237762237762</text:p>
              </table:table-cell>
              <table:table-cell office:value-type="float" office:value="3.44605848099681">
                <text:p>3.44605848099681</text:p>
              </table:table-cell>
              <table:table-cell office:value-type="float" office:value="0.915584415584416">
                <text:p>0.9155844155844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19940137910131">
                <text:p>4.19940137910131</text:p>
              </table:table-cell>
              <table:table-cell office:value-type="float" office:value="4.20183291611863">
                <text:p>4.20183291611863</text:p>
              </table:table-cell>
              <table:table-cell office:value-type="float" office:value="4.39426181391253">
                <text:p>4.39426181391253</text:p>
              </table:table-cell>
              <table:table-cell office:value-type="float" office:value="4.37259908315441">
                <text:p>4.37259908315441</text:p>
              </table:table-cell>
              <table:table-cell office:value-type="float" office:value="2.68496420047733">
                <text:p>2.68496420047733</text:p>
              </table:table-cell>
              <table:table-cell office:value-type="float" office:value="4.16095864519543">
                <text:p>4.16095864519543</text:p>
              </table:table-cell>
              <table:table-cell office:value-type="float" office:value="0.856275303643725">
                <text:p>0.8562753036437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9430941444053">
                <text:p>4.9430941444053</text:p>
              </table:table-cell>
              <table:table-cell office:value-type="float" office:value="4.93610128096496">
                <text:p>4.93610128096496</text:p>
              </table:table-cell>
              <table:table-cell office:value-type="float" office:value="5.14299209893507">
                <text:p>5.14299209893507</text:p>
              </table:table-cell>
              <table:table-cell office:value-type="float" office:value="5.13303814713896">
                <text:p>5.13303814713896</text:p>
              </table:table-cell>
              <table:table-cell office:value-type="float" office:value="2.6285046728972">
                <text:p>2.6285046728972</text:p>
              </table:table-cell>
              <table:table-cell office:value-type="float" office:value="4.87959925525313">
                <text:p>4.87959925525313</text:p>
              </table:table-cell>
              <table:table-cell office:value-type="float" office:value="0.832677165354331">
                <text:p>0.83267716535433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.63263543042992">
                <text:p>5.63263543042992</text:p>
              </table:table-cell>
              <table:table-cell office:value-type="float" office:value="5.61570740005671">
                <text:p>5.61570740005671</text:p>
              </table:table-cell>
              <table:table-cell office:value-type="float" office:value="5.94923504867872">
                <text:p>5.94923504867872</text:p>
              </table:table-cell>
              <table:table-cell office:value-type="float" office:value="5.85903117953503">
                <text:p>5.85903117953503</text:p>
              </table:table-cell>
              <table:table-cell office:value-type="float" office:value="2.65330188679245">
                <text:p>2.65330188679245</text:p>
              </table:table-cell>
              <table:table-cell office:value-type="float" office:value="5.54473100947008">
                <text:p>5.54473100947008</text:p>
              </table:table-cell>
              <table:table-cell office:value-type="float" office:value="0.779005524861879">
                <text:p>0.77900552486187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33220978062157">
                <text:p>6.33220978062157</text:p>
              </table:table-cell>
              <table:table-cell office:value-type="float" office:value="6.27506019515904">
                <text:p>6.27506019515904</text:p>
              </table:table-cell>
              <table:table-cell office:value-type="float" office:value="6.66945094108475">
                <text:p>6.66945094108475</text:p>
              </table:table-cell>
              <table:table-cell office:value-type="float" office:value="6.64078611086631">
                <text:p>6.64078611086631</text:p>
              </table:table-cell>
              <table:table-cell office:value-type="float" office:value="2.52242152466368">
                <text:p>2.52242152466368</text:p>
              </table:table-cell>
              <table:table-cell office:value-type="float" office:value="6.23860802539107">
                <text:p>6.23860802539107</text:p>
              </table:table-cell>
              <table:table-cell office:value-type="float" office:value="0.744718309859155">
                <text:p>0.74471830985915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.65619745375931">
                <text:p>6.65619745375931</text:p>
              </table:table-cell>
              <table:table-cell office:value-type="float" office:value="6.65186727565825">
                <text:p>6.65186727565825</text:p>
              </table:table-cell>
              <table:table-cell office:value-type="float" office:value="7.21419106131791">
                <text:p>7.21419106131791</text:p>
              </table:table-cell>
              <table:table-cell office:value-type="float" office:value="7.09939702280008">
                <text:p>7.09939702280008</text:p>
              </table:table-cell>
              <table:table-cell office:value-type="float" office:value="2.42456896551724">
                <text:p>2.42456896551724</text:p>
              </table:table-cell>
              <table:table-cell office:value-type="float" office:value="6.47722725667883">
                <text:p>6.47722725667883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95569501098212">
                <text:p>6.95569501098212</text:p>
              </table:table-cell>
              <table:table-cell office:value-type="float" office:value="7.01963425007088">
                <text:p>7.01963425007088</text:p>
              </table:table-cell>
              <table:table-cell office:value-type="float" office:value="7.77323468328141">
                <text:p>7.77323468328141</text:p>
              </table:table-cell>
              <table:table-cell office:value-type="float" office:value="7.54133306645316">
                <text:p>7.54133306645316</text:p>
              </table:table-cell>
              <table:table-cell office:value-type="float" office:value="2.32438016528926">
                <text:p>2.32438016528926</text:p>
              </table:table-cell>
              <table:table-cell office:value-type="float" office:value="6.7439039333415">
                <text:p>6.7439039333415</text:p>
              </table:table-cell>
              <table:table-cell office:value-type="float" office:value="0.712121212121212">
                <text:p>0.71212121212121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.33644426793752">
                <text:p>7.33644426793752</text:p>
              </table:table-cell>
              <table:table-cell office:value-type="float" office:value="7.26741028839803">
                <text:p>7.26741028839803</text:p>
              </table:table-cell>
              <table:table-cell office:value-type="float" office:value="8.37318232662192">
                <text:p>8.37318232662192</text:p>
              </table:table-cell>
              <table:table-cell office:value-type="float" office:value="7.99671017722594">
                <text:p>7.99671017722594</text:p>
              </table:table-cell>
              <table:table-cell office:value-type="float" office:value="2.25">
                <text:p>2.25</text:p>
              </table:table-cell>
              <table:table-cell office:value-type="float" office:value="7.10063217649336">
                <text:p>7.10063217649336</text:p>
              </table:table-cell>
              <table:table-cell office:value-type="float" office:value="0.688925081433225">
                <text:p>0.68892508143322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.65885848535102">
                <text:p>7.65885848535102</text:p>
              </table:table-cell>
              <table:table-cell office:value-type="float" office:value="7.68233651384687">
                <text:p>7.68233651384687</text:p>
              </table:table-cell>
              <table:table-cell office:value-type="float" office:value="8.91013242077072">
                <text:p>8.91013242077072</text:p>
              </table:table-cell>
              <table:table-cell office:value-type="float" office:value="8.43535206537557">
                <text:p>8.43535206537557</text:p>
              </table:table-cell>
              <table:table-cell office:value-type="float" office:value="2.13068181818182">
                <text:p>2.13068181818182</text:p>
              </table:table-cell>
              <table:table-cell office:value-type="float" office:value="7.42739541160594">
                <text:p>7.42739541160594</text:p>
              </table:table-cell>
              <table:table-cell office:value-type="float" office:value="0.661971830985916">
                <text:p>0.66197183098591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.03705315060547">
                <text:p>8.03705315060547</text:p>
              </table:table-cell>
              <table:table-cell office:value-type="float" office:value="8.0731230129616">
                <text:p>8.0731230129616</text:p>
              </table:table-cell>
              <table:table-cell office:value-type="float" office:value="9.44111619107678">
                <text:p>9.44111619107678</text:p>
              </table:table-cell>
              <table:table-cell office:value-type="float" office:value="8.92913852352174">
                <text:p>8.92913852352174</text:p>
              </table:table-cell>
              <table:table-cell office:value-type="float" office:value="2.07948243992606">
                <text:p>2.07948243992606</text:p>
              </table:table-cell>
              <table:table-cell office:value-type="float" office:value="7.66211889182793">
                <text:p>7.66211889182793</text:p>
              </table:table-cell>
              <table:table-cell office:value-type="float" office:value="0.649769585253456">
                <text:p>0.64976958525345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.33752068602377">
                <text:p>8.33752068602377</text:p>
              </table:table-cell>
              <table:table-cell office:value-type="float" office:value="8.40758977841922">
                <text:p>8.40758977841922</text:p>
              </table:table-cell>
              <table:table-cell office:value-type="float" office:value="10.0731707317073">
                <text:p>10.0731707317073</text:p>
              </table:table-cell>
              <table:table-cell office:value-type="float" office:value="9.31779399035489">
                <text:p>9.31779399035489</text:p>
              </table:table-cell>
              <table:table-cell office:value-type="float" office:value="1.97022767075307">
                <text:p>1.97022767075307</text:p>
              </table:table-cell>
              <table:table-cell office:value-type="float" office:value="7.99259366831252">
                <text:p>7.99259366831252</text:p>
              </table:table-cell>
              <table:table-cell office:value-type="float" office:value="0.633233532934132">
                <text:p>0.63323353293413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74400441779741">
                <text:p>8.74400441779741</text:p>
              </table:table-cell>
              <table:table-cell office:value-type="float" office:value="8.72460576160691">
                <text:p>8.72460576160691</text:p>
              </table:table-cell>
              <table:table-cell office:value-type="float" office:value="10.6235586304772">
                <text:p>10.6235586304772</text:p>
              </table:table-cell>
              <table:table-cell office:value-type="float" office:value="9.82694314032342">
                <text:p>9.82694314032342</text:p>
              </table:table-cell>
              <table:table-cell office:value-type="float" office:value="1.95993031358885">
                <text:p>1.95993031358885</text:p>
              </table:table-cell>
              <table:table-cell office:value-type="float" office:value="8.36682882335056">
                <text:p>8.36682882335056</text:p>
              </table:table-cell>
              <table:table-cell office:value-type="float" office:value="0.612156295224313">
                <text:p>0.6121562952243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.30950781118764">
                <text:p>9.30950781118764</text:p>
              </table:table-cell>
              <table:table-cell office:value-type="float" office:value="9.24246383574428">
                <text:p>9.24246383574428</text:p>
              </table:table-cell>
              <table:table-cell office:value-type="float" office:value="11.3936453576865">
                <text:p>11.3936453576865</text:p>
              </table:table-cell>
              <table:table-cell office:value-type="float" office:value="10.5403552944468">
                <text:p>10.5403552944468</text:p>
              </table:table-cell>
              <table:table-cell office:value-type="float" office:value="1.76609105180534">
                <text:p>1.76609105180534</text:p>
              </table:table-cell>
              <table:table-cell office:value-type="float" office:value="8.80310300703775">
                <text:p>8.80310300703775</text:p>
              </table:table-cell>
              <table:table-cell office:value-type="float" office:value="0.595774647887324">
                <text:p>0.5957746478873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43cm" svg:y="0.315cm" chart:style-name="ch2">
          <text:p>Relative Efficiency vs Jobs</text:p>
        </chart:title>
        <chart:legend chart:legend-position="end" svg:x="13.913cm" svg:y="2.721cm" style:legend-expansion="high" chart:style-name="ch3"/>
        <chart:plot-area chart:style-name="ch4" table:cell-range-address="'Compression Speed'.J114:'Compression Speed'.Q130" chart:data-source-has-labels="both" svg:x="1.312cm" svg:y="1.288cm" svg:width="12.281cm" svg:height="6.57cm">
          <chart:coordinate-region svg:x="2.038cm" svg:y="1.486cm" svg:width="11.368cm" svg:height="5.729cm"/>
          <chart:axis chart:dimension="x" chart:name="primary-x" chart:style-name="ch5" chartooo:axis-type="auto">
            <chartooo:date-scale/>
            <chart:title svg:x="6.321cm" svg:y="8.039cm" chart:style-name="ch6">
              <text:p>Number of Jobs</text:p>
            </chart:title>
            <chart:categories table:cell-range-address="'Compression Speed'.J115:'Compression Speed'.J130"/>
            <chart:grid chart:style-name="ch7" chart:class="major"/>
          </chart:axis>
          <chart:axis chart:dimension="y" chart:name="primary-y" chart:style-name="ch5">
            <chart:title svg:x="0.451cm" svg:y="5.88cm" chart:style-name="ch8">
              <text:p>Relative Efficiency</text:p>
            </chart:title>
            <chart:grid chart:style-name="ch7" chart:class="major"/>
          </chart:axis>
          <chart:series chart:style-name="ch9" chart:values-cell-range-address="'Compression Speed'.K115:'Compression Speed'.K130" chart:label-cell-address="'Compression Speed'.K114:'Compression Speed'.K114" chart:class="chart:line">
            <chart:data-point chart:repeated="16"/>
          </chart:series>
          <chart:series chart:style-name="ch10" chart:values-cell-range-address="'Compression Speed'.L115:'Compression Speed'.L130" chart:label-cell-address="'Compression Speed'.L114:'Compression Speed'.L114" chart:class="chart:line">
            <chart:data-point chart:repeated="16"/>
          </chart:series>
          <chart:series chart:style-name="ch11" chart:values-cell-range-address="'Compression Speed'.M115:'Compression Speed'.M130" chart:label-cell-address="'Compression Speed'.M114:'Compression Speed'.M114" chart:class="chart:line">
            <chart:data-point chart:repeated="16"/>
          </chart:series>
          <chart:series chart:style-name="ch12" chart:values-cell-range-address="'Compression Speed'.N115:'Compression Speed'.N130" chart:label-cell-address="'Compression Speed'.N114:'Compression Speed'.N114" chart:class="chart:line">
            <chart:data-point chart:repeated="16"/>
          </chart:series>
          <chart:series chart:style-name="ch13" chart:values-cell-range-address="'Compression Speed'.O115:'Compression Speed'.O130" chart:label-cell-address="'Compression Speed'.O114:'Compression Speed'.O114" chart:class="chart:line">
            <chart:data-point chart:repeated="16"/>
          </chart:series>
          <chart:series chart:style-name="ch14" chart:values-cell-range-address="'Compression Speed'.P115:'Compression Speed'.P130" chart:label-cell-address="'Compression Speed'.P114:'Compression Speed'.P114" chart:class="chart:line">
            <chart:data-point chart:repeated="16"/>
          </chart:series>
          <chart:series chart:style-name="ch15" chart:values-cell-range-address="'Compression Speed'.Q115:'Compression Speed'.Q130" chart:label-cell-address="'Compression Speed'.Q114:'Compression Speed'.Q114" chart:class="chart:line"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Z</text:p>
                <draw:g>
                  <svg:desc>'Compression Speed'.K114:'Compression Speed'.K114</svg:desc>
                </draw:g>
              </table:table-cell>
              <table:table-cell office:value-type="string">
                <text:p>lzma</text:p>
                <draw:g>
                  <svg:desc>'Compression Speed'.L114:'Compression Speed'.L114</svg:desc>
                </draw:g>
              </table:table-cell>
              <table:table-cell office:value-type="string">
                <text:p>gzip</text:p>
                <draw:g>
                  <svg:desc>'Compression Speed'.M114:'Compression Speed'.M114</svg:desc>
                </draw:g>
              </table:table-cell>
              <table:table-cell office:value-type="string">
                <text:p>lzo</text:p>
                <draw:g>
                  <svg:desc>'Compression Speed'.N114:'Compression Speed'.N114</svg:desc>
                </draw:g>
              </table:table-cell>
              <table:table-cell office:value-type="string">
                <text:p>LZ4</text:p>
                <draw:g>
                  <svg:desc>'Compression Speed'.O114:'Compression Speed'.O114</svg:desc>
                </draw:g>
              </table:table-cell>
              <table:table-cell office:value-type="string">
                <text:p>zstd</text:p>
                <draw:g>
                  <svg:desc>'Compression Speed'.P114:'Compression Speed'.P114</svg:desc>
                </draw:g>
              </table:table-cell>
              <table:table-cell office:value-type="string">
                <text:p>none</text:p>
                <draw:g>
                  <svg:desc>'Compression Speed'.Q114:'Compression Speed'.Q11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ompression Speed'.J115:'Compression Speed'.J130</svg:desc>
                </draw:g>
              </table:table-cell>
              <table:table-cell office:value-type="float" office:value="1">
                <text:p>1</text:p>
                <draw:g>
                  <svg:desc>'Compression Speed'.K115:'Compression Speed'.K130</svg:desc>
                </draw:g>
              </table:table-cell>
              <table:table-cell office:value-type="float" office:value="1">
                <text:p>1</text:p>
                <draw:g>
                  <svg:desc>'Compression Speed'.L115:'Compression Speed'.L130</svg:desc>
                </draw:g>
              </table:table-cell>
              <table:table-cell office:value-type="float" office:value="1">
                <text:p>1</text:p>
                <draw:g>
                  <svg:desc>'Compression Speed'.M115:'Compression Speed'.M130</svg:desc>
                </draw:g>
              </table:table-cell>
              <table:table-cell office:value-type="float" office:value="1">
                <text:p>1</text:p>
                <draw:g>
                  <svg:desc>'Compression Speed'.N115:'Compression Speed'.N130</svg:desc>
                </draw:g>
              </table:table-cell>
              <table:table-cell office:value-type="float" office:value="1">
                <text:p>1</text:p>
                <draw:g>
                  <svg:desc>'Compression Speed'.O115:'Compression Speed'.O130</svg:desc>
                </draw:g>
              </table:table-cell>
              <table:table-cell office:value-type="float" office:value="1">
                <text:p>1</text:p>
                <draw:g>
                  <svg:desc>'Compression Speed'.P115:'Compression Speed'.P130</svg:desc>
                </draw:g>
              </table:table-cell>
              <table:table-cell office:value-type="float" office:value="1">
                <text:p>1</text:p>
                <draw:g>
                  <svg:desc>'Compression Speed'.Q115:'Compression Speed'.Q13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37391113140847">
                <text:p>0.937391113140847</text:p>
              </table:table-cell>
              <table:table-cell office:value-type="float" office:value="0.922765136691452">
                <text:p>0.922765136691452</text:p>
              </table:table-cell>
              <table:table-cell office:value-type="float" office:value="0.959265073364516">
                <text:p>0.959265073364516</text:p>
              </table:table-cell>
              <table:table-cell office:value-type="float" office:value="0.955746936911798">
                <text:p>0.955746936911798</text:p>
              </table:table-cell>
              <table:table-cell office:value-type="float" office:value="0.877535101404056">
                <text:p>0.877535101404056</text:p>
              </table:table-cell>
              <table:table-cell office:value-type="float" office:value="0.93562151502788">
                <text:p>0.93562151502788</text:p>
              </table:table-cell>
              <table:table-cell office:value-type="float" office:value="0.512106537530266">
                <text:p>0.51210653753026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888346557666106">
                <text:p>0.888346557666106</text:p>
              </table:table-cell>
              <table:table-cell office:value-type="float" office:value="0.89103325415677">
                <text:p>0.89103325415677</text:p>
              </table:table-cell>
              <table:table-cell office:value-type="float" office:value="0.924493639619612">
                <text:p>0.924493639619612</text:p>
              </table:table-cell>
              <table:table-cell office:value-type="float" office:value="0.919589465719655">
                <text:p>0.919589465719655</text:p>
              </table:table-cell>
              <table:table-cell office:value-type="float" office:value="0.774793388429752">
                <text:p>0.774793388429752</text:p>
              </table:table-cell>
              <table:table-cell office:value-type="float" office:value="0.894299827759904">
                <text:p>0.894299827759904</text:p>
              </table:table-cell>
              <table:table-cell office:value-type="float" office:value="0.307860262008734">
                <text:p>0.3078602620087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65875570276858">
                <text:p>0.865875570276858</text:p>
              </table:table-cell>
              <table:table-cell office:value-type="float" office:value="0.858617998959598">
                <text:p>0.858617998959598</text:p>
              </table:table-cell>
              <table:table-cell office:value-type="float" office:value="0.904607250755287">
                <text:p>0.904607250755287</text:p>
              </table:table-cell>
              <table:table-cell office:value-type="float" office:value="0.895694655762647">
                <text:p>0.895694655762647</text:p>
              </table:table-cell>
              <table:table-cell office:value-type="float" office:value="0.655594405594406">
                <text:p>0.655594405594406</text:p>
              </table:table-cell>
              <table:table-cell office:value-type="float" office:value="0.861514620249202">
                <text:p>0.861514620249202</text:p>
              </table:table-cell>
              <table:table-cell office:value-type="float" office:value="0.228896103896104">
                <text:p>0.22889610389610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39880275820262">
                <text:p>0.839880275820262</text:p>
              </table:table-cell>
              <table:table-cell office:value-type="float" office:value="0.840366583223726">
                <text:p>0.840366583223726</text:p>
              </table:table-cell>
              <table:table-cell office:value-type="float" office:value="0.878852362782507">
                <text:p>0.878852362782507</text:p>
              </table:table-cell>
              <table:table-cell office:value-type="float" office:value="0.874519816630883">
                <text:p>0.874519816630883</text:p>
              </table:table-cell>
              <table:table-cell office:value-type="float" office:value="0.536992840095465">
                <text:p>0.536992840095465</text:p>
              </table:table-cell>
              <table:table-cell office:value-type="float" office:value="0.832191729039086">
                <text:p>0.832191729039086</text:p>
              </table:table-cell>
              <table:table-cell office:value-type="float" office:value="0.171255060728745">
                <text:p>0.1712550607287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2384902406755">
                <text:p>0.82384902406755</text:p>
              </table:table-cell>
              <table:table-cell office:value-type="float" office:value="0.822683546827494">
                <text:p>0.822683546827494</text:p>
              </table:table-cell>
              <table:table-cell office:value-type="float" office:value="0.857165349822512">
                <text:p>0.857165349822512</text:p>
              </table:table-cell>
              <table:table-cell office:value-type="float" office:value="0.855506357856494">
                <text:p>0.855506357856494</text:p>
              </table:table-cell>
              <table:table-cell office:value-type="float" office:value="0.438084112149533">
                <text:p>0.438084112149533</text:p>
              </table:table-cell>
              <table:table-cell office:value-type="float" office:value="0.813266542542188">
                <text:p>0.813266542542188</text:p>
              </table:table-cell>
              <table:table-cell office:value-type="float" office:value="0.138779527559055">
                <text:p>0.13877952755905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804662204347132">
                <text:p>0.804662204347132</text:p>
              </table:table-cell>
              <table:table-cell office:value-type="float" office:value="0.802243914293815">
                <text:p>0.802243914293815</text:p>
              </table:table-cell>
              <table:table-cell office:value-type="float" office:value="0.849890721239817">
                <text:p>0.849890721239817</text:p>
              </table:table-cell>
              <table:table-cell office:value-type="float" office:value="0.83700445421929">
                <text:p>0.83700445421929</text:p>
              </table:table-cell>
              <table:table-cell office:value-type="float" office:value="0.379043126684636">
                <text:p>0.379043126684636</text:p>
              </table:table-cell>
              <table:table-cell office:value-type="float" office:value="0.792104429924297">
                <text:p>0.792104429924297</text:p>
              </table:table-cell>
              <table:table-cell office:value-type="float" office:value="0.111286503551697">
                <text:p>0.11128650355169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91526222577697">
                <text:p>0.791526222577697</text:p>
              </table:table-cell>
              <table:table-cell office:value-type="float" office:value="0.78438252439488">
                <text:p>0.78438252439488</text:p>
              </table:table-cell>
              <table:table-cell office:value-type="float" office:value="0.833681367635594">
                <text:p>0.833681367635594</text:p>
              </table:table-cell>
              <table:table-cell office:value-type="float" office:value="0.830098263858289">
                <text:p>0.830098263858289</text:p>
              </table:table-cell>
              <table:table-cell office:value-type="float" office:value="0.31530269058296">
                <text:p>0.31530269058296</text:p>
              </table:table-cell>
              <table:table-cell office:value-type="float" office:value="0.779826003173883">
                <text:p>0.779826003173883</text:p>
              </table:table-cell>
              <table:table-cell office:value-type="float" office:value="0.0930897887323944">
                <text:p>0.093089788732394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39577494862145">
                <text:p>0.739577494862145</text:p>
              </table:table-cell>
              <table:table-cell office:value-type="float" office:value="0.739096363962028">
                <text:p>0.739096363962028</text:p>
              </table:table-cell>
              <table:table-cell office:value-type="float" office:value="0.801576784590879">
                <text:p>0.801576784590879</text:p>
              </table:table-cell>
              <table:table-cell office:value-type="float" office:value="0.788821891422231">
                <text:p>0.788821891422231</text:p>
              </table:table-cell>
              <table:table-cell office:value-type="float" office:value="0.269396551724138">
                <text:p>0.269396551724138</text:p>
              </table:table-cell>
              <table:table-cell office:value-type="float" office:value="0.719691917408759">
                <text:p>0.719691917408759</text:p>
              </table:table-cell>
              <table:table-cell office:value-type="float" office:value="0.0815972222222222">
                <text:p>0.08159722222222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95569501098212">
                <text:p>0.695569501098212</text:p>
              </table:table-cell>
              <table:table-cell office:value-type="float" office:value="0.701963425007088">
                <text:p>0.701963425007088</text:p>
              </table:table-cell>
              <table:table-cell office:value-type="float" office:value="0.777323468328141">
                <text:p>0.777323468328141</text:p>
              </table:table-cell>
              <table:table-cell office:value-type="float" office:value="0.754133306645316">
                <text:p>0.754133306645316</text:p>
              </table:table-cell>
              <table:table-cell office:value-type="float" office:value="0.232438016528926">
                <text:p>0.232438016528926</text:p>
              </table:table-cell>
              <table:table-cell office:value-type="float" office:value="0.67439039333415">
                <text:p>0.67439039333415</text:p>
              </table:table-cell>
              <table:table-cell office:value-type="float" office:value="0.0712121212121212">
                <text:p>0.071212121212121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66949478903411">
                <text:p>0.666949478903411</text:p>
              </table:table-cell>
              <table:table-cell office:value-type="float" office:value="0.660673662581639">
                <text:p>0.660673662581639</text:p>
              </table:table-cell>
              <table:table-cell office:value-type="float" office:value="0.761198393329266">
                <text:p>0.761198393329266</text:p>
              </table:table-cell>
              <table:table-cell office:value-type="float" office:value="0.726973652475085">
                <text:p>0.726973652475085</text:p>
              </table:table-cell>
              <table:table-cell office:value-type="float" office:value="0.204545454545455">
                <text:p>0.204545454545455</text:p>
              </table:table-cell>
              <table:table-cell office:value-type="float" office:value="0.64551201604485">
                <text:p>0.64551201604485</text:p>
              </table:table-cell>
              <table:table-cell office:value-type="float" office:value="0.0626295528575659">
                <text:p>0.062629552857565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38238207112585">
                <text:p>0.638238207112585</text:p>
              </table:table-cell>
              <table:table-cell office:value-type="float" office:value="0.640194709487239">
                <text:p>0.640194709487239</text:p>
              </table:table-cell>
              <table:table-cell office:value-type="float" office:value="0.742511035064227">
                <text:p>0.742511035064227</text:p>
              </table:table-cell>
              <table:table-cell office:value-type="float" office:value="0.702946005447964">
                <text:p>0.702946005447964</text:p>
              </table:table-cell>
              <table:table-cell office:value-type="float" office:value="0.177556818181818">
                <text:p>0.177556818181818</text:p>
              </table:table-cell>
              <table:table-cell office:value-type="float" office:value="0.618949617633828">
                <text:p>0.618949617633828</text:p>
              </table:table-cell>
              <table:table-cell office:value-type="float" office:value="0.0551643192488263">
                <text:p>0.055164319248826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18234857738882">
                <text:p>0.618234857738882</text:p>
              </table:table-cell>
              <table:table-cell office:value-type="float" office:value="0.621009462535508">
                <text:p>0.621009462535508</text:p>
              </table:table-cell>
              <table:table-cell office:value-type="float" office:value="0.726239707005906">
                <text:p>0.726239707005906</text:p>
              </table:table-cell>
              <table:table-cell office:value-type="float" office:value="0.686856809501673">
                <text:p>0.686856809501673</text:p>
              </table:table-cell>
              <table:table-cell office:value-type="float" office:value="0.15996018768662">
                <text:p>0.15996018768662</text:p>
              </table:table-cell>
              <table:table-cell office:value-type="float" office:value="0.589393760909841">
                <text:p>0.589393760909841</text:p>
              </table:table-cell>
              <table:table-cell office:value-type="float" office:value="0.0499822757887274">
                <text:p>0.049982275788727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95537191858841">
                <text:p>0.595537191858841</text:p>
              </table:table-cell>
              <table:table-cell office:value-type="float" office:value="0.600542127029944">
                <text:p>0.600542127029944</text:p>
              </table:table-cell>
              <table:table-cell office:value-type="float" office:value="0.719512195121951">
                <text:p>0.719512195121951</text:p>
              </table:table-cell>
              <table:table-cell office:value-type="float" office:value="0.665556713596778">
                <text:p>0.665556713596778</text:p>
              </table:table-cell>
              <table:table-cell office:value-type="float" office:value="0.140730547910933">
                <text:p>0.140730547910933</text:p>
              </table:table-cell>
              <table:table-cell office:value-type="float" office:value="0.570899547736608">
                <text:p>0.570899547736608</text:p>
              </table:table-cell>
              <table:table-cell office:value-type="float" office:value="0.0452309666381523">
                <text:p>0.045230966638152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82933627853161">
                <text:p>0.582933627853161</text:p>
              </table:table-cell>
              <table:table-cell office:value-type="float" office:value="0.581640384107127">
                <text:p>0.581640384107127</text:p>
              </table:table-cell>
              <table:table-cell office:value-type="float" office:value="0.708237242031814">
                <text:p>0.708237242031814</text:p>
              </table:table-cell>
              <table:table-cell office:value-type="float" office:value="0.655129542688228">
                <text:p>0.655129542688228</text:p>
              </table:table-cell>
              <table:table-cell office:value-type="float" office:value="0.130662020905923">
                <text:p>0.130662020905923</text:p>
              </table:table-cell>
              <table:table-cell office:value-type="float" office:value="0.557788588223371">
                <text:p>0.557788588223371</text:p>
              </table:table-cell>
              <table:table-cell office:value-type="float" office:value="0.0408104196816208">
                <text:p>0.040810419681620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81844238199227">
                <text:p>0.581844238199227</text:p>
              </table:table-cell>
              <table:table-cell office:value-type="float" office:value="0.577653989734018">
                <text:p>0.577653989734018</text:p>
              </table:table-cell>
              <table:table-cell office:value-type="float" office:value="0.712102834855403">
                <text:p>0.712102834855403</text:p>
              </table:table-cell>
              <table:table-cell office:value-type="float" office:value="0.658772205902924">
                <text:p>0.658772205902924</text:p>
              </table:table-cell>
              <table:table-cell office:value-type="float" office:value="0.110380690737834">
                <text:p>0.110380690737834</text:p>
              </table:table-cell>
              <table:table-cell office:value-type="float" office:value="0.550193937939859">
                <text:p>0.550193937939859</text:p>
              </table:table-cell>
              <table:table-cell office:value-type="float" office:value="0.0372359154929577">
                <text:p>0.03723591549295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line" chart:style-name="ch1">
        <chart:title svg:x="5.257cm" svg:y="0.315cm" chart:style-name="ch2">
          <text:p>Absolute Speedup vs Jobs</text:p>
        </chart:title>
        <chart:legend chart:legend-position="end" svg:x="13.921cm" svg:y="2.724cm" style:legend-expansion="high" chart:style-name="ch3"/>
        <chart:plot-area chart:style-name="ch4" table:cell-range-address="'Compression Speed'.A134:'Compression Speed'.H150" chart:data-source-has-labels="both" svg:x="1.312cm" svg:y="1.288cm" svg:width="12.289cm" svg:height="6.576cm">
          <chart:coordinate-region svg:x="1.749cm" svg:y="1.485cm" svg:width="11.478cm" svg:height="5.736cm"/>
          <chart:axis chart:dimension="x" chart:name="primary-x" chart:style-name="ch5" chartooo:axis-type="auto">
            <chartooo:date-scale/>
            <chart:title svg:x="6.325cm" svg:y="8.045cm" chart:style-name="ch6">
              <text:p>Number of Jobs</text:p>
            </chart:title>
            <chart:categories table:cell-range-address="'Compression Speed'.A135:'Compression Speed'.A150"/>
            <chart:grid chart:style-name="ch7" chart:class="major"/>
          </chart:axis>
          <chart:axis chart:dimension="y" chart:name="primary-y" chart:style-name="ch5">
            <chart:title svg:x="0.451cm" svg:y="5.862cm" chart:style-name="ch8">
              <text:p>Absolute Speedup</text:p>
            </chart:title>
            <chart:grid chart:style-name="ch7" chart:class="major"/>
          </chart:axis>
          <chart:series chart:style-name="ch9" chart:values-cell-range-address="'Compression Speed'.B135:'Compression Speed'.B150" chart:label-cell-address="'Compression Speed'.B134:'Compression Speed'.B134" chart:class="chart:line">
            <chart:data-point chart:repeated="16"/>
          </chart:series>
          <chart:series chart:style-name="ch10" chart:values-cell-range-address="'Compression Speed'.C135:'Compression Speed'.C150" chart:label-cell-address="'Compression Speed'.C134:'Compression Speed'.C134" chart:class="chart:line">
            <chart:data-point chart:repeated="16"/>
          </chart:series>
          <chart:series chart:style-name="ch11" chart:values-cell-range-address="'Compression Speed'.D135:'Compression Speed'.D150" chart:label-cell-address="'Compression Speed'.D134:'Compression Speed'.D134" chart:class="chart:line">
            <chart:data-point chart:repeated="16"/>
          </chart:series>
          <chart:series chart:style-name="ch12" chart:values-cell-range-address="'Compression Speed'.E135:'Compression Speed'.E150" chart:label-cell-address="'Compression Speed'.E134:'Compression Speed'.E134" chart:class="chart:line">
            <chart:data-point chart:repeated="16"/>
          </chart:series>
          <chart:series chart:style-name="ch13" chart:values-cell-range-address="'Compression Speed'.F135:'Compression Speed'.F150" chart:label-cell-address="'Compression Speed'.F134:'Compression Speed'.F134" chart:class="chart:line">
            <chart:data-point chart:repeated="16"/>
          </chart:series>
          <chart:series chart:style-name="ch14" chart:values-cell-range-address="'Compression Speed'.G135:'Compression Speed'.G150" chart:label-cell-address="'Compression Speed'.G134:'Compression Speed'.G134" chart:class="chart:line">
            <chart:data-point chart:repeated="16"/>
          </chart:series>
          <chart:series chart:style-name="ch15" chart:values-cell-range-address="'Compression Speed'.H135:'Compression Speed'.H150" chart:label-cell-address="'Compression Speed'.H134:'Compression Speed'.H134" chart:class="chart:line"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Z</text:p>
                <draw:g>
                  <svg:desc>'Compression Speed'.B134:'Compression Speed'.B134</svg:desc>
                </draw:g>
              </table:table-cell>
              <table:table-cell office:value-type="string">
                <text:p>lzma</text:p>
                <draw:g>
                  <svg:desc>'Compression Speed'.C134:'Compression Speed'.C134</svg:desc>
                </draw:g>
              </table:table-cell>
              <table:table-cell office:value-type="string">
                <text:p>gzip</text:p>
                <draw:g>
                  <svg:desc>'Compression Speed'.D134:'Compression Speed'.D134</svg:desc>
                </draw:g>
              </table:table-cell>
              <table:table-cell office:value-type="string">
                <text:p>lzo</text:p>
                <draw:g>
                  <svg:desc>'Compression Speed'.E134:'Compression Speed'.E134</svg:desc>
                </draw:g>
              </table:table-cell>
              <table:table-cell office:value-type="string">
                <text:p>LZ4</text:p>
                <draw:g>
                  <svg:desc>'Compression Speed'.F134:'Compression Speed'.F134</svg:desc>
                </draw:g>
              </table:table-cell>
              <table:table-cell office:value-type="string">
                <text:p>zstd</text:p>
                <draw:g>
                  <svg:desc>'Compression Speed'.G134:'Compression Speed'.G134</svg:desc>
                </draw:g>
              </table:table-cell>
              <table:table-cell office:value-type="string">
                <text:p>none</text:p>
                <draw:g>
                  <svg:desc>'Compression Speed'.H134:'Compression Speed'.H13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ompression Speed'.A135:'Compression Speed'.A150</svg:desc>
                </draw:g>
              </table:table-cell>
              <table:table-cell office:value-type="float" office:value="1">
                <text:p>1</text:p>
                <draw:g>
                  <svg:desc>'Compression Speed'.B135:'Compression Speed'.B150</svg:desc>
                </draw:g>
              </table:table-cell>
              <table:table-cell office:value-type="float" office:value="1.005149798552">
                <text:p>1.005149798552</text:p>
                <draw:g>
                  <svg:desc>'Compression Speed'.C135:'Compression Speed'.C150</svg:desc>
                </draw:g>
              </table:table-cell>
              <table:table-cell office:value-type="float" office:value="1.01826834766636">
                <text:p>1.01826834766636</text:p>
                <draw:g>
                  <svg:desc>'Compression Speed'.D135:'Compression Speed'.D150</svg:desc>
                </draw:g>
              </table:table-cell>
              <table:table-cell office:value-type="float" office:value="0.999482436001221">
                <text:p>0.999482436001221</text:p>
                <draw:g>
                  <svg:desc>'Compression Speed'.E135:'Compression Speed'.E150</svg:desc>
                </draw:g>
              </table:table-cell>
              <table:table-cell office:value-type="float" office:value="1.20711111111111">
                <text:p>1.20711111111111</text:p>
                <draw:g>
                  <svg:desc>'Compression Speed'.F135:'Compression Speed'.F150</svg:desc>
                </draw:g>
              </table:table-cell>
              <table:table-cell office:value-type="float" office:value="1.00039973108999">
                <text:p>1.00039973108999</text:p>
                <draw:g>
                  <svg:desc>'Compression Speed'.G135:'Compression Speed'.G150</svg:desc>
                </draw:g>
              </table:table-cell>
              <table:table-cell office:value-type="float" office:value="1.38534278959811">
                <text:p>1.38534278959811</text:p>
                <draw:g>
                  <svg:desc>'Compression Speed'.H135:'Compression Speed'.H15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87478222628169">
                <text:p>1.87478222628169</text:p>
              </table:table-cell>
              <table:table-cell office:value-type="float" office:value="1.85503438251244">
                <text:p>1.85503438251244</text:p>
              </table:table-cell>
              <table:table-cell office:value-type="float" office:value="1.95357852245787">
                <text:p>1.95357852245787</text:p>
              </table:table-cell>
              <table:table-cell office:value-type="float" office:value="1.91050455341062">
                <text:p>1.91050455341062</text:p>
              </table:table-cell>
              <table:table-cell office:value-type="float" office:value="2.1185647425897">
                <text:p>2.1185647425897</text:p>
              </table:table-cell>
              <table:table-cell office:value-type="float" office:value="1.87199102407181">
                <text:p>1.87199102407181</text:p>
              </table:table-cell>
              <table:table-cell office:value-type="float" office:value="1.41888619854722">
                <text:p>1.4188861985472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66503967299832">
                <text:p>2.66503967299832</text:p>
              </table:table-cell>
              <table:table-cell office:value-type="float" office:value="2.68686568775642">
                <text:p>2.68686568775642</text:p>
              </table:table-cell>
              <table:table-cell office:value-type="float" office:value="2.82414783253057">
                <text:p>2.82414783253057</text:p>
              </table:table-cell>
              <table:table-cell office:value-type="float" office:value="2.75734055795563">
                <text:p>2.75734055795563</text:p>
              </table:table-cell>
              <table:table-cell office:value-type="float" office:value="2.80578512396694">
                <text:p>2.80578512396694</text:p>
              </table:table-cell>
              <table:table-cell office:value-type="float" office:value="2.68397192161451">
                <text:p>2.68397192161451</text:p>
              </table:table-cell>
              <table:table-cell office:value-type="float" office:value="1.27947598253275">
                <text:p>1.279475982532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46350228110743">
                <text:p>3.46350228110743</text:p>
              </table:table-cell>
              <table:table-cell office:value-type="float" office:value="3.45215883474944">
                <text:p>3.45215883474944</text:p>
              </table:table-cell>
              <table:table-cell office:value-type="float" office:value="3.68453172205438">
                <text:p>3.68453172205438</text:p>
              </table:table-cell>
              <table:table-cell office:value-type="float" office:value="3.5809243058197">
                <text:p>3.5809243058197</text:p>
              </table:table-cell>
              <table:table-cell office:value-type="float" office:value="3.16550116550117">
                <text:p>3.16550116550117</text:p>
              </table:table-cell>
              <table:table-cell office:value-type="float" office:value="3.4474359777096">
                <text:p>3.4474359777096</text:p>
              </table:table-cell>
              <table:table-cell office:value-type="float" office:value="1.26839826839827">
                <text:p>1.2683982683982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19940137910131">
                <text:p>4.19940137910131</text:p>
              </table:table-cell>
              <table:table-cell office:value-type="float" office:value="4.2234715091858">
                <text:p>4.2234715091858</text:p>
              </table:table-cell>
              <table:table-cell office:value-type="float" office:value="4.4745377164661">
                <text:p>4.4745377164661</text:p>
              </table:table-cell>
              <table:table-cell office:value-type="float" office:value="4.37033598328788">
                <text:p>4.37033598328788</text:p>
              </table:table-cell>
              <table:table-cell office:value-type="float" office:value="3.24105011933174">
                <text:p>3.24105011933174</text:p>
              </table:table-cell>
              <table:table-cell office:value-type="float" office:value="4.1626219097301">
                <text:p>4.1626219097301</text:p>
              </table:table-cell>
              <table:table-cell office:value-type="float" office:value="1.18623481781377">
                <text:p>1.1862348178137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9430941444053">
                <text:p>4.9430941444053</text:p>
              </table:table-cell>
              <table:table-cell office:value-type="float" office:value="4.96152120819419">
                <text:p>4.96152120819419</text:p>
              </table:table-cell>
              <table:table-cell office:value-type="float" office:value="5.23694606664377">
                <text:p>5.23694606664377</text:p>
              </table:table-cell>
              <table:table-cell office:value-type="float" office:value="5.13038147138965">
                <text:p>5.13038147138965</text:p>
              </table:table-cell>
              <table:table-cell office:value-type="float" office:value="3.17289719626168">
                <text:p>3.17289719626168</text:p>
              </table:table-cell>
              <table:table-cell office:value-type="float" office:value="4.88154978278216">
                <text:p>4.88154978278216</text:p>
              </table:table-cell>
              <table:table-cell office:value-type="float" office:value="1.15354330708661">
                <text:p>1.1535433070866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.63263543042992">
                <text:p>5.63263543042992</text:p>
              </table:table-cell>
              <table:table-cell office:value-type="float" office:value="5.64462716189396">
                <text:p>5.64462716189396</text:p>
              </table:table-cell>
              <table:table-cell office:value-type="float" office:value="6.05791774289688">
                <text:p>6.05791774289688</text:p>
              </table:table-cell>
              <table:table-cell office:value-type="float" office:value="5.85599875592878">
                <text:p>5.85599875592878</text:p>
              </table:table-cell>
              <table:table-cell office:value-type="float" office:value="3.20283018867925">
                <text:p>3.20283018867925</text:p>
              </table:table-cell>
              <table:table-cell office:value-type="float" office:value="5.54694741084022">
                <text:p>5.54694741084022</text:p>
              </table:table-cell>
              <table:table-cell office:value-type="float" office:value="1.07918968692449">
                <text:p>1.0791896869244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33220978062157">
                <text:p>6.33220978062157</text:p>
              </table:table-cell>
              <table:table-cell office:value-type="float" office:value="6.30737549106577">
                <text:p>6.30737549106577</text:p>
              </table:table-cell>
              <table:table-cell office:value-type="float" office:value="6.79129078962022">
                <text:p>6.79129078962022</text:p>
              </table:table-cell>
              <table:table-cell office:value-type="float" office:value="6.63734907905173">
                <text:p>6.63734907905173</text:p>
              </table:table-cell>
              <table:table-cell office:value-type="float" office:value="3.04484304932735">
                <text:p>3.04484304932735</text:p>
              </table:table-cell>
              <table:table-cell office:value-type="float" office:value="6.2411017909771">
                <text:p>6.2411017909771</text:p>
              </table:table-cell>
              <table:table-cell office:value-type="float" office:value="1.03169014084507">
                <text:p>1.0316901408450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.65619745375931">
                <text:p>6.65619745375931</text:p>
              </table:table-cell>
              <table:table-cell office:value-type="float" office:value="6.68612305212251">
                <text:p>6.68612305212251</text:p>
              </table:table-cell>
              <table:table-cell office:value-type="float" office:value="7.34598241175762">
                <text:p>7.34598241175762</text:p>
              </table:table-cell>
              <table:table-cell office:value-type="float" office:value="7.09572263048803">
                <text:p>7.09572263048803</text:p>
              </table:table-cell>
              <table:table-cell office:value-type="float" office:value="2.92672413793103">
                <text:p>2.92672413793103</text:p>
              </table:table-cell>
              <table:table-cell office:value-type="float" office:value="6.47981640579028">
                <text:p>6.47981640579028</text:p>
              </table:table-cell>
              <table:table-cell office:value-type="float" office:value="1.01736111111111">
                <text:p>1.017361111111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95569501098212">
                <text:p>6.95569501098212</text:p>
              </table:table-cell>
              <table:table-cell office:value-type="float" office:value="7.05578395236745">
                <text:p>7.05578395236745</text:p>
              </table:table-cell>
              <table:table-cell office:value-type="float" office:value="7.91523883696781">
                <text:p>7.91523883696781</text:p>
              </table:table-cell>
              <table:table-cell office:value-type="float" office:value="7.53742994395516">
                <text:p>7.53742994395516</text:p>
              </table:table-cell>
              <table:table-cell office:value-type="float" office:value="2.80578512396694">
                <text:p>2.80578512396694</text:p>
              </table:table-cell>
              <table:table-cell office:value-type="float" office:value="6.74659968141159">
                <text:p>6.74659968141159</text:p>
              </table:table-cell>
              <table:table-cell office:value-type="float" office:value="0.986531986531987">
                <text:p>0.98653198653198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.33644426793752">
                <text:p>7.33644426793752</text:p>
              </table:table-cell>
              <table:table-cell office:value-type="float" office:value="7.304835987378">
                <text:p>7.304835987378</text:p>
              </table:table-cell>
              <table:table-cell office:value-type="float" office:value="8.52614653243848">
                <text:p>8.52614653243848</text:p>
              </table:table-cell>
              <table:table-cell office:value-type="float" office:value="7.99257136792953">
                <text:p>7.99257136792953</text:p>
              </table:table-cell>
              <table:table-cell office:value-type="float" office:value="2.716">
                <text:p>2.716</text:p>
              </table:table-cell>
              <table:table-cell office:value-type="float" office:value="7.10347051993291">
                <text:p>7.10347051993291</text:p>
              </table:table-cell>
              <table:table-cell office:value-type="float" office:value="0.954397394136808">
                <text:p>0.95439739413680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.65885848535102">
                <text:p>7.65885848535102</text:p>
              </table:table-cell>
              <table:table-cell office:value-type="float" office:value="7.72189899930184">
                <text:p>7.72189899930184</text:p>
              </table:table-cell>
              <table:table-cell office:value-type="float" office:value="9.07290581758667">
                <text:p>9.07290581758667</text:p>
              </table:table-cell>
              <table:table-cell office:value-type="float" office:value="8.43098623082951">
                <text:p>8.43098623082951</text:p>
              </table:table-cell>
              <table:table-cell office:value-type="float" office:value="2.5719696969697">
                <text:p>2.5719696969697</text:p>
              </table:table-cell>
              <table:table-cell office:value-type="float" office:value="7.43036437246964">
                <text:p>7.43036437246964</text:p>
              </table:table-cell>
              <table:table-cell office:value-type="float" office:value="0.917057902973396">
                <text:p>0.9170579029733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.03705315060547">
                <text:p>8.03705315060547</text:p>
              </table:table-cell>
              <table:table-cell office:value-type="float" office:value="8.11469797016385">
                <text:p>8.11469797016385</text:p>
              </table:table-cell>
              <table:table-cell office:value-type="float" office:value="9.61358978401387">
                <text:p>9.61358978401387</text:p>
              </table:table-cell>
              <table:table-cell office:value-type="float" office:value="8.92451712288186">
                <text:p>8.92451712288186</text:p>
              </table:table-cell>
              <table:table-cell office:value-type="float" office:value="2.51016635859519">
                <text:p>2.51016635859519</text:p>
              </table:table-cell>
              <table:table-cell office:value-type="float" office:value="7.66518167896422">
                <text:p>7.66518167896422</text:p>
              </table:table-cell>
              <table:table-cell office:value-type="float" office:value="0.900153609831029">
                <text:p>0.90015360983102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.33752068602377">
                <text:p>8.33752068602377</text:p>
              </table:table-cell>
              <table:table-cell office:value-type="float" office:value="8.45088717208592">
                <text:p>8.45088717208592</text:p>
              </table:table-cell>
              <table:table-cell office:value-type="float" office:value="10.2571909167368">
                <text:p>10.2571909167368</text:p>
              </table:table-cell>
              <table:table-cell office:value-type="float" office:value="9.31297143563744">
                <text:p>9.31297143563744</text:p>
              </table:table-cell>
              <table:table-cell office:value-type="float" office:value="2.37828371278459">
                <text:p>2.37828371278459</text:p>
              </table:table-cell>
              <table:table-cell office:value-type="float" office:value="7.99578855649143">
                <text:p>7.99578855649143</text:p>
              </table:table-cell>
              <table:table-cell office:value-type="float" office:value="0.877245508982036">
                <text:p>0.8772455089820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74400441779741">
                <text:p>8.74400441779741</text:p>
              </table:table-cell>
              <table:table-cell office:value-type="float" office:value="8.76953572372478">
                <text:p>8.76953572372478</text:p>
              </table:table-cell>
              <table:table-cell office:value-type="float" office:value="10.8176334929927">
                <text:p>10.8176334929927</text:p>
              </table:table-cell>
              <table:table-cell office:value-type="float" office:value="9.82185706833594">
                <text:p>9.82185706833594</text:p>
              </table:table-cell>
              <table:table-cell office:value-type="float" office:value="2.36585365853659">
                <text:p>2.36585365853659</text:p>
              </table:table-cell>
              <table:table-cell office:value-type="float" office:value="8.37017330495591">
                <text:p>8.37017330495591</text:p>
              </table:table-cell>
              <table:table-cell office:value-type="float" office:value="0.848046309696093">
                <text:p>0.84804630969609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.30950781118764">
                <text:p>9.30950781118764</text:p>
              </table:table-cell>
              <table:table-cell office:value-type="float" office:value="9.29006066262249">
                <text:p>9.29006066262249</text:p>
              </table:table-cell>
              <table:table-cell office:value-type="float" office:value="11.6017884322679">
                <text:p>11.6017884322679</text:p>
              </table:table-cell>
              <table:table-cell office:value-type="float" office:value="10.534899986012">
                <text:p>10.534899986012</text:p>
              </table:table-cell>
              <table:table-cell office:value-type="float" office:value="2.13186813186813">
                <text:p>2.13186813186813</text:p>
              </table:table-cell>
              <table:table-cell office:value-type="float" office:value="8.80662188099808">
                <text:p>8.80662188099808</text:p>
              </table:table-cell>
              <table:table-cell office:value-type="float" office:value="0.825352112676056">
                <text:p>0.8253521126760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line" chart:style-name="ch1">
        <chart:title svg:x="5.185cm" svg:y="0.315cm" chart:style-name="ch2">
          <text:p>Absolute Efficiency vs Jobs</text:p>
        </chart:title>
        <chart:legend chart:legend-position="end" svg:x="13.921cm" svg:y="2.724cm" style:legend-expansion="high" chart:style-name="ch3"/>
        <chart:plot-area chart:style-name="ch4" table:cell-range-address="'Compression Speed'.J134:'Compression Speed'.Q150" chart:data-source-has-labels="both" svg:x="1.312cm" svg:y="1.288cm" svg:width="12.289cm" svg:height="6.576cm">
          <chart:coordinate-region svg:x="2.038cm" svg:y="1.485cm" svg:width="11.375cm" svg:height="5.736cm"/>
          <chart:axis chart:dimension="x" chart:name="primary-x" chart:style-name="ch5" chartooo:axis-type="auto">
            <chartooo:date-scale/>
            <chart:title svg:x="6.325cm" svg:y="8.045cm" chart:style-name="ch6">
              <text:p>Number of Jobs</text:p>
            </chart:title>
            <chart:categories table:cell-range-address="'Compression Speed'.J135:'Compression Speed'.J150"/>
            <chart:grid chart:style-name="ch7" chart:class="major"/>
          </chart:axis>
          <chart:axis chart:dimension="y" chart:name="primary-y" chart:style-name="ch5">
            <chart:title svg:x="0.451cm" svg:y="5.924cm" chart:style-name="ch8">
              <text:p>Absolute Efficiency</text:p>
            </chart:title>
            <chart:grid chart:style-name="ch7" chart:class="major"/>
          </chart:axis>
          <chart:series chart:style-name="ch9" chart:values-cell-range-address="'Compression Speed'.K135:'Compression Speed'.K150" chart:label-cell-address="'Compression Speed'.K134:'Compression Speed'.K134" chart:class="chart:line">
            <chart:data-point chart:repeated="16"/>
          </chart:series>
          <chart:series chart:style-name="ch10" chart:values-cell-range-address="'Compression Speed'.L135:'Compression Speed'.L150" chart:label-cell-address="'Compression Speed'.L134:'Compression Speed'.L134" chart:class="chart:line">
            <chart:data-point chart:repeated="16"/>
          </chart:series>
          <chart:series chart:style-name="ch11" chart:values-cell-range-address="'Compression Speed'.M135:'Compression Speed'.M150" chart:label-cell-address="'Compression Speed'.M134:'Compression Speed'.M134" chart:class="chart:line">
            <chart:data-point chart:repeated="16"/>
          </chart:series>
          <chart:series chart:style-name="ch12" chart:values-cell-range-address="'Compression Speed'.N135:'Compression Speed'.N150" chart:label-cell-address="'Compression Speed'.N134:'Compression Speed'.N134" chart:class="chart:line">
            <chart:data-point chart:repeated="16"/>
          </chart:series>
          <chart:series chart:style-name="ch13" chart:values-cell-range-address="'Compression Speed'.O135:'Compression Speed'.O150" chart:label-cell-address="'Compression Speed'.O134:'Compression Speed'.O134" chart:class="chart:line">
            <chart:data-point chart:repeated="16"/>
          </chart:series>
          <chart:series chart:style-name="ch14" chart:values-cell-range-address="'Compression Speed'.P135:'Compression Speed'.P150" chart:label-cell-address="'Compression Speed'.P134:'Compression Speed'.P134" chart:class="chart:line">
            <chart:data-point chart:repeated="16"/>
          </chart:series>
          <chart:series chart:style-name="ch15" chart:values-cell-range-address="'Compression Speed'.Q135:'Compression Speed'.Q150" chart:label-cell-address="'Compression Speed'.Q134:'Compression Speed'.Q134" chart:class="chart:line"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Z</text:p>
                <draw:g>
                  <svg:desc>'Compression Speed'.K134:'Compression Speed'.K134</svg:desc>
                </draw:g>
              </table:table-cell>
              <table:table-cell office:value-type="string">
                <text:p>lzma</text:p>
                <draw:g>
                  <svg:desc>'Compression Speed'.L134:'Compression Speed'.L134</svg:desc>
                </draw:g>
              </table:table-cell>
              <table:table-cell office:value-type="string">
                <text:p>gzip</text:p>
                <draw:g>
                  <svg:desc>'Compression Speed'.M134:'Compression Speed'.M134</svg:desc>
                </draw:g>
              </table:table-cell>
              <table:table-cell office:value-type="string">
                <text:p>lzo</text:p>
                <draw:g>
                  <svg:desc>'Compression Speed'.N134:'Compression Speed'.N134</svg:desc>
                </draw:g>
              </table:table-cell>
              <table:table-cell office:value-type="string">
                <text:p>LZ4</text:p>
                <draw:g>
                  <svg:desc>'Compression Speed'.O134:'Compression Speed'.O134</svg:desc>
                </draw:g>
              </table:table-cell>
              <table:table-cell office:value-type="string">
                <text:p>zstd</text:p>
                <draw:g>
                  <svg:desc>'Compression Speed'.P134:'Compression Speed'.P134</svg:desc>
                </draw:g>
              </table:table-cell>
              <table:table-cell office:value-type="string">
                <text:p>none</text:p>
                <draw:g>
                  <svg:desc>'Compression Speed'.Q134:'Compression Speed'.Q13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ompression Speed'.J135:'Compression Speed'.J150</svg:desc>
                </draw:g>
              </table:table-cell>
              <table:table-cell office:value-type="float" office:value="1">
                <text:p>1</text:p>
                <draw:g>
                  <svg:desc>'Compression Speed'.K135:'Compression Speed'.K150</svg:desc>
                </draw:g>
              </table:table-cell>
              <table:table-cell office:value-type="float" office:value="1.005149798552">
                <text:p>1.005149798552</text:p>
                <draw:g>
                  <svg:desc>'Compression Speed'.L135:'Compression Speed'.L150</svg:desc>
                </draw:g>
              </table:table-cell>
              <table:table-cell office:value-type="float" office:value="1.01826834766636">
                <text:p>1.01826834766636</text:p>
                <draw:g>
                  <svg:desc>'Compression Speed'.M135:'Compression Speed'.M150</svg:desc>
                </draw:g>
              </table:table-cell>
              <table:table-cell office:value-type="float" office:value="0.999482436001221">
                <text:p>0.999482436001221</text:p>
                <draw:g>
                  <svg:desc>'Compression Speed'.N135:'Compression Speed'.N150</svg:desc>
                </draw:g>
              </table:table-cell>
              <table:table-cell office:value-type="float" office:value="1.20711111111111">
                <text:p>1.20711111111111</text:p>
                <draw:g>
                  <svg:desc>'Compression Speed'.O135:'Compression Speed'.O150</svg:desc>
                </draw:g>
              </table:table-cell>
              <table:table-cell office:value-type="float" office:value="1.00039973108999">
                <text:p>1.00039973108999</text:p>
                <draw:g>
                  <svg:desc>'Compression Speed'.P135:'Compression Speed'.P150</svg:desc>
                </draw:g>
              </table:table-cell>
              <table:table-cell office:value-type="float" office:value="1.38534278959811">
                <text:p>1.38534278959811</text:p>
                <draw:g>
                  <svg:desc>'Compression Speed'.Q135:'Compression Speed'.Q15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37391113140847">
                <text:p>0.937391113140847</text:p>
              </table:table-cell>
              <table:table-cell office:value-type="float" office:value="0.92751719125622">
                <text:p>0.92751719125622</text:p>
              </table:table-cell>
              <table:table-cell office:value-type="float" office:value="0.976789261228936">
                <text:p>0.976789261228936</text:p>
              </table:table-cell>
              <table:table-cell office:value-type="float" office:value="0.955252276705309">
                <text:p>0.955252276705309</text:p>
              </table:table-cell>
              <table:table-cell office:value-type="float" office:value="1.05928237129485">
                <text:p>1.05928237129485</text:p>
              </table:table-cell>
              <table:table-cell office:value-type="float" office:value="0.935995512035904">
                <text:p>0.935995512035904</text:p>
              </table:table-cell>
              <table:table-cell office:value-type="float" office:value="0.709443099273608">
                <text:p>0.70944309927360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888346557666106">
                <text:p>0.888346557666106</text:p>
              </table:table-cell>
              <table:table-cell office:value-type="float" office:value="0.895621895918808">
                <text:p>0.895621895918808</text:p>
              </table:table-cell>
              <table:table-cell office:value-type="float" office:value="0.941382610843522">
                <text:p>0.941382610843522</text:p>
              </table:table-cell>
              <table:table-cell office:value-type="float" office:value="0.919113519318542">
                <text:p>0.919113519318542</text:p>
              </table:table-cell>
              <table:table-cell office:value-type="float" office:value="0.935261707988981">
                <text:p>0.935261707988981</text:p>
              </table:table-cell>
              <table:table-cell office:value-type="float" office:value="0.894657307204836">
                <text:p>0.894657307204836</text:p>
              </table:table-cell>
              <table:table-cell office:value-type="float" office:value="0.426491994177584">
                <text:p>0.42649199417758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65875570276858">
                <text:p>0.865875570276858</text:p>
              </table:table-cell>
              <table:table-cell office:value-type="float" office:value="0.863039708687359">
                <text:p>0.863039708687359</text:p>
              </table:table-cell>
              <table:table-cell office:value-type="float" office:value="0.921132930513595">
                <text:p>0.921132930513595</text:p>
              </table:table-cell>
              <table:table-cell office:value-type="float" office:value="0.895231076454926">
                <text:p>0.895231076454926</text:p>
              </table:table-cell>
              <table:table-cell office:value-type="float" office:value="0.791375291375291">
                <text:p>0.791375291375291</text:p>
              </table:table-cell>
              <table:table-cell office:value-type="float" office:value="0.8618589944274">
                <text:p>0.8618589944274</text:p>
              </table:table-cell>
              <table:table-cell office:value-type="float" office:value="0.317099567099567">
                <text:p>0.3170995670995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39880275820262">
                <text:p>0.839880275820262</text:p>
              </table:table-cell>
              <table:table-cell office:value-type="float" office:value="0.844694301837159">
                <text:p>0.844694301837159</text:p>
              </table:table-cell>
              <table:table-cell office:value-type="float" office:value="0.89490754329322">
                <text:p>0.89490754329322</text:p>
              </table:table-cell>
              <table:table-cell office:value-type="float" office:value="0.874067196657575">
                <text:p>0.874067196657575</text:p>
              </table:table-cell>
              <table:table-cell office:value-type="float" office:value="0.648210023866348">
                <text:p>0.648210023866348</text:p>
              </table:table-cell>
              <table:table-cell office:value-type="float" office:value="0.832524381946019">
                <text:p>0.832524381946019</text:p>
              </table:table-cell>
              <table:table-cell office:value-type="float" office:value="0.237246963562753">
                <text:p>0.2372469635627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2384902406755">
                <text:p>0.82384902406755</text:p>
              </table:table-cell>
              <table:table-cell office:value-type="float" office:value="0.826920201365698">
                <text:p>0.826920201365698</text:p>
              </table:table-cell>
              <table:table-cell office:value-type="float" office:value="0.872824344440627">
                <text:p>0.872824344440627</text:p>
              </table:table-cell>
              <table:table-cell office:value-type="float" office:value="0.855063578564941">
                <text:p>0.855063578564941</text:p>
              </table:table-cell>
              <table:table-cell office:value-type="float" office:value="0.528816199376947">
                <text:p>0.528816199376947</text:p>
              </table:table-cell>
              <table:table-cell office:value-type="float" office:value="0.813591630463693">
                <text:p>0.813591630463693</text:p>
              </table:table-cell>
              <table:table-cell office:value-type="float" office:value="0.192257217847769">
                <text:p>0.19225721784776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804662204347132">
                <text:p>0.804662204347132</text:p>
              </table:table-cell>
              <table:table-cell office:value-type="float" office:value="0.806375308841994">
                <text:p>0.806375308841994</text:p>
              </table:table-cell>
              <table:table-cell office:value-type="float" office:value="0.86541682041384">
                <text:p>0.86541682041384</text:p>
              </table:table-cell>
              <table:table-cell office:value-type="float" office:value="0.836571250846968">
                <text:p>0.836571250846968</text:p>
              </table:table-cell>
              <table:table-cell office:value-type="float" office:value="0.457547169811321">
                <text:p>0.457547169811321</text:p>
              </table:table-cell>
              <table:table-cell office:value-type="float" office:value="0.79242105869146">
                <text:p>0.79242105869146</text:p>
              </table:table-cell>
              <table:table-cell office:value-type="float" office:value="0.154169955274928">
                <text:p>0.1541699552749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91526222577697">
                <text:p>0.791526222577697</text:p>
              </table:table-cell>
              <table:table-cell office:value-type="float" office:value="0.788421936383221">
                <text:p>0.788421936383221</text:p>
              </table:table-cell>
              <table:table-cell office:value-type="float" office:value="0.848911348702528">
                <text:p>0.848911348702528</text:p>
              </table:table-cell>
              <table:table-cell office:value-type="float" office:value="0.829668634881466">
                <text:p>0.829668634881466</text:p>
              </table:table-cell>
              <table:table-cell office:value-type="float" office:value="0.380605381165919">
                <text:p>0.380605381165919</text:p>
              </table:table-cell>
              <table:table-cell office:value-type="float" office:value="0.780137723872138">
                <text:p>0.780137723872138</text:p>
              </table:table-cell>
              <table:table-cell office:value-type="float" office:value="0.128961267605634">
                <text:p>0.12896126760563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39577494862145">
                <text:p>0.739577494862145</text:p>
              </table:table-cell>
              <table:table-cell office:value-type="float" office:value="0.742902561346946">
                <text:p>0.742902561346946</text:p>
              </table:table-cell>
              <table:table-cell office:value-type="float" office:value="0.816220267973069">
                <text:p>0.816220267973069</text:p>
              </table:table-cell>
              <table:table-cell office:value-type="float" office:value="0.788413625609782">
                <text:p>0.788413625609782</text:p>
              </table:table-cell>
              <table:table-cell office:value-type="float" office:value="0.325191570881226">
                <text:p>0.325191570881226</text:p>
              </table:table-cell>
              <table:table-cell office:value-type="float" office:value="0.719979600643364">
                <text:p>0.719979600643364</text:p>
              </table:table-cell>
              <table:table-cell office:value-type="float" office:value="0.11304012345679">
                <text:p>0.1130401234567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95569501098212">
                <text:p>0.695569501098212</text:p>
              </table:table-cell>
              <table:table-cell office:value-type="float" office:value="0.705578395236745">
                <text:p>0.705578395236745</text:p>
              </table:table-cell>
              <table:table-cell office:value-type="float" office:value="0.791523883696781">
                <text:p>0.791523883696781</text:p>
              </table:table-cell>
              <table:table-cell office:value-type="float" office:value="0.753742994395516">
                <text:p>0.753742994395516</text:p>
              </table:table-cell>
              <table:table-cell office:value-type="float" office:value="0.280578512396694">
                <text:p>0.280578512396694</text:p>
              </table:table-cell>
              <table:table-cell office:value-type="float" office:value="0.674659968141159">
                <text:p>0.674659968141159</text:p>
              </table:table-cell>
              <table:table-cell office:value-type="float" office:value="0.0986531986531987">
                <text:p>0.098653198653198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66949478903411">
                <text:p>0.666949478903411</text:p>
              </table:table-cell>
              <table:table-cell office:value-type="float" office:value="0.664075998852545">
                <text:p>0.664075998852545</text:p>
              </table:table-cell>
              <table:table-cell office:value-type="float" office:value="0.77510423022168">
                <text:p>0.77510423022168</text:p>
              </table:table-cell>
              <table:table-cell office:value-type="float" office:value="0.726597397084503">
                <text:p>0.726597397084503</text:p>
              </table:table-cell>
              <table:table-cell office:value-type="float" office:value="0.246909090909091">
                <text:p>0.246909090909091</text:p>
              </table:table-cell>
              <table:table-cell office:value-type="float" office:value="0.645770047266628">
                <text:p>0.645770047266628</text:p>
              </table:table-cell>
              <table:table-cell office:value-type="float" office:value="0.0867633994669825">
                <text:p>0.086763399466982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38238207112585">
                <text:p>0.638238207112585</text:p>
              </table:table-cell>
              <table:table-cell office:value-type="float" office:value="0.643491583275153">
                <text:p>0.643491583275153</text:p>
              </table:table-cell>
              <table:table-cell office:value-type="float" office:value="0.756075484798889">
                <text:p>0.756075484798889</text:p>
              </table:table-cell>
              <table:table-cell office:value-type="float" office:value="0.702582185902459">
                <text:p>0.702582185902459</text:p>
              </table:table-cell>
              <table:table-cell office:value-type="float" office:value="0.214330808080808">
                <text:p>0.214330808080808</text:p>
              </table:table-cell>
              <table:table-cell office:value-type="float" office:value="0.619197031039136">
                <text:p>0.619197031039136</text:p>
              </table:table-cell>
              <table:table-cell office:value-type="float" office:value="0.0764214919144497">
                <text:p>0.07642149191444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18234857738882">
                <text:p>0.618234857738882</text:p>
              </table:table-cell>
              <table:table-cell office:value-type="float" office:value="0.62420753616645">
                <text:p>0.62420753616645</text:p>
              </table:table-cell>
              <table:table-cell office:value-type="float" office:value="0.739506906462606">
                <text:p>0.739506906462606</text:p>
              </table:table-cell>
              <table:table-cell office:value-type="float" office:value="0.686501317144758">
                <text:p>0.686501317144758</text:p>
              </table:table-cell>
              <table:table-cell office:value-type="float" office:value="0.193089719891938">
                <text:p>0.193089719891938</text:p>
              </table:table-cell>
              <table:table-cell office:value-type="float" office:value="0.589629359920325">
                <text:p>0.589629359920325</text:p>
              </table:table-cell>
              <table:table-cell office:value-type="float" office:value="0.0692425853716176">
                <text:p>0.069242585371617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95537191858841">
                <text:p>0.595537191858841</text:p>
              </table:table-cell>
              <table:table-cell office:value-type="float" office:value="0.603634798006137">
                <text:p>0.603634798006137</text:p>
              </table:table-cell>
              <table:table-cell office:value-type="float" office:value="0.732656494052625">
                <text:p>0.732656494052625</text:p>
              </table:table-cell>
              <table:table-cell office:value-type="float" office:value="0.665212245402674">
                <text:p>0.665212245402674</text:p>
              </table:table-cell>
              <table:table-cell office:value-type="float" office:value="0.169877408056042">
                <text:p>0.169877408056042</text:p>
              </table:table-cell>
              <table:table-cell office:value-type="float" office:value="0.571127754035102">
                <text:p>0.571127754035102</text:p>
              </table:table-cell>
              <table:table-cell office:value-type="float" office:value="0.0626603934987169">
                <text:p>0.062660393498716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82933627853161">
                <text:p>0.582933627853161</text:p>
              </table:table-cell>
              <table:table-cell office:value-type="float" office:value="0.584635714914985">
                <text:p>0.584635714914985</text:p>
              </table:table-cell>
              <table:table-cell office:value-type="float" office:value="0.721175566199515">
                <text:p>0.721175566199515</text:p>
              </table:table-cell>
              <table:table-cell office:value-type="float" office:value="0.654790471222396">
                <text:p>0.654790471222396</text:p>
              </table:table-cell>
              <table:table-cell office:value-type="float" office:value="0.157723577235772">
                <text:p>0.157723577235772</text:p>
              </table:table-cell>
              <table:table-cell office:value-type="float" office:value="0.558011553663728">
                <text:p>0.558011553663728</text:p>
              </table:table-cell>
              <table:table-cell office:value-type="float" office:value="0.0565364206464062">
                <text:p>0.056536420646406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81844238199227">
                <text:p>0.581844238199227</text:p>
              </table:table-cell>
              <table:table-cell office:value-type="float" office:value="0.580628791413906">
                <text:p>0.580628791413906</text:p>
              </table:table-cell>
              <table:table-cell office:value-type="float" office:value="0.725111777016743">
                <text:p>0.725111777016743</text:p>
              </table:table-cell>
              <table:table-cell office:value-type="float" office:value="0.658431249125752">
                <text:p>0.658431249125752</text:p>
              </table:table-cell>
              <table:table-cell office:value-type="float" office:value="0.133241758241758">
                <text:p>0.133241758241758</text:p>
              </table:table-cell>
              <table:table-cell office:value-type="float" office:value="0.55041386756238">
                <text:p>0.55041386756238</text:p>
              </table:table-cell>
              <table:table-cell office:value-type="float" office:value="0.0515845070422535">
                <text:p>0.05158450704225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988cm" xlink:href=".." xlink:type="simple" chart:class="chart:bar" chart:style-name="ch1">
        <chart:title svg:x="5.181cm" svg:y="0.334cm" chart:style-name="ch2">
          <text:p>Size Ratio (Lower is Better)</text:p>
        </chart:title>
        <chart:plot-area chart:style-name="ch3" table:cell-range-address="'Compressed Size'.A59:'Compressed Size'.A66 'Compressed Size'.C59:'Compressed Size'.C66" chart:data-source-has-labels="both" svg:x="0.32cm" svg:y="1.326cm" svg:width="15.36cm" svg:height="8.463cm">
          <chart:coordinate-region svg:x="1.046cm" svg:y="1.326cm" svg:width="14.634cm" svg:height="6.087cm"/>
          <chart:axis chart:dimension="x" chart:name="primary-x" chart:style-name="ch4" chartooo:axis-type="auto">
            <chartooo:date-scale/>
            <chart:categories table:cell-range-address="'Compressed Size'.A59:'Compressed Size'.A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ed Size'.C59:'Compressed Size'.C66" loext:label-string="ratio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</table:table-cell>
            </table:table-row>
          </table:table-header-rows>
          <table:table-rows>
            <table:table-row>
              <table:table-cell office:value-type="string">
                <text:p>Raw Tarball</text:p>
                <draw:g>
                  <svg:desc>'Compressed Size'.A59:'Compressed Size'.A66</svg:desc>
                </draw:g>
              </table:table-cell>
              <table:table-cell office:value-type="float" office:value="1.0711863825807">
                <text:p>1.0711863825807</text:p>
                <draw:g>
                  <svg:desc>'Compressed Size'.C59:'Compressed Size'.C66</svg:desc>
                </draw:g>
              </table:table-cell>
            </table:table-row>
            <table:table-row>
              <table:table-cell office:value-type="string">
                <text:p>Uncompresse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XZ</text:p>
              </table:table-cell>
              <table:table-cell office:value-type="float" office:value="0.320749306782915">
                <text:p>0.320749306782915</text:p>
              </table:table-cell>
            </table:table-row>
            <table:table-row>
              <table:table-cell office:value-type="string">
                <text:p>lzma</text:p>
              </table:table-cell>
              <table:table-cell office:value-type="float" office:value="0.321315274942198">
                <text:p>0.321315274942198</text:p>
              </table:table-cell>
            </table:table-row>
            <table:table-row>
              <table:table-cell office:value-type="string">
                <text:p>gzip</text:p>
              </table:table-cell>
              <table:table-cell office:value-type="float" office:value="0.377733034572265">
                <text:p>0.377733034572265</text:p>
              </table:table-cell>
            </table:table-row>
            <table:table-row>
              <table:table-cell office:value-type="string">
                <text:p>zstd</text:p>
              </table:table-cell>
              <table:table-cell office:value-type="float" office:value="0.350791948476863">
                <text:p>0.350791948476863</text:p>
              </table:table-cell>
            </table:table-row>
            <table:table-row>
              <table:table-cell office:value-type="string">
                <text:p>lzo</text:p>
              </table:table-cell>
              <table:table-cell office:value-type="float" office:value="0.41758683447873">
                <text:p>0.41758683447873</text:p>
              </table:table-cell>
            </table:table-row>
            <table:table-row>
              <table:table-cell office:value-type="string">
                <text:p>LZ4</text:p>
              </table:table-cell>
              <table:table-cell office:value-type="float" office:value="0.516898594658488">
                <text:p>0.5168985946584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5cm" svg:height="9.005cm" xlink:href=".." xlink:type="simple" chart:class="chart:bar" chart:style-name="ch1">
        <chart:title svg:x="3.757cm" svg:y="0.315cm" chart:style-name="ch2">
          <text:p>Compressor Throughput (Higher is Better)</text:p>
        </chart:title>
        <chart:plot-area chart:style-name="ch3" table:cell-range-address="'Compression Speed'.J94:'Compression Speed'.J100 'Compression Speed'.M94:'Compression Speed'.M100" chart:data-source-has-labels="column" svg:x="1.312cm" svg:y="1.288cm" svg:width="14.393cm" svg:height="7.537cm">
          <chart:coordinate-region svg:x="3.422cm" svg:y="1.486cm" svg:width="12.283cm" svg:height="6.696cm"/>
          <chart:axis chart:dimension="x" chart:name="primary-x" chart:style-name="ch4" chartooo:axis-type="auto">
            <chartooo:date-scale/>
            <chart:categories table:cell-range-address="'Compression Speed'.J94:'Compression Speed'.J100"/>
            <chart:grid chart:style-name="ch5" chart:class="major"/>
          </chart:axis>
          <chart:axis chart:dimension="y" chart:name="primary-y" chart:style-name="ch6">
            <chart:title svg:x="0.451cm" svg:y="6.321cm" chart:style-name="ch7">
              <text:p>Bytes per Second</text:p>
            </chart:title>
            <chart:grid chart:style-name="ch5" chart:class="major"/>
          </chart:axis>
          <chart:series chart:style-name="ch8" chart:values-cell-range-address="'Compression Speed'.M94:'Compression Speed'.M10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Uncompressed</text:p>
                <draw:g>
                  <svg:desc>'Compression Speed'.J94:'Compression Speed'.J100</svg:desc>
                </draw:g>
              </table:table-cell>
              <table:table-cell office:value-type="float" office:value="1696880937.53027">
                <text:p>1696880937.53027</text:p>
                <draw:g>
                  <svg:desc>'Compression Speed'.M94:'Compression Speed'.M100</svg:desc>
                </draw:g>
              </table:table-cell>
            </table:table-row>
            <table:table-row>
              <table:table-cell office:value-type="string">
                <text:p>XZ</text:p>
              </table:table-cell>
              <table:table-cell office:value-type="float" office:value="58862071.8293298">
                <text:p>58862071.8293298</text:p>
              </table:table-cell>
            </table:table-row>
            <table:table-row>
              <table:table-cell office:value-type="string">
                <text:p>lzma</text:p>
              </table:table-cell>
              <table:table-cell office:value-type="float" office:value="65404743.5557629">
                <text:p>65404743.5557629</text:p>
              </table:table-cell>
            </table:table-row>
            <table:table-row>
              <table:table-cell office:value-type="string">
                <text:p>gzip</text:p>
              </table:table-cell>
              <table:table-cell office:value-type="float" office:value="133335583.561644">
                <text:p>133335583.561644</text:p>
              </table:table-cell>
            </table:table-row>
            <table:table-row>
              <table:table-cell office:value-type="string">
                <text:p>zstd</text:p>
              </table:table-cell>
              <table:table-cell office:value-type="float" office:value="112094022.264875">
                <text:p>112094022.264875</text:p>
              </table:table-cell>
            </table:table-row>
            <table:table-row>
              <table:table-cell office:value-type="string">
                <text:p>lzo</text:p>
              </table:table-cell>
              <table:table-cell office:value-type="float" office:value="98029350.5665128">
                <text:p>98029350.5665128</text:p>
              </table:table-cell>
            </table:table-row>
            <table:table-row>
              <table:table-cell office:value-type="string">
                <text:p>LZ4</text:p>
              </table:table-cell>
              <table:table-cell office:value-type="float" office:value="1672581926.49165">
                <text:p>1672581926.4916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216cm" svg:height="8.984cm" xlink:href=".." xlink:type="simple" chart:class="chart:bar" chart:style-name="ch1">
        <chart:title svg:x="2.116cm" svg:y="0.314cm" chart:style-name="ch2">
          <text:p>Decompressor Throughput (Higher is Better)</text:p>
        </chart:title>
        <chart:plot-area chart:style-name="ch3" table:cell-range-address="'Decompression Speed'.A37:'Decompression Speed'.A42 'Decompression Speed'.E37:'Decompression Speed'.E42" chart:data-source-has-labels="column" svg:x="1.256cm" svg:y="1.286cm" svg:width="11.696cm" svg:height="7.519cm">
          <chart:coordinate-region svg:x="3.366cm" svg:y="1.483cm" svg:width="9.586cm" svg:height="6.679cm"/>
          <chart:axis chart:dimension="x" chart:name="primary-x" chart:style-name="ch4" chartooo:axis-type="auto">
            <chartooo:date-scale/>
            <chart:categories table:cell-range-address="'Decompression Speed'.A37:'Decompression Speed'.A42"/>
          </chart:axis>
          <chart:axis chart:dimension="y" chart:name="primary-y" chart:style-name="ch5">
            <chart:title svg:x="0.451cm" svg:y="6.765cm" chart:style-name="ch6">
              <text:p>Output bytes per second</text:p>
            </chart:title>
            <chart:grid chart:style-name="ch7" chart:class="major"/>
          </chart:axis>
          <chart:series chart:style-name="ch8" chart:values-cell-range-address="'Decompression Speed'.E37:'Decompression Speed'.E4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gzip</text:p>
                <draw:g>
                  <svg:desc>'Decompression Speed'.A37:'Decompression Speed'.A42</svg:desc>
                </draw:g>
              </table:table-cell>
              <table:table-cell office:value-type="float" office:value="340696075.449684">
                <text:p>340696075.449684</text:p>
                <draw:g>
                  <svg:desc>'Decompression Speed'.E37:'Decompression Speed'.E42</svg:desc>
                </draw:g>
              </table:table-cell>
            </table:table-row>
            <table:table-row>
              <table:table-cell office:value-type="string">
                <text:p>lz4</text:p>
              </table:table-cell>
              <table:table-cell office:value-type="float" office:value="2705837170.65637">
                <text:p>2705837170.65637</text:p>
              </table:table-cell>
            </table:table-row>
            <table:table-row>
              <table:table-cell office:value-type="string">
                <text:p>lzma</text:p>
              </table:table-cell>
              <table:table-cell office:value-type="float" office:value="58936323.8751997">
                <text:p>58936323.8751997</text:p>
              </table:table-cell>
            </table:table-row>
            <table:table-row>
              <table:table-cell office:value-type="string">
                <text:p>lzo</text:p>
              </table:table-cell>
              <table:table-cell office:value-type="float" office:value="658039274.366197">
                <text:p>658039274.366197</text:p>
              </table:table-cell>
            </table:table-row>
            <table:table-row>
              <table:table-cell office:value-type="string">
                <text:p>xz</text:p>
              </table:table-cell>
              <table:table-cell office:value-type="float" office:value="58144182.1289306">
                <text:p>58144182.1289306</text:p>
              </table:table-cell>
            </table:table-row>
            <table:table-row>
              <table:table-cell office:value-type="string">
                <text:p>zstd</text:p>
              </table:table-cell>
              <table:table-cell office:value-type="float" office:value="905441637.209302">
                <text:p>905441637.2093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317cm" xlink:href=".." xlink:type="simple" chart:class="chart:bar" chart:style-name="ch1">
        <chart:title svg:x="3.529cm" svg:y="0.321cm" chart:style-name="ch2">
          <text:p>Relative to Uncompressed (Higher is Better)</text:p>
        </chart:title>
        <chart:plot-area chart:style-name="ch3" table:cell-range-address="'Decompression Speed'.A37:'Decompression Speed'.A43 'Decompression Speed'.F37:'Decompression Speed'.F43" chart:data-source-has-labels="column" svg:x="0.32cm" svg:y="1.3cm" svg:width="15.36cm" svg:height="7.831cm">
          <chart:coordinate-region svg:x="1.046cm" svg:y="1.498cm" svg:width="14.542cm" svg:height="6.99cm"/>
          <chart:axis chart:dimension="x" chart:name="primary-x" chart:style-name="ch4" chartooo:axis-type="auto">
            <chartooo:date-scale/>
            <chart:categories table:cell-range-address="'Decompression Speed'.A37:'Decompression Speed'.A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ecompression Speed'.F37:'Decompression Speed'.F43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gzip</text:p>
                <draw:g>
                  <svg:desc>'Decompression Speed'.A37:'Decompression Speed'.A43</svg:desc>
                </draw:g>
              </table:table-cell>
              <table:table-cell office:value-type="float" office:value="0.0690325717063685">
                <text:p>0.0690325717063685</text:p>
                <draw:g>
                  <svg:desc>'Decompression Speed'.F37:'Decompression Speed'.F43</svg:desc>
                </draw:g>
              </table:table-cell>
            </table:table-row>
            <table:table-row>
              <table:table-cell office:value-type="string">
                <text:p>lz4</text:p>
              </table:table-cell>
              <table:table-cell office:value-type="float" office:value="0.548262548262548">
                <text:p>0.548262548262548</text:p>
              </table:table-cell>
            </table:table-row>
            <table:table-row>
              <table:table-cell office:value-type="string">
                <text:p>lzma</text:p>
              </table:table-cell>
              <table:table-cell office:value-type="float" office:value="0.0119418047262636">
                <text:p>0.0119418047262636</text:p>
              </table:table-cell>
            </table:table-row>
            <table:table-row>
              <table:table-cell office:value-type="string">
                <text:p>lzo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xz</text:p>
              </table:table-cell>
              <table:table-cell office:value-type="float" office:value="0.0117812992615946">
                <text:p>0.0117812992615946</text:p>
              </table:table-cell>
            </table:table-row>
            <table:table-row>
              <table:table-cell office:value-type="string">
                <text:p>zstd</text:p>
              </table:table-cell>
              <table:table-cell office:value-type="float" office:value="0.183462532299742">
                <text:p>0.183462532299742</text:p>
              </table:table-cell>
            </table:table-row>
            <table:table-row>
              <table:table-cell office:value-type="string">
                <text:p>uncompressed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